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22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7" table:row="128" table:table="0"/>
          <office:change-info>
            <dc:creator> </dc:creator>
            <dc:date>2023-04-01T12:12:55.397656380</dc:date>
          </office:change-info>
          <table:previous>
            <table:change-track-table-cell/>
          </table:previous>
        </table:cell-content-change>
        <table:cell-content-change table:id="ct2">
          <table:cell-address table:column="8" table:row="128" table:table="0"/>
          <office:change-info>
            <dc:creator> </dc:creator>
            <dc:date>2023-04-01T12:12:55.397664325</dc:date>
          </office:change-info>
          <table:previous>
            <table:change-track-table-cell/>
          </table:previous>
        </table:cell-content-change>
        <table:cell-content-change table:id="ct3">
          <table:cell-address table:column="9" table:row="128" table:table="0"/>
          <office:change-info>
            <dc:creator> </dc:creator>
            <dc:date>2023-04-01T12:12:55.397670286</dc:date>
          </office:change-info>
          <table:previous>
            <table:change-track-table-cell/>
          </table:previous>
        </table:cell-content-change>
        <table:cell-content-change table:id="ct4">
          <table:cell-address table:column="10" table:row="128" table:table="0"/>
          <office:change-info>
            <dc:creator> </dc:creator>
            <dc:date>2023-04-01T12:12:55.397675626</dc:date>
          </office:change-info>
          <table:previous>
            <table:change-track-table-cell/>
          </table:previous>
        </table:cell-content-change>
        <table:cell-content-change table:id="ct5">
          <table:cell-address table:column="11" table:row="128" table:table="0"/>
          <office:change-info>
            <dc:creator> </dc:creator>
            <dc:date>2023-04-01T12:12:55.397680936</dc:date>
          </office:change-info>
          <table:previous>
            <table:change-track-table-cell/>
          </table:previous>
        </table:cell-content-change>
        <table:cell-content-change table:id="ct6">
          <table:cell-address table:column="12" table:row="128" table:table="0"/>
          <office:change-info>
            <dc:creator> </dc:creator>
            <dc:date>2023-04-01T12:12:55.397686356</dc:date>
          </office:change-info>
          <table:previous>
            <table:change-track-table-cell/>
          </table:previous>
        </table:cell-content-change>
        <table:cell-content-change table:id="ct7">
          <table:cell-address table:column="7" table:row="129" table:table="0"/>
          <office:change-info>
            <dc:creator> </dc:creator>
            <dc:date>2023-04-01T12:13:03.786485236</dc:date>
          </office:change-info>
          <table:previous>
            <table:change-track-table-cell/>
          </table:previous>
        </table:cell-content-change>
        <table:cell-content-change table:id="ct8">
          <table:cell-address table:column="8" table:row="129" table:table="0"/>
          <office:change-info>
            <dc:creator> </dc:creator>
            <dc:date>2023-04-01T12:13:07.139614343</dc:date>
          </office:change-info>
          <table:previous>
            <table:change-track-table-cell/>
          </table:previous>
        </table:cell-content-change>
        <table:cell-content-change table:id="ct9">
          <table:cell-address table:column="9" table:row="129" table:table="0"/>
          <office:change-info>
            <dc:creator> </dc:creator>
            <dc:date>2023-04-01T12:13:08.226967277</dc:date>
          </office:change-info>
          <table:previous>
            <table:change-track-table-cell/>
          </table:previous>
        </table:cell-content-change>
        <table:cell-content-change table:id="ct10">
          <table:cell-address table:column="10" table:row="129" table:table="0"/>
          <office:change-info>
            <dc:creator> </dc:creator>
            <dc:date>2023-04-01T12:13:09.073938403</dc:date>
          </office:change-info>
          <table:previous>
            <table:change-track-table-cell/>
          </table:previous>
        </table:cell-content-change>
        <table:cell-content-change table:id="ct11">
          <table:cell-address table:column="11" table:row="129" table:table="0"/>
          <office:change-info>
            <dc:creator> </dc:creator>
            <dc:date>2023-04-01T12:13:09.798857792</dc:date>
          </office:change-info>
          <table:previous>
            <table:change-track-table-cell/>
          </table:previous>
        </table:cell-content-change>
        <table:cell-content-change table:id="ct12">
          <table:cell-address table:column="12" table:row="129" table:table="0"/>
          <office:change-info>
            <dc:creator> </dc:creator>
            <dc:date>2023-04-01T12:13:12.286183616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30" table:table="0"/>
          <office:change-info>
            <dc:creator> </dc:creator>
            <dc:date>2023-04-01T12:15:02.719135167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30" table:table="0"/>
          <office:change-info>
            <dc:creator> </dc:creator>
            <dc:date>2023-04-01T12:15:12.808528428</dc:date>
          </office:change-info>
          <table:previous table:id="ct13">
            <table:change-track-table-cell table:cell-address="Sheet1.H131" table:formula="of:=([.H130]-[.H129])/[.H130]" office:value-type="float" office:value="0.0282052928552696"/>
          </table:previous>
        </table:cell-content-change>
        <table:cell-content-change table:id="ct15">
          <table:cell-address table:column="7" table:row="130" table:table="0"/>
          <office:change-info>
            <dc:creator> </dc:creator>
            <dc:date>2023-04-01T12:15:19.033288989</dc:date>
          </office:change-info>
          <table:previous table:id="ct14">
            <table:change-track-table-cell table:cell-address="Sheet1.H131" table:formula="of:=([.H130]-[.H129])**2/[.H130]" office:value-type="float" office:value="0"/>
          </table:previous>
        </table:cell-content-change>
        <table:cell-content-change table:id="ct16">
          <table:cell-address table:column="8" table:row="130" table:table="0"/>
          <office:change-info>
            <dc:creator> </dc:creator>
            <dc:date>2023-04-01T12:15:23.621113986</dc:date>
          </office:change-info>
          <table:previous>
            <table:change-track-table-cell/>
          </table:previous>
        </table:cell-content-change>
        <table:cell-content-change table:id="ct17">
          <table:cell-address table:column="9" table:row="130" table:table="0"/>
          <office:change-info>
            <dc:creator> </dc:creator>
            <dc:date>2023-04-01T12:15:23.621132130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30" table:table="0"/>
          <office:change-info>
            <dc:creator> </dc:creator>
            <dc:date>2023-04-01T12:15:23.621146367</dc:date>
          </office:change-info>
          <table:previous>
            <table:change-track-table-cell/>
          </table:previous>
        </table:cell-content-change>
        <table:cell-content-change table:id="ct19">
          <table:cell-address table:column="11" table:row="130" table:table="0"/>
          <office:change-info>
            <dc:creator> </dc:creator>
            <dc:date>2023-04-01T12:15:23.621160884</dc:date>
          </office:change-info>
          <table:previous>
            <table:change-track-table-cell/>
          </table:previous>
        </table:cell-content-change>
        <table:cell-content-change table:id="ct20">
          <table:cell-address table:column="12" table:row="130" table:table="0"/>
          <office:change-info>
            <dc:creator> </dc:creator>
            <dc:date>2023-04-01T12:15:23.621174690</dc:date>
          </office:change-info>
          <table:previous>
            <table:change-track-table-cell/>
          </table:previous>
        </table:cell-content-change>
        <table:cell-content-change table:id="ct21">
          <table:cell-address table:column="13" table:row="130" table:table="0"/>
          <office:change-info>
            <dc:creator> </dc:creator>
            <dc:date>2023-04-01T12:17:11.008875006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131" table:table="0"/>
          <office:change-info>
            <dc:creator> </dc:creator>
            <dc:date>2023-04-01T12:22:54.178330417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131" table:table="0"/>
          <office:change-info>
            <dc:creator> </dc:creator>
            <dc:date>2023-04-01T12:23:05.208440457</dc:date>
          </office:change-info>
          <table:previous>
            <table:change-track-table-cell/>
          </table:previous>
        </table:cell-content-change>
        <table:cell-content-change table:id="ct24">
          <table:cell-address table:column="9" table:row="131" table:table="0"/>
          <office:change-info>
            <dc:creator> </dc:creator>
            <dc:date>2023-04-01T12:23:05.208452499</dc:date>
          </office:change-info>
          <table:previous>
            <table:change-track-table-cell/>
          </table:previous>
        </table:cell-content-change>
        <table:cell-content-change table:id="ct25">
          <table:cell-address table:column="10" table:row="131" table:table="0"/>
          <office:change-info>
            <dc:creator> </dc:creator>
            <dc:date>2023-04-01T12:23:05.208461045</dc:date>
          </office:change-info>
          <table:previous>
            <table:change-track-table-cell/>
          </table:previous>
        </table:cell-content-change>
        <table:cell-content-change table:id="ct26">
          <table:cell-address table:column="11" table:row="131" table:table="0"/>
          <office:change-info>
            <dc:creator> </dc:creator>
            <dc:date>2023-04-01T12:23:05.208469682</dc:date>
          </office:change-info>
          <table:previous>
            <table:change-track-table-cell/>
          </table:previous>
        </table:cell-content-change>
        <table:cell-content-change table:id="ct27">
          <table:cell-address table:column="12" table:row="131" table:table="0"/>
          <office:change-info>
            <dc:creator> </dc:creator>
            <dc:date>2023-04-01T12:23:05.208478027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2" table:table="0"/>
          <office:change-info>
            <dc:creator> </dc:creator>
            <dc:date>2023-04-01T12:24:21.649208256</dc:date>
          </office:change-info>
          <table:previous>
            <table:change-track-table-cell table:cell-address="Sheet1.I13" table:formula="of:=SUM([.I9:.I11])" office:value-type="float" office:value="2522.77905974772"/>
          </table:previous>
        </table:cell-content-change>
        <table:cell-content-change table:id="ct29">
          <table:cell-address table:column="9" table:row="12" table:table="0"/>
          <office:change-info>
            <dc:creator> </dc:creator>
            <dc:date>2023-04-01T12:24:29.298868968</dc:date>
          </office:change-info>
          <table:previous>
            <table:change-track-table-cell table:cell-address="Sheet1.J13" table:formula="of:=SUM([.J9:.J11])" office:value-type="float" office:value="735.721545065897"/>
          </table:previous>
        </table:cell-content-change>
        <table:cell-content-change table:id="ct30">
          <table:cell-address table:column="10" table:row="12" table:table="0"/>
          <office:change-info>
            <dc:creator> </dc:creator>
            <dc:date>2023-04-01T12:24:29.298890178</dc:date>
          </office:change-info>
          <table:previous>
            <table:change-track-table-cell table:cell-address="Sheet1.K13" table:formula="of:=SUM([.K9:.K11])" office:value-type="float" office:value="249.233331469597"/>
          </table:previous>
        </table:cell-content-change>
        <table:cell-content-change table:id="ct31">
          <table:cell-address table:column="11" table:row="12" table:table="0"/>
          <office:change-info>
            <dc:creator> </dc:creator>
            <dc:date>2023-04-01T12:24:29.298907040</dc:date>
          </office:change-info>
          <table:previous>
            <table:change-track-table-cell table:cell-address="Sheet1.L13" table:formula="of:=SUM([.L9:.L11])" office:value-type="float" office:value="53.0196678405491"/>
          </table:previous>
        </table:cell-content-change>
        <table:cell-content-change table:id="ct32">
          <table:cell-address table:column="12" table:row="12" table:table="0"/>
          <office:change-info>
            <dc:creator> </dc:creator>
            <dc:date>2023-04-01T12:24:29.298922890</dc:date>
          </office:change-info>
          <table:previous>
            <table:change-track-table-cell table:cell-address="Sheet1.M13" table:formula="of:=SUM([.M9:.M11])" office:value-type="float" office:value="14.4877083933158"/>
          </table:previous>
        </table:cell-content-change>
        <table:cell-content-change table:id="ct33">
          <table:cell-address table:column="13" table:row="12" table:table="0"/>
          <office:change-info>
            <dc:creator> </dc:creator>
            <dc:date>2023-04-01T12:24:29.298938820</dc:date>
          </office:change-info>
          <table:previous>
            <table:change-track-table-cell table:cell-address="Sheet1.N13" table:formula="of:=SUM([.N9:.N11])" office:value-type="float" office:value="4.43949282478645"/>
          </table:previous>
        </table:cell-content-change>
        <table:cell-content-change table:id="ct34">
          <table:cell-address table:column="7" table:row="125" table:table="0"/>
          <office:change-info>
            <dc:creator> </dc:creator>
            <dc:date>2023-04-01T12:24:36.340205468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125" table:table="0"/>
          <office:change-info>
            <dc:creator> </dc:creator>
            <dc:date>2023-04-01T12:24:36.340237438</dc:date>
          </office:change-info>
          <table:previous>
            <table:change-track-table-cell/>
          </table:previous>
        </table:cell-content-change>
        <table:cell-content-change table:id="ct36">
          <table:cell-address table:column="9" table:row="125" table:table="0"/>
          <office:change-info>
            <dc:creator> </dc:creator>
            <dc:date>2023-04-01T12:24:36.340244952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125" table:table="0"/>
          <office:change-info>
            <dc:creator> </dc:creator>
            <dc:date>2023-04-01T12:24:36.340250633</dc:date>
          </office:change-info>
          <table:previous>
            <table:change-track-table-cell/>
          </table:previous>
        </table:cell-content-change>
        <table:cell-content-change table:id="ct38">
          <table:cell-address table:column="11" table:row="125" table:table="0"/>
          <office:change-info>
            <dc:creator> </dc:creator>
            <dc:date>2023-04-01T12:24:36.340256343</dc:date>
          </office:change-info>
          <table:previous>
            <table:change-track-table-cell/>
          </table:previous>
        </table:cell-content-change>
        <table:cell-content-change table:id="ct39">
          <table:cell-address table:column="12" table:row="125" table:table="0"/>
          <office:change-info>
            <dc:creator> </dc:creator>
            <dc:date>2023-04-01T12:24:36.340261703</dc:date>
          </office:change-info>
          <table:previous>
            <table:change-track-table-cell/>
          </table:previous>
        </table:cell-content-change>
        <table:cell-content-change table:id="ct40">
          <table:cell-address table:column="7" table:row="133" table:table="0"/>
          <office:change-info>
            <dc:creator> </dc:creator>
            <dc:date>2023-04-01T12:24:47.054182514</dc:date>
          </office:change-info>
          <table:previous>
            <table:change-track-table-cell/>
          </table:previous>
        </table:cell-content-change>
        <table:cell-content-change table:id="ct41">
          <table:cell-address table:column="7" table:row="133" table:table="0"/>
          <office:change-info>
            <dc:creator> </dc:creator>
            <dc:date>2023-04-01T12:24:48.737947936</dc:date>
          </office:change-info>
          <table:previous table:id="ct40">
            <table:change-track-table-cell office:value-type="string">
              <text:p>=</text:p>
            </table:change-track-table-cell>
          </table:previous>
        </table:cell-content-change>
        <table:cell-content-change table:id="ct42">
          <table:cell-address table:column="7" table:row="125" table:table="0"/>
          <office:change-info>
            <dc:creator> </dc:creator>
            <dc:date>2023-04-01T12:24:49.692290382</dc:date>
          </office:change-info>
          <table:previous table:id="ct34">
            <table:change-track-table-cell office:value-type="float" office:value="2628.86893554045"/>
          </table:previous>
        </table:cell-content-change>
        <table:cell-content-change table:id="ct43">
          <table:cell-address table:column="8" table:row="125" table:table="0"/>
          <office:change-info>
            <dc:creator> </dc:creator>
            <dc:date>2023-04-01T12:24:49.692301323</dc:date>
          </office:change-info>
          <table:previous table:id="ct35">
            <table:change-track-table-cell office:value-type="float" office:value="752.948172323462"/>
          </table:previous>
        </table:cell-content-change>
        <table:cell-content-change table:id="ct44">
          <table:cell-address table:column="9" table:row="125" table:table="0"/>
          <office:change-info>
            <dc:creator> </dc:creator>
            <dc:date>2023-04-01T12:24:49.692307424</dc:date>
          </office:change-info>
          <table:previous table:id="ct36">
            <table:change-track-table-cell office:value-type="float" office:value="255.230143150073"/>
          </table:previous>
        </table:cell-content-change>
        <table:cell-content-change table:id="ct45">
          <table:cell-address table:column="10" table:row="125" table:table="0"/>
          <office:change-info>
            <dc:creator> </dc:creator>
            <dc:date>2023-04-01T12:24:49.692313435</dc:date>
          </office:change-info>
          <table:previous table:id="ct37">
            <table:change-track-table-cell office:value-type="float" office:value="54.0743134447851"/>
          </table:previous>
        </table:cell-content-change>
        <table:cell-content-change table:id="ct46">
          <table:cell-address table:column="11" table:row="125" table:table="0"/>
          <office:change-info>
            <dc:creator> </dc:creator>
            <dc:date>2023-04-01T12:24:49.692319296</dc:date>
          </office:change-info>
          <table:previous table:id="ct38">
            <table:change-track-table-cell office:value-type="float" office:value="15.4877083933158"/>
          </table:previous>
        </table:cell-content-change>
        <table:cell-content-change table:id="ct47">
          <table:cell-address table:column="12" table:row="125" table:table="0"/>
          <office:change-info>
            <dc:creator> </dc:creator>
            <dc:date>2023-04-01T12:24:49.692325899</dc:date>
          </office:change-info>
          <table:previous table:id="ct39">
            <table:change-track-table-cell office:value-type="float" office:value="5.43949282478645"/>
          </table:previous>
        </table:cell-content-change>
        <table:cell-content-change table:id="ct48">
          <table:cell-address table:column="7" table:row="133" table:table="0"/>
          <office:change-info>
            <dc:creator> </dc:creator>
            <dc:date>2023-04-01T12:27:28.864896669</dc:date>
          </office:change-info>
          <table:previous table:id="ct41">
            <table:change-track-table-cell/>
          </table:previous>
        </table:cell-content-change>
        <table:cell-content-change table:id="ct49">
          <table:cell-address table:column="8" table:row="133" table:table="0"/>
          <office:change-info>
            <dc:creator> </dc:creator>
            <dc:date>2023-04-01T12:27:32.521892740</dc:date>
          </office:change-info>
          <table:previous>
            <table:change-track-table-cell/>
          </table:previous>
        </table:cell-content-change>
        <table:cell-content-change table:id="ct50">
          <table:cell-address table:column="9" table:row="133" table:table="0"/>
          <office:change-info>
            <dc:creator> </dc:creator>
            <dc:date>2023-04-01T12:27:32.521905183</dc:date>
          </office:change-info>
          <table:previous>
            <table:change-track-table-cell/>
          </table:previous>
        </table:cell-content-change>
        <table:cell-content-change table:id="ct51">
          <table:cell-address table:column="10" table:row="133" table:table="0"/>
          <office:change-info>
            <dc:creator> </dc:creator>
            <dc:date>2023-04-01T12:27:32.521911004</dc:date>
          </office:change-info>
          <table:previous>
            <table:change-track-table-cell/>
          </table:previous>
        </table:cell-content-change>
        <table:cell-content-change table:id="ct52">
          <table:cell-address table:column="11" table:row="133" table:table="0"/>
          <office:change-info>
            <dc:creator> </dc:creator>
            <dc:date>2023-04-01T12:27:32.521916023</dc:date>
          </office:change-info>
          <table:previous>
            <table:change-track-table-cell/>
          </table:previous>
        </table:cell-content-change>
        <table:cell-content-change table:id="ct53">
          <table:cell-address table:column="12" table:row="133" table:table="0"/>
          <office:change-info>
            <dc:creator> </dc:creator>
            <dc:date>2023-04-01T12:27:32.521921814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109" table:table="0"/>
          <office:change-info>
            <dc:creator> </dc:creator>
            <dc:date>2023-04-01T12:53:01.898213146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110" table:table="0"/>
          <office:change-info>
            <dc:creator> </dc:creator>
            <dc:date>2023-04-01T12:53:08.386191556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9" table:table="0"/>
          <office:change-info>
            <dc:creator> </dc:creator>
            <dc:date>2023-04-01T12:53:15.666287505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10" table:table="0"/>
          <office:change-info>
            <dc:creator> </dc:creator>
            <dc:date>2023-04-01T12:53:22.751320554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10" table:table="0"/>
          <office:change-info>
            <dc:creator> </dc:creator>
            <dc:date>2023-04-01T12:53:33.657144063</dc:date>
          </office:change-info>
          <table:previous table:id="ct57">
            <table:change-track-table-cell office:value-type="float" office:value="39"/>
          </table:previous>
        </table:cell-content-change>
        <table:cell-content-change table:id="ct59">
          <table:cell-address table:column="9" table:row="109" table:table="0"/>
          <office:change-info>
            <dc:creator> </dc:creator>
            <dc:date>2023-04-01T12:53:47.037471433</dc:date>
          </office:change-info>
          <table:previous>
            <table:change-track-table-cell/>
          </table:previous>
        </table:cell-content-change>
        <table:cell-content-change table:id="ct60">
          <table:cell-address table:column="9" table:row="110" table:table="0"/>
          <office:change-info>
            <dc:creator> </dc:creator>
            <dc:date>2023-04-01T12:53:49.134064201</dc:date>
          </office:change-info>
          <table:previous>
            <table:change-track-table-cell/>
          </table:previous>
        </table:cell-content-change>
        <table:cell-content-change table:id="ct61">
          <table:cell-address table:column="10" table:row="109" table:table="0"/>
          <office:change-info>
            <dc:creator> </dc:creator>
            <dc:date>2023-04-01T12:54:03.272960877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110" table:table="0"/>
          <office:change-info>
            <dc:creator> </dc:creator>
            <dc:date>2023-04-01T12:54:06.614480325</dc:date>
          </office:change-info>
          <table:previous>
            <table:change-track-table-cell/>
          </table:previous>
        </table:cell-content-change>
        <table:cell-content-change table:id="ct63">
          <table:cell-address table:column="11" table:row="109" table:table="0"/>
          <office:change-info>
            <dc:creator> </dc:creator>
            <dc:date>2023-04-01T12:54:10.447649694</dc:date>
          </office:change-info>
          <table:previous>
            <table:change-track-table-cell/>
          </table:previous>
        </table:cell-content-change>
        <table:cell-content-change table:id="ct64">
          <table:cell-address table:column="11" table:row="110" table:table="0"/>
          <office:change-info>
            <dc:creator> </dc:creator>
            <dc:date>2023-04-01T12:54:16.103743689</dc:date>
          </office:change-info>
          <table:previous>
            <table:change-track-table-cell/>
          </table:previous>
        </table:cell-content-change>
        <table:cell-content-change table:id="ct65">
          <table:cell-address table:column="12" table:row="109" table:table="0"/>
          <office:change-info>
            <dc:creator> </dc:creator>
            <dc:date>2023-04-01T12:54:25.815062923</dc:date>
          </office:change-info>
          <table:previous>
            <table:change-track-table-cell/>
          </table:previous>
        </table:cell-content-change>
        <table:cell-content-change table:id="ct66">
          <table:cell-address table:column="12" table:row="110" table:table="0"/>
          <office:change-info>
            <dc:creator> </dc:creator>
            <dc:date>2023-04-01T12:54:31.546106257</dc:date>
          </office:change-info>
          <table:previous>
            <table:change-track-table-cell/>
          </table:previous>
        </table:cell-content-change>
        <table:cell-content-change table:id="ct67">
          <table:cell-address table:column="13" table:row="109" table:table="0"/>
          <office:change-info>
            <dc:creator> </dc:creator>
            <dc:date>2023-04-01T12:54:41.706583505</dc:date>
          </office:change-info>
          <table:previous>
            <table:change-track-table-cell/>
          </table:previous>
        </table:cell-content-change>
        <table:cell-content-change table:id="ct68">
          <table:cell-address table:column="13" table:row="110" table:table="0"/>
          <office:change-info>
            <dc:creator> </dc:creator>
            <dc:date>2023-04-01T12:54:43.701493927</dc:date>
          </office:change-info>
          <table:previous>
            <table:change-track-table-cell/>
          </table:previous>
        </table:cell-content-change>
        <table:cell-content-change table:id="ct69">
          <table:cell-address table:column="14" table:row="109" table:table="0"/>
          <office:change-info>
            <dc:creator> </dc:creator>
            <dc:date>2023-04-01T12:54:48.920600061</dc:date>
          </office:change-info>
          <table:previous>
            <table:change-track-table-cell/>
          </table:previous>
        </table:cell-content-change>
        <table:cell-content-change table:id="ct70">
          <table:cell-address table:column="14" table:row="110" table:table="0"/>
          <office:change-info>
            <dc:creator> </dc:creator>
            <dc:date>2023-04-01T12:56:36.286231826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111" table:table="0"/>
          <office:change-info>
            <dc:creator> </dc:creator>
            <dc:date>2023-04-01T12:56:59.663320334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111" table:table="0"/>
          <office:change-info>
            <dc:creator> </dc:creator>
            <dc:date>2023-04-01T12:58:19.355669345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111" table:table="0"/>
          <office:change-info>
            <dc:creator> </dc:creator>
            <dc:date>2023-04-01T12:58:23.558026086</dc:date>
          </office:change-info>
          <table:previous>
            <table:change-track-table-cell/>
          </table:previous>
        </table:cell-content-change>
        <table:cell-content-change table:id="ct74">
          <table:cell-address table:column="11" table:row="111" table:table="0"/>
          <office:change-info>
            <dc:creator> </dc:creator>
            <dc:date>2023-04-01T12:58:23.558048137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11" table:table="0"/>
          <office:change-info>
            <dc:creator> </dc:creator>
            <dc:date>2023-04-01T12:58:23.558061964</dc:date>
          </office:change-info>
          <table:previous>
            <table:change-track-table-cell/>
          </table:previous>
        </table:cell-content-change>
        <table:cell-content-change table:id="ct76">
          <table:cell-address table:column="13" table:row="111" table:table="0"/>
          <office:change-info>
            <dc:creator> </dc:creator>
            <dc:date>2023-04-01T12:58:23.558075339</dc:date>
          </office:change-info>
          <table:previous>
            <table:change-track-table-cell/>
          </table:previous>
        </table:cell-content-change>
        <table:cell-content-change table:id="ct77">
          <table:cell-address table:column="14" table:row="111" table:table="0"/>
          <office:change-info>
            <dc:creator> </dc:creator>
            <dc:date>2023-04-01T12:58:23.558088764</dc:date>
          </office:change-info>
          <table:previous>
            <table:change-track-table-cell/>
          </table:previous>
        </table:cell-content-change>
        <table:cell-content-change table:id="ct78">
          <table:cell-address table:column="9" table:row="112" table:table="0"/>
          <office:change-info>
            <dc:creator> </dc:creator>
            <dc:date>2023-04-01T12:58:24.963902248</dc:date>
          </office:change-info>
          <table:previous>
            <table:change-track-table-cell/>
          </table:previous>
        </table:cell-content-change>
        <table:cell-content-change table:id="ct79">
          <table:cell-address table:column="10" table:row="112" table:table="0"/>
          <office:change-info>
            <dc:creator> </dc:creator>
            <dc:date>2023-04-01T12:58:24.963939929</dc:date>
          </office:change-info>
          <table:previous>
            <table:change-track-table-cell/>
          </table:previous>
        </table:cell-content-change>
        <table:cell-content-change table:id="ct80">
          <table:cell-address table:column="11" table:row="112" table:table="0"/>
          <office:change-info>
            <dc:creator> </dc:creator>
            <dc:date>2023-04-01T12:58:24.963966299</dc:date>
          </office:change-info>
          <table:previous>
            <table:change-track-table-cell/>
          </table:previous>
        </table:cell-content-change>
        <table:cell-content-change table:id="ct81">
          <table:cell-address table:column="12" table:row="112" table:table="0"/>
          <office:change-info>
            <dc:creator> </dc:creator>
            <dc:date>2023-04-01T12:58:24.96399320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12" table:table="0"/>
          <office:change-info>
            <dc:creator> </dc:creator>
            <dc:date>2023-04-01T12:58:24.964099650</dc:date>
          </office:change-info>
          <table:previous>
            <table:change-track-table-cell/>
          </table:previous>
        </table:cell-content-change>
        <table:cell-content-change table:id="ct83">
          <table:cell-address table:column="14" table:row="112" table:table="0"/>
          <office:change-info>
            <dc:creator> </dc:creator>
            <dc:date>2023-04-01T12:58:24.964132752</dc:date>
          </office:change-info>
          <table:previous>
            <table:change-track-table-cell/>
          </table:previous>
        </table:cell-content-change>
        <table:cell-content-change table:id="ct84">
          <table:cell-address table:column="9" table:row="114" table:table="0"/>
          <office:change-info>
            <dc:creator> </dc:creator>
            <dc:date>2023-04-01T12:58:35.590442301</dc:date>
          </office:change-info>
          <table:previous>
            <table:change-track-table-cell/>
          </table:previous>
        </table:cell-content-change>
        <table:cell-content-change table:id="ct85">
          <table:cell-address table:column="10" table:row="114" table:table="0"/>
          <office:change-info>
            <dc:creator> </dc:creator>
            <dc:date>2023-04-01T12:58:38.487727069</dc:date>
          </office:change-info>
          <table:previous>
            <table:change-track-table-cell/>
          </table:previous>
        </table:cell-content-change>
        <table:cell-content-change table:id="ct86">
          <table:cell-address table:column="11" table:row="114" table:table="0"/>
          <office:change-info>
            <dc:creator> </dc:creator>
            <dc:date>2023-04-01T12:58:38.487751666</dc:date>
          </office:change-info>
          <table:previous>
            <table:change-track-table-cell/>
          </table:previous>
        </table:cell-content-change>
        <table:cell-content-change table:id="ct87">
          <table:cell-address table:column="12" table:row="114" table:table="0"/>
          <office:change-info>
            <dc:creator> </dc:creator>
            <dc:date>2023-04-01T12:58:38.487767666</dc:date>
          </office:change-info>
          <table:previous>
            <table:change-track-table-cell/>
          </table:previous>
        </table:cell-content-change>
        <table:cell-content-change table:id="ct88">
          <table:cell-address table:column="13" table:row="114" table:table="0"/>
          <office:change-info>
            <dc:creator> </dc:creator>
            <dc:date>2023-04-01T12:58:38.487783926</dc:date>
          </office:change-info>
          <table:previous>
            <table:change-track-table-cell/>
          </table:previous>
        </table:cell-content-change>
        <table:cell-content-change table:id="ct89">
          <table:cell-address table:column="14" table:row="114" table:table="0"/>
          <office:change-info>
            <dc:creator> </dc:creator>
            <dc:date>2023-04-01T12:58:38.487798865</dc:date>
          </office:change-info>
          <table:previous>
            <table:change-track-table-cell/>
          </table:previous>
        </table:cell-content-change>
        <table:cell-content-change table:id="ct90">
          <table:cell-address table:column="9" table:row="115" table:table="0"/>
          <office:change-info>
            <dc:creator> </dc:creator>
            <dc:date>2023-04-01T12:58:39.756020094</dc:date>
          </office:change-info>
          <table:previous>
            <table:change-track-table-cell/>
          </table:previous>
        </table:cell-content-change>
        <table:cell-content-change table:id="ct91">
          <table:cell-address table:column="10" table:row="115" table:table="0"/>
          <office:change-info>
            <dc:creator> </dc:creator>
            <dc:date>2023-04-01T12:58:39.756038268</dc:date>
          </office:change-info>
          <table:previous>
            <table:change-track-table-cell/>
          </table:previous>
        </table:cell-content-change>
        <table:cell-content-change table:id="ct92">
          <table:cell-address table:column="11" table:row="115" table:table="0"/>
          <office:change-info>
            <dc:creator> </dc:creator>
            <dc:date>2023-04-01T12:58:39.756047505</dc:date>
          </office:change-info>
          <table:previous>
            <table:change-track-table-cell/>
          </table:previous>
        </table:cell-content-change>
        <table:cell-content-change table:id="ct93">
          <table:cell-address table:column="12" table:row="115" table:table="0"/>
          <office:change-info>
            <dc:creator> </dc:creator>
            <dc:date>2023-04-01T12:58:39.756056362</dc:date>
          </office:change-info>
          <table:previous>
            <table:change-track-table-cell/>
          </table:previous>
        </table:cell-content-change>
        <table:cell-content-change table:id="ct94">
          <table:cell-address table:column="13" table:row="115" table:table="0"/>
          <office:change-info>
            <dc:creator> </dc:creator>
            <dc:date>2023-04-01T12:58:39.756064998</dc:date>
          </office:change-info>
          <table:previous>
            <table:change-track-table-cell/>
          </table:previous>
        </table:cell-content-change>
        <table:cell-content-change table:id="ct95">
          <table:cell-address table:column="14" table:row="115" table:table="0"/>
          <office:change-info>
            <dc:creator> </dc:creator>
            <dc:date>2023-04-01T12:58:39.756073855</dc:date>
          </office:change-info>
          <table:previous>
            <table:change-track-table-cell/>
          </table:previous>
        </table:cell-content-change>
        <table:cell-content-change table:id="ct96">
          <table:cell-address table:column="9" table:row="116" table:table="0"/>
          <office:change-info>
            <dc:creator> </dc:creator>
            <dc:date>2023-04-01T12:59:08.151512622</dc:date>
          </office:change-info>
          <table:previous>
            <table:change-track-table-cell/>
          </table:previous>
        </table:cell-content-change>
        <table:cell-content-change table:id="ct97">
          <table:cell-address table:column="10" table:row="116" table:table="0"/>
          <office:change-info>
            <dc:creator> </dc:creator>
            <dc:date>2023-04-01T12:59:13.949299321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116" table:table="0"/>
          <office:change-info>
            <dc:creator> </dc:creator>
            <dc:date>2023-04-01T12:59:13.949326141</dc:date>
          </office:change-info>
          <table:previous>
            <table:change-track-table-cell/>
          </table:previous>
        </table:cell-content-change>
        <table:cell-content-change table:id="ct99">
          <table:cell-address table:column="12" table:row="116" table:table="0"/>
          <office:change-info>
            <dc:creator> </dc:creator>
            <dc:date>2023-04-01T12:59:13.949339216</dc:date>
          </office:change-info>
          <table:previous>
            <table:change-track-table-cell/>
          </table:previous>
        </table:cell-content-change>
        <table:cell-content-change table:id="ct100">
          <table:cell-address table:column="13" table:row="116" table:table="0"/>
          <office:change-info>
            <dc:creator> </dc:creator>
            <dc:date>2023-04-01T12:59:13.949350467</dc:date>
          </office:change-info>
          <table:previous>
            <table:change-track-table-cell/>
          </table:previous>
        </table:cell-content-change>
        <table:cell-content-change table:id="ct101">
          <table:cell-address table:column="14" table:row="116" table:table="0"/>
          <office:change-info>
            <dc:creator> </dc:creator>
            <dc:date>2023-04-01T12:59:15.522991038</dc:date>
          </office:change-info>
          <table:previous>
            <table:change-track-table-cell/>
          </table:previous>
        </table:cell-content-change>
        <table:cell-content-change table:id="ct102">
          <table:cell-address table:column="7" table:row="141" table:table="0"/>
          <office:change-info>
            <dc:creator> </dc:creator>
            <dc:date>2023-04-01T13:36:06.283318010</dc:date>
          </office:change-info>
          <table:previous>
            <table:change-track-table-cell/>
          </table:previous>
        </table:cell-content-change>
        <table:cell-content-change table:id="ct103">
          <table:cell-address table:column="7" table:row="141" table:table="0"/>
          <office:change-info>
            <dc:creator> </dc:creator>
            <dc:date>2023-04-01T13:36:07.120766316</dc:date>
          </office:change-info>
          <table:previous table:id="ct102">
            <table:change-track-table-cell table:cell-address="Sheet1.H142" table:formula="of:=[.H130]" office:value-type="float" office:value="2596"/>
          </table:previous>
        </table:cell-content-change>
        <table:cell-content-change table:id="ct104">
          <table:cell-address table:column="7" table:row="129" table:table="0"/>
          <office:change-info>
            <dc:creator> </dc:creator>
            <dc:date>2023-04-01T13:36:12.829491017</dc:date>
          </office:change-info>
          <table:previous table:id="ct7">
            <table:change-track-table-cell office:value-type="float" office:value="2308"/>
          </table:previous>
        </table:cell-content-change>
        <table:cell-content-change table:id="ct105">
          <table:cell-address table:column="8" table:row="129" table:table="0"/>
          <office:change-info>
            <dc:creator> </dc:creator>
            <dc:date>2023-04-01T13:36:18.055637362</dc:date>
          </office:change-info>
          <table:previous table:id="ct8">
            <table:change-track-table-cell office:value-type="float" office:value="582"/>
          </table:previous>
        </table:cell-content-change>
        <table:cell-content-change table:id="ct106">
          <table:cell-address table:column="9" table:row="129" table:table="0"/>
          <office:change-info>
            <dc:creator> </dc:creator>
            <dc:date>2023-04-01T13:36:19.508528356</dc:date>
          </office:change-info>
          <table:previous table:id="ct9">
            <table:change-track-table-cell office:value-type="float" office:value="168"/>
          </table:previous>
        </table:cell-content-change>
        <table:cell-content-change table:id="ct107">
          <table:cell-address table:column="10" table:row="129" table:table="0"/>
          <office:change-info>
            <dc:creator> </dc:creator>
            <dc:date>2023-04-01T13:36:20.657012313</dc:date>
          </office:change-info>
          <table:previous table:id="ct10">
            <table:change-track-table-cell office:value-type="float" office:value="36"/>
          </table:previous>
        </table:cell-content-change>
        <table:cell-content-change table:id="ct108">
          <table:cell-address table:column="11" table:row="129" table:table="0"/>
          <office:change-info>
            <dc:creator> </dc:creator>
            <dc:date>2023-04-01T13:36:21.364661226</dc:date>
          </office:change-info>
          <table:previous table:id="ct11">
            <table:change-track-table-cell office:value-type="float" office:value="12"/>
          </table:previous>
        </table:cell-content-change>
        <table:cell-content-change table:id="ct109">
          <table:cell-address table:column="13" table:row="130" table:table="0"/>
          <office:change-info>
            <dc:creator> </dc:creator>
            <dc:date>2023-04-01T13:36:50.528897733</dc:date>
          </office:change-info>
          <table:previous table:id="ct21">
            <table:change-track-table-cell table:cell-address="Sheet1.N131" table:formula="of:=SUM([.H131:.M131])" office:value-type="float" office:value="20.5819103805982"/>
          </table:previous>
        </table:cell-content-change>
        <table:cell-content-change table:id="ct110">
          <table:cell-address table:column="7" table:row="137" table:table="0"/>
          <office:change-info>
            <dc:creator> </dc:creator>
            <dc:date>2023-04-03T06:42:43.523763162</dc:date>
          </office:change-info>
          <table:previous>
            <table:change-track-table-cell/>
          </table:previous>
        </table:cell-content-change>
        <table:cell-content-change table:id="ct111">
          <table:cell-address table:column="8" table:row="137" table:table="0"/>
          <office:change-info>
            <dc:creator> </dc:creator>
            <dc:date>2023-04-03T06:42:43.523779082</dc:date>
          </office:change-info>
          <table:previous>
            <table:change-track-table-cell/>
          </table:previous>
        </table:cell-content-change>
        <table:cell-content-change table:id="ct112">
          <table:cell-address table:column="9" table:row="137" table:table="0"/>
          <office:change-info>
            <dc:creator> </dc:creator>
            <dc:date>2023-04-03T06:42:43.523785534</dc:date>
          </office:change-info>
          <table:previous>
            <table:change-track-table-cell/>
          </table:previous>
        </table:cell-content-change>
        <table:cell-content-change table:id="ct113">
          <table:cell-address table:column="10" table:row="137" table:table="0"/>
          <office:change-info>
            <dc:creator> </dc:creator>
            <dc:date>2023-04-03T06:42:43.523791575</dc:date>
          </office:change-info>
          <table:previous>
            <table:change-track-table-cell/>
          </table:previous>
        </table:cell-content-change>
        <table:cell-content-change table:id="ct114">
          <table:cell-address table:column="11" table:row="137" table:table="0"/>
          <office:change-info>
            <dc:creator> </dc:creator>
            <dc:date>2023-04-03T06:42:43.523798158</dc:date>
          </office:change-info>
          <table:previous>
            <table:change-track-table-cell/>
          </table:previous>
        </table:cell-content-change>
        <table:cell-content-change table:id="ct115">
          <table:cell-address table:column="12" table:row="137" table:table="0"/>
          <office:change-info>
            <dc:creator> </dc:creator>
            <dc:date>2023-04-03T06:42:43.523804219</dc:date>
          </office:change-info>
          <table:previous>
            <table:change-track-table-cell/>
          </table:previous>
        </table:cell-content-change>
        <table:cell-content-change table:id="ct116">
          <table:cell-address table:column="7" table:row="138" table:table="0"/>
          <office:change-info>
            <dc:creator> </dc:creator>
            <dc:date>2023-04-03T06:42:46.987473038</dc:date>
          </office:change-info>
          <table:previous>
            <table:change-track-table-cell/>
          </table:previous>
        </table:cell-content-change>
        <table:cell-content-change table:id="ct117">
          <table:cell-address table:column="8" table:row="138" table:table="0"/>
          <office:change-info>
            <dc:creator> </dc:creator>
            <dc:date>2023-04-03T06:42:50.112366974</dc:date>
          </office:change-info>
          <table:previous>
            <table:change-track-table-cell/>
          </table:previous>
        </table:cell-content-change>
        <table:cell-content-change table:id="ct118">
          <table:cell-address table:column="9" table:row="138" table:table="0"/>
          <office:change-info>
            <dc:creator> </dc:creator>
            <dc:date>2023-04-03T06:42:52.754491937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138" table:table="0"/>
          <office:change-info>
            <dc:creator> </dc:creator>
            <dc:date>2023-04-03T06:42:55.440896940</dc:date>
          </office:change-info>
          <table:previous>
            <table:change-track-table-cell/>
          </table:previous>
        </table:cell-content-change>
        <table:cell-content-change table:id="ct120">
          <table:cell-address table:column="11" table:row="138" table:table="0"/>
          <office:change-info>
            <dc:creator> </dc:creator>
            <dc:date>2023-04-03T06:42:55.896889719</dc:date>
          </office:change-info>
          <table:previous>
            <table:change-track-table-cell/>
          </table:previous>
        </table:cell-content-change>
        <table:cell-content-change table:id="ct121">
          <table:cell-address table:column="12" table:row="138" table:table="0"/>
          <office:change-info>
            <dc:creator> </dc:creator>
            <dc:date>2023-04-03T06:42:58.115110959</dc:date>
          </office:change-info>
          <table:previous>
            <table:change-track-table-cell/>
          </table:previous>
        </table:cell-content-change>
        <table:cell-content-change table:id="ct122">
          <table:cell-address table:column="7" table:row="139" table:table="0"/>
          <office:change-info>
            <dc:creator> </dc:creator>
            <dc:date>2023-04-03T06:43:37.831223106</dc:date>
          </office:change-info>
          <table:previous>
            <table:change-track-table-cell/>
          </table:previous>
        </table:cell-content-change>
        <table:cell-content-change table:id="ct123">
          <table:cell-address table:column="8" table:row="139" table:table="0"/>
          <office:change-info>
            <dc:creator> </dc:creator>
            <dc:date>2023-04-03T06:43:42.443749311</dc:date>
          </office:change-info>
          <table:previous>
            <table:change-track-table-cell/>
          </table:previous>
        </table:cell-content-change>
        <table:cell-content-change table:id="ct124">
          <table:cell-address table:column="9" table:row="139" table:table="0"/>
          <office:change-info>
            <dc:creator> </dc:creator>
            <dc:date>2023-04-03T06:43:42.443781552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139" table:table="0"/>
          <office:change-info>
            <dc:creator> </dc:creator>
            <dc:date>2023-04-03T06:43:42.443805056</dc:date>
          </office:change-info>
          <table:previous>
            <table:change-track-table-cell/>
          </table:previous>
        </table:cell-content-change>
        <table:cell-content-change table:id="ct126">
          <table:cell-address table:column="11" table:row="139" table:table="0"/>
          <office:change-info>
            <dc:creator> </dc:creator>
            <dc:date>2023-04-03T06:43:42.443828390</dc:date>
          </office:change-info>
          <table:previous>
            <table:change-track-table-cell/>
          </table:previous>
        </table:cell-content-change>
        <table:cell-content-change table:id="ct127">
          <table:cell-address table:column="12" table:row="139" table:table="0"/>
          <office:change-info>
            <dc:creator> </dc:creator>
            <dc:date>2023-04-03T06:43:42.443852997</dc:date>
          </office:change-info>
          <table:previous>
            <table:change-track-table-cell/>
          </table:previous>
        </table:cell-content-change>
        <table:cell-content-change table:id="ct128">
          <table:cell-address table:column="7" table:row="136" table:table="0"/>
          <office:change-info>
            <dc:creator> </dc:creator>
            <dc:date>2023-04-03T06:44:00.651151644</dc:date>
          </office:change-info>
          <table:previous>
            <table:change-track-table-cell/>
          </table:previous>
        </table:cell-content-change>
        <table:cell-content-change table:id="ct129">
          <table:cell-address table:column="7" table:row="136" table:table="0"/>
          <office:change-info>
            <dc:creator> </dc:creator>
            <dc:date>2023-04-03T06:44:11.866094446</dc:date>
          </office:change-info>
          <table:previous table:id="ct128">
            <table:change-track-table-cell office:value-type="float" office:value="0.1"/>
          </table:previous>
        </table:cell-content-change>
        <table:cell-content-change table:id="ct130">
          <table:cell-address table:column="7" table:row="141" table:table="0"/>
          <office:change-info>
            <dc:creator> </dc:creator>
            <dc:date>2023-04-03T06:44:30.634944079</dc:date>
          </office:change-info>
          <table:previous table:id="ct103">
            <table:change-track-table-cell/>
          </table:previous>
        </table:cell-content-change>
        <table:cell-content-change table:id="ct131">
          <table:cell-address table:column="7" table:row="142" table:table="0"/>
          <office:change-info>
            <dc:creator> </dc:creator>
            <dc:date>2023-04-03T06:44:33.978962235</dc:date>
          </office:change-info>
          <table:previous>
            <table:change-track-table-cell/>
          </table:previous>
        </table:cell-content-change>
        <table:cell-content-change table:id="ct132">
          <table:cell-address table:column="7" table:row="143" table:table="0"/>
          <office:change-info>
            <dc:creator> </dc:creator>
            <dc:date>2023-04-03T06:44:51.639306823</dc:date>
          </office:change-info>
          <table:previous>
            <table:change-track-table-cell/>
          </table:previous>
        </table:cell-content-change>
        <table:cell-content-change table:id="ct133">
          <table:cell-address table:column="7" table:row="143" table:table="0"/>
          <office:change-info>
            <dc:creator> </dc:creator>
            <dc:date>2023-04-03T06:45:27.449792196</dc:date>
          </office:change-info>
          <table:previous table:id="ct132">
            <table:change-track-table-cell table:cell-address="Sheet1.H144" table:formula="of:=([.H142]-[.H143])/SQRT([.H143])" office:value-type="float" office:value="8.07603631149365"/>
          </table:previous>
        </table:cell-content-change>
        <table:cell-content-change table:id="ct134">
          <table:cell-address table:column="7" table:row="136" table:table="0"/>
          <office:change-info>
            <dc:creator> </dc:creator>
            <dc:date>2023-04-03T06:45:33.916757534</dc:date>
          </office:change-info>
          <table:previous table:id="ct129">
            <table:change-track-table-cell office:value-type="float" office:value="0.15"/>
          </table:previous>
        </table:cell-content-change>
        <table:cell-content-change table:id="ct135">
          <table:cell-address table:column="7" table:row="140" table:table="0"/>
          <office:change-info>
            <dc:creator> </dc:creator>
            <dc:date>2023-04-03T15:23:25.068945336</dc:date>
          </office:change-info>
          <table:previous>
            <table:change-track-table-cell/>
          </table:previous>
        </table:cell-content-change>
        <table:cell-content-change table:id="ct136">
          <table:cell-address table:column="8" table:row="140" table:table="0"/>
          <office:change-info>
            <dc:creator> </dc:creator>
            <dc:date>2023-04-03T15:23:28.410039774</dc:date>
          </office:change-info>
          <table:previous>
            <table:change-track-table-cell/>
          </table:previous>
        </table:cell-content-change>
        <table:cell-content-change table:id="ct137">
          <table:cell-address table:column="9" table:row="140" table:table="0"/>
          <office:change-info>
            <dc:creator> </dc:creator>
            <dc:date>2023-04-03T15:23:28.410056816</dc:date>
          </office:change-info>
          <table:previous>
            <table:change-track-table-cell/>
          </table:previous>
        </table:cell-content-change>
        <table:cell-content-change table:id="ct138">
          <table:cell-address table:column="10" table:row="140" table:table="0"/>
          <office:change-info>
            <dc:creator> </dc:creator>
            <dc:date>2023-04-03T15:23:28.410067736</dc:date>
          </office:change-info>
          <table:previous>
            <table:change-track-table-cell/>
          </table:previous>
        </table:cell-content-change>
        <table:cell-content-change table:id="ct139">
          <table:cell-address table:column="11" table:row="140" table:table="0"/>
          <office:change-info>
            <dc:creator> </dc:creator>
            <dc:date>2023-04-03T15:23:28.410077925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140" table:table="0"/>
          <office:change-info>
            <dc:creator> </dc:creator>
            <dc:date>2023-04-03T15:23:28.410087814</dc:date>
          </office:change-info>
          <table:previous>
            <table:change-track-table-cell/>
          </table:previous>
        </table:cell-content-change>
        <table:cell-content-change table:id="ct141">
          <table:cell-address table:column="13" table:row="140" table:table="0"/>
          <office:change-info>
            <dc:creator> </dc:creator>
            <dc:date>2023-04-03T15:23:35.009075636</dc:date>
          </office:change-info>
          <table:previous>
            <table:change-track-table-cell/>
          </table:previous>
        </table:cell-content-change>
        <table:cell-content-change table:id="ct142">
          <table:cell-address table:column="13" table:row="140" table:table="0"/>
          <office:change-info>
            <dc:creator> </dc:creator>
            <dc:date>2023-04-03T15:23:39.649763089</dc:date>
          </office:change-info>
          <table:previous table:id="ct141">
            <table:change-track-table-cell table:cell-address="Sheet1.N141" table:formula="of:=SUM([.H141:.M141])" office:value-type="float" office:value="11.3883381979073"/>
          </table:previous>
        </table:cell-content-change>
        <table:cell-content-change table:id="ct143">
          <table:cell-address table:column="7" table:row="136" table:table="0"/>
          <office:change-info>
            <dc:creator> </dc:creator>
            <dc:date>2023-04-03T15:23:45.996052064</dc:date>
          </office:change-info>
          <table:previous table:id="ct134">
            <table:change-track-table-cell office:value-type="float" office:value="0.1"/>
          </table:previous>
        </table:cell-content-change>
        <table:cell-content-change table:id="ct144">
          <table:cell-address table:column="7" table:row="136" table:table="0"/>
          <office:change-info>
            <dc:creator> </dc:creator>
            <dc:date>2023-04-03T15:23:52.453224069</dc:date>
          </office:change-info>
          <table:previous table:id="ct143">
            <table:change-track-table-cell office:value-type="float" office:value="0.15"/>
          </table:previous>
        </table:cell-content-change>
        <table:cell-content-change table:id="ct145">
          <table:cell-address table:column="6" table:row="147" table:table="0"/>
          <office:change-info>
            <dc:creator> </dc:creator>
            <dc:date>2023-04-04T11:06:19.960661942</dc:date>
          </office:change-info>
          <table:previous>
            <table:change-track-table-cell/>
          </table:previous>
        </table:cell-content-change>
        <table:cell-content-change table:id="ct146">
          <table:cell-address table:column="6" table:row="149" table:table="0"/>
          <office:change-info>
            <dc:creator> </dc:creator>
            <dc:date>2023-04-04T11:07:27.042949646</dc:date>
          </office:change-info>
          <table:previous>
            <table:change-track-table-cell/>
          </table:previous>
        </table:cell-content-change>
        <table:cell-content-change table:id="ct147">
          <table:cell-address table:column="7" table:row="149" table:table="0"/>
          <office:change-info>
            <dc:creator> </dc:creator>
            <dc:date>2023-04-04T11:07:31.297223020</dc:date>
          </office:change-info>
          <table:previous>
            <table:change-track-table-cell/>
          </table:previous>
        </table:cell-content-change>
        <table:cell-content-change table:id="ct148">
          <table:cell-address table:column="6" table:row="150" table:table="0"/>
          <office:change-info>
            <dc:creator> </dc:creator>
            <dc:date>2023-04-04T11:07:35.701142845</dc:date>
          </office:change-info>
          <table:previous>
            <table:change-track-table-cell/>
          </table:previous>
        </table:cell-content-change>
        <table:cell-content-change table:id="ct149">
          <table:cell-address table:column="7" table:row="150" table:table="0"/>
          <office:change-info>
            <dc:creator> </dc:creator>
            <dc:date>2023-04-04T11:07:37.980221139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151" table:table="0"/>
          <office:change-info>
            <dc:creator> </dc:creator>
            <dc:date>2023-04-04T11:08:00.074753094</dc:date>
          </office:change-info>
          <table:previous>
            <table:change-track-table-cell/>
          </table:previous>
        </table:cell-content-change>
        <table:cell-content-change table:id="ct151">
          <table:cell-address table:column="7" table:row="151" table:table="0"/>
          <office:change-info>
            <dc:creator> </dc:creator>
            <dc:date>2023-04-04T11:08:03.350428147</dc:date>
          </office:change-info>
          <table:previous>
            <table:change-track-table-cell/>
          </table:previous>
        </table:cell-content-change>
        <table:cell-content-change table:id="ct152">
          <table:cell-address table:column="6" table:row="152" table:table="0"/>
          <office:change-info>
            <dc:creator> </dc:creator>
            <dc:date>2023-04-04T11:08:12.458017182</dc:date>
          </office:change-info>
          <table:previous>
            <table:change-track-table-cell/>
          </table:previous>
        </table:cell-content-change>
        <table:cell-content-change table:id="ct153">
          <table:cell-address table:column="7" table:row="152" table:table="0"/>
          <office:change-info>
            <dc:creator> </dc:creator>
            <dc:date>2023-04-04T11:08:14.496895457</dc:date>
          </office:change-info>
          <table:previous>
            <table:change-track-table-cell/>
          </table:previous>
        </table:cell-content-change>
        <table:cell-content-change table:id="ct154">
          <table:cell-address table:column="6" table:row="153" table:table="0"/>
          <office:change-info>
            <dc:creator> </dc:creator>
            <dc:date>2023-04-04T11:08:20.149270068</dc:date>
          </office:change-info>
          <table:previous>
            <table:change-track-table-cell/>
          </table:previous>
        </table:cell-content-change>
        <table:cell-content-change table:id="ct155">
          <table:cell-address table:column="7" table:row="153" table:table="0"/>
          <office:change-info>
            <dc:creator> </dc:creator>
            <dc:date>2023-04-04T11:08:23.198510209</dc:date>
          </office:change-info>
          <table:previous>
            <table:change-track-table-cell/>
          </table:previous>
        </table:cell-content-change>
        <table:cell-content-change table:id="ct156">
          <table:cell-address table:column="6" table:row="154" table:table="0"/>
          <office:change-info>
            <dc:creator> </dc:creator>
            <dc:date>2023-04-04T11:08:30.362222533</dc:date>
          </office:change-info>
          <table:previous>
            <table:change-track-table-cell/>
          </table:previous>
        </table:cell-content-change>
        <table:cell-content-change table:id="ct157">
          <table:cell-address table:column="7" table:row="154" table:table="0"/>
          <office:change-info>
            <dc:creator> </dc:creator>
            <dc:date>2023-04-04T11:08:32.843621284</dc:date>
          </office:change-info>
          <table:previous>
            <table:change-track-table-cell/>
          </table:previous>
        </table:cell-content-change>
        <table:cell-content-change table:id="ct158">
          <table:cell-address table:column="6" table:row="155" table:table="0"/>
          <office:change-info>
            <dc:creator> </dc:creator>
            <dc:date>2023-04-04T11:08:40.100707688</dc:date>
          </office:change-info>
          <table:previous>
            <table:change-track-table-cell/>
          </table:previous>
        </table:cell-content-change>
        <table:cell-content-change table:id="ct159">
          <table:cell-address table:column="6" table:row="155" table:table="0"/>
          <office:change-info>
            <dc:creator> </dc:creator>
            <dc:date>2023-04-04T11:08:45.720775043</dc:date>
          </office:change-info>
          <table:previous table:id="ct158">
            <table:change-track-table-cell office:value-type="float" office:value="490"/>
          </table:previous>
        </table:cell-content-change>
        <table:cell-content-change table:id="ct160">
          <table:cell-address table:column="7" table:row="155" table:table="0"/>
          <office:change-info>
            <dc:creator> </dc:creator>
            <dc:date>2023-04-04T11:08:48.970752853</dc:date>
          </office:change-info>
          <table:previous>
            <table:change-track-table-cell/>
          </table:previous>
        </table:cell-content-change>
        <table:cell-content-change table:id="ct161">
          <table:cell-address table:column="6" table:row="156" table:table="0"/>
          <office:change-info>
            <dc:creator> </dc:creator>
            <dc:date>2023-04-04T11:08:54.286401073</dc:date>
          </office:change-info>
          <table:previous>
            <table:change-track-table-cell/>
          </table:previous>
        </table:cell-content-change>
        <table:cell-content-change table:id="ct162">
          <table:cell-address table:column="7" table:row="156" table:table="0"/>
          <office:change-info>
            <dc:creator> </dc:creator>
            <dc:date>2023-04-04T11:09:03.256849764</dc:date>
          </office:change-info>
          <table:previous>
            <table:change-track-table-cell/>
          </table:previous>
        </table:cell-content-change>
        <table:cell-content-change table:id="ct163">
          <table:cell-address table:column="6" table:row="157" table:table="0"/>
          <office:change-info>
            <dc:creator> </dc:creator>
            <dc:date>2023-04-04T11:09:09.486847481</dc:date>
          </office:change-info>
          <table:previous>
            <table:change-track-table-cell/>
          </table:previous>
        </table:cell-content-change>
        <table:cell-content-change table:id="ct164">
          <table:cell-address table:column="7" table:row="157" table:table="0"/>
          <office:change-info>
            <dc:creator> </dc:creator>
            <dc:date>2023-04-04T11:09:14.753058253</dc:date>
          </office:change-info>
          <table:previous>
            <table:change-track-table-cell/>
          </table:previous>
        </table:cell-content-change>
        <table:cell-content-change table:id="ct165">
          <table:cell-address table:column="6" table:row="158" table:table="0"/>
          <office:change-info>
            <dc:creator> </dc:creator>
            <dc:date>2023-04-04T11:09:19.045767732</dc:date>
          </office:change-info>
          <table:previous>
            <table:change-track-table-cell/>
          </table:previous>
        </table:cell-content-change>
        <table:cell-content-change table:id="ct166">
          <table:cell-address table:column="7" table:row="158" table:table="0"/>
          <office:change-info>
            <dc:creator> </dc:creator>
            <dc:date>2023-04-04T11:09:25.150466310</dc:date>
          </office:change-info>
          <table:previous>
            <table:change-track-table-cell/>
          </table:previous>
        </table:cell-content-change>
        <table:cell-content-change table:id="ct167">
          <table:cell-address table:column="5" table:row="149" table:table="0"/>
          <office:change-info>
            <dc:creator> </dc:creator>
            <dc:date>2023-04-04T11:09:30.488834632</dc:date>
          </office:change-info>
          <table:previous>
            <table:change-track-table-cell/>
          </table:previous>
        </table:cell-content-change>
        <table:cell-content-change table:id="ct168">
          <table:cell-address table:column="5" table:row="160" table:table="0"/>
          <office:change-info>
            <dc:creator> </dc:creator>
            <dc:date>2023-04-04T11:09:39.986345421</dc:date>
          </office:change-info>
          <table:previous>
            <table:change-track-table-cell/>
          </table:previous>
        </table:cell-content-change>
        <table:cell-content-change table:id="ct169">
          <table:cell-address table:column="6" table:row="160" table:table="0"/>
          <office:change-info>
            <dc:creator> </dc:creator>
            <dc:date>2023-04-04T11:09:47.899487205</dc:date>
          </office:change-info>
          <table:previous>
            <table:change-track-table-cell/>
          </table:previous>
        </table:cell-content-change>
        <table:cell-content-change table:id="ct170">
          <table:cell-address table:column="7" table:row="160" table:table="0"/>
          <office:change-info>
            <dc:creator> </dc:creator>
            <dc:date>2023-04-04T11:09:49.751885156</dc:date>
          </office:change-info>
          <table:previous>
            <table:change-track-table-cell/>
          </table:previous>
        </table:cell-content-change>
        <table:cell-content-change table:id="ct171">
          <table:cell-address table:column="6" table:row="161" table:table="0"/>
          <office:change-info>
            <dc:creator> </dc:creator>
            <dc:date>2023-04-04T11:09:53.600572291</dc:date>
          </office:change-info>
          <table:previous>
            <table:change-track-table-cell/>
          </table:previous>
        </table:cell-content-change>
        <table:cell-content-change table:id="ct172">
          <table:cell-address table:column="7" table:row="161" table:table="0"/>
          <office:change-info>
            <dc:creator> </dc:creator>
            <dc:date>2023-04-04T11:09:54.626443205</dc:date>
          </office:change-info>
          <table:previous>
            <table:change-track-table-cell/>
          </table:previous>
        </table:cell-content-change>
        <table:cell-content-change table:id="ct173">
          <table:cell-address table:column="6" table:row="162" table:table="0"/>
          <office:change-info>
            <dc:creator> </dc:creator>
            <dc:date>2023-04-04T11:10:00.423147688</dc:date>
          </office:change-info>
          <table:previous>
            <table:change-track-table-cell/>
          </table:previous>
        </table:cell-content-change>
        <table:cell-content-change table:id="ct174">
          <table:cell-address table:column="7" table:row="162" table:table="0"/>
          <office:change-info>
            <dc:creator> </dc:creator>
            <dc:date>2023-04-04T11:10:05.087261775</dc:date>
          </office:change-info>
          <table:previous>
            <table:change-track-table-cell/>
          </table:previous>
        </table:cell-content-change>
        <table:cell-content-change table:id="ct175">
          <table:cell-address table:column="6" table:row="163" table:table="0"/>
          <office:change-info>
            <dc:creator> </dc:creator>
            <dc:date>2023-04-04T11:10:10.137531189</dc:date>
          </office:change-info>
          <table:previous>
            <table:change-track-table-cell/>
          </table:previous>
        </table:cell-content-change>
        <table:cell-content-change table:id="ct176">
          <table:cell-address table:column="7" table:row="163" table:table="0"/>
          <office:change-info>
            <dc:creator> </dc:creator>
            <dc:date>2023-04-04T11:10:17.677357232</dc:date>
          </office:change-info>
          <table:previous>
            <table:change-track-table-cell/>
          </table:previous>
        </table:cell-content-change>
        <table:cell-content-change table:id="ct177">
          <table:cell-address table:column="6" table:row="164" table:table="0"/>
          <office:change-info>
            <dc:creator> </dc:creator>
            <dc:date>2023-04-04T11:10:22.553869165</dc:date>
          </office:change-info>
          <table:previous>
            <table:change-track-table-cell/>
          </table:previous>
        </table:cell-content-change>
        <table:cell-content-change table:id="ct178">
          <table:cell-address table:column="7" table:row="164" table:table="0"/>
          <office:change-info>
            <dc:creator> </dc:creator>
            <dc:date>2023-04-04T11:10:24.484072761</dc:date>
          </office:change-info>
          <table:previous>
            <table:change-track-table-cell/>
          </table:previous>
        </table:cell-content-change>
        <table:cell-content-change table:id="ct179">
          <table:cell-address table:column="6" table:row="165" table:table="0"/>
          <office:change-info>
            <dc:creator> </dc:creator>
            <dc:date>2023-04-04T11:10:30.576008497</dc:date>
          </office:change-info>
          <table:previous>
            <table:change-track-table-cell/>
          </table:previous>
        </table:cell-content-change>
        <table:cell-content-change table:id="ct180">
          <table:cell-address table:column="7" table:row="165" table:table="0"/>
          <office:change-info>
            <dc:creator> </dc:creator>
            <dc:date>2023-04-04T11:10:33.286593455</dc:date>
          </office:change-info>
          <table:previous>
            <table:change-track-table-cell/>
          </table:previous>
        </table:cell-content-change>
        <table:cell-content-change table:id="ct181">
          <table:cell-address table:column="6" table:row="166" table:table="0"/>
          <office:change-info>
            <dc:creator> </dc:creator>
            <dc:date>2023-04-04T11:10:39.905002172</dc:date>
          </office:change-info>
          <table:previous>
            <table:change-track-table-cell/>
          </table:previous>
        </table:cell-content-change>
        <table:cell-content-change table:id="ct182">
          <table:cell-address table:column="7" table:row="166" table:table="0"/>
          <office:change-info>
            <dc:creator> </dc:creator>
            <dc:date>2023-04-04T11:10:44.120975580</dc:date>
          </office:change-info>
          <table:previous>
            <table:change-track-table-cell/>
          </table:previous>
        </table:cell-content-change>
        <table:cell-content-change table:id="ct183">
          <table:cell-address table:column="6" table:row="167" table:table="0"/>
          <office:change-info>
            <dc:creator> </dc:creator>
            <dc:date>2023-04-04T11:10:46.998354718</dc:date>
          </office:change-info>
          <table:previous>
            <table:change-track-table-cell/>
          </table:previous>
        </table:cell-content-change>
        <table:cell-content-change table:id="ct184">
          <table:cell-address table:column="7" table:row="167" table:table="0"/>
          <office:change-info>
            <dc:creator> </dc:creator>
            <dc:date>2023-04-04T11:10:49.278416238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168" table:table="0"/>
          <office:change-info>
            <dc:creator> </dc:creator>
            <dc:date>2023-04-04T11:10:53.796810598</dc:date>
          </office:change-info>
          <table:previous>
            <table:change-track-table-cell/>
          </table:previous>
        </table:cell-content-change>
        <table:cell-content-change table:id="ct186">
          <table:cell-address table:column="7" table:row="168" table:table="0"/>
          <office:change-info>
            <dc:creator> </dc:creator>
            <dc:date>2023-04-04T11:10:55.561853638</dc:date>
          </office:change-info>
          <table:previous>
            <table:change-track-table-cell/>
          </table:previous>
        </table:cell-content-change>
        <table:cell-content-change table:id="ct187">
          <table:cell-address table:column="6" table:row="169" table:table="0"/>
          <office:change-info>
            <dc:creator> </dc:creator>
            <dc:date>2023-04-04T11:11:04.730116362</dc:date>
          </office:change-info>
          <table:previous>
            <table:change-track-table-cell/>
          </table:previous>
        </table:cell-content-change>
        <table:cell-content-change table:id="ct188">
          <table:cell-address table:column="7" table:row="169" table:table="0"/>
          <office:change-info>
            <dc:creator> </dc:creator>
            <dc:date>2023-04-04T11:11:07.263708014</dc:date>
          </office:change-info>
          <table:previous>
            <table:change-track-table-cell/>
          </table:previous>
        </table:cell-content-change>
        <table:cell-content-change table:id="ct189">
          <table:cell-address table:column="5" table:row="171" table:table="0"/>
          <office:change-info>
            <dc:creator> </dc:creator>
            <dc:date>2023-04-04T11:11:15.482969192</dc:date>
          </office:change-info>
          <table:previous>
            <table:change-track-table-cell/>
          </table:previous>
        </table:cell-content-change>
        <table:cell-content-change table:id="ct190">
          <table:cell-address table:column="6" table:row="171" table:table="0"/>
          <office:change-info>
            <dc:creator> </dc:creator>
            <dc:date>2023-04-04T11:11:24.182682159</dc:date>
          </office:change-info>
          <table:previous>
            <table:change-track-table-cell/>
          </table:previous>
        </table:cell-content-change>
        <table:cell-content-change table:id="ct191">
          <table:cell-address table:column="7" table:row="171" table:table="0"/>
          <office:change-info>
            <dc:creator> </dc:creator>
            <dc:date>2023-04-04T11:11:25.602936357</dc:date>
          </office:change-info>
          <table:previous>
            <table:change-track-table-cell/>
          </table:previous>
        </table:cell-content-change>
        <table:cell-content-change table:id="ct192">
          <table:cell-address table:column="6" table:row="172" table:table="0"/>
          <office:change-info>
            <dc:creator> </dc:creator>
            <dc:date>2023-04-04T11:11:30.172494444</dc:date>
          </office:change-info>
          <table:previous>
            <table:change-track-table-cell/>
          </table:previous>
        </table:cell-content-change>
        <table:cell-content-change table:id="ct193">
          <table:cell-address table:column="7" table:row="172" table:table="0"/>
          <office:change-info>
            <dc:creator> </dc:creator>
            <dc:date>2023-04-04T11:11:31.855483524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73" table:table="0"/>
          <office:change-info>
            <dc:creator> </dc:creator>
            <dc:date>2023-04-04T11:11:37.879657090</dc:date>
          </office:change-info>
          <table:previous>
            <table:change-track-table-cell/>
          </table:previous>
        </table:cell-content-change>
        <table:cell-content-change table:id="ct195">
          <table:cell-address table:column="7" table:row="173" table:table="0"/>
          <office:change-info>
            <dc:creator> </dc:creator>
            <dc:date>2023-04-04T11:11:39.652195324</dc:date>
          </office:change-info>
          <table:previous>
            <table:change-track-table-cell/>
          </table:previous>
        </table:cell-content-change>
        <table:cell-content-change table:id="ct196">
          <table:cell-address table:column="6" table:row="174" table:table="0"/>
          <office:change-info>
            <dc:creator> </dc:creator>
            <dc:date>2023-04-04T11:11:45.243573052</dc:date>
          </office:change-info>
          <table:previous>
            <table:change-track-table-cell/>
          </table:previous>
        </table:cell-content-change>
        <table:cell-content-change table:id="ct197">
          <table:cell-address table:column="7" table:row="174" table:table="0"/>
          <office:change-info>
            <dc:creator> </dc:creator>
            <dc:date>2023-04-04T11:11:47.753056016</dc:date>
          </office:change-info>
          <table:previous>
            <table:change-track-table-cell/>
          </table:previous>
        </table:cell-content-change>
        <table:cell-content-change table:id="ct198">
          <table:cell-address table:column="6" table:row="175" table:table="0"/>
          <office:change-info>
            <dc:creator> </dc:creator>
            <dc:date>2023-04-04T11:11:53.668243672</dc:date>
          </office:change-info>
          <table:previous>
            <table:change-track-table-cell/>
          </table:previous>
        </table:cell-content-change>
        <table:cell-content-change table:id="ct199">
          <table:cell-address table:column="7" table:row="175" table:table="0"/>
          <office:change-info>
            <dc:creator> </dc:creator>
            <dc:date>2023-04-04T11:11:54.883818577</dc:date>
          </office:change-info>
          <table:previous>
            <table:change-track-table-cell/>
          </table:previous>
        </table:cell-content-change>
        <table:cell-content-change table:id="ct200">
          <table:cell-address table:column="6" table:row="176" table:table="0"/>
          <office:change-info>
            <dc:creator> </dc:creator>
            <dc:date>2023-04-04T11:12:00.385509151</dc:date>
          </office:change-info>
          <table:previous>
            <table:change-track-table-cell/>
          </table:previous>
        </table:cell-content-change>
        <table:cell-content-change table:id="ct201">
          <table:cell-address table:column="7" table:row="176" table:table="0"/>
          <office:change-info>
            <dc:creator> </dc:creator>
            <dc:date>2023-04-04T11:12:02.413581989</dc:date>
          </office:change-info>
          <table:previous>
            <table:change-track-table-cell/>
          </table:previous>
        </table:cell-content-change>
        <table:cell-content-change table:id="ct202">
          <table:cell-address table:column="6" table:row="177" table:table="0"/>
          <office:change-info>
            <dc:creator> </dc:creator>
            <dc:date>2023-04-04T11:12:07.048375668</dc:date>
          </office:change-info>
          <table:previous>
            <table:change-track-table-cell/>
          </table:previous>
        </table:cell-content-change>
        <table:cell-content-change table:id="ct203">
          <table:cell-address table:column="7" table:row="177" table:table="0"/>
          <office:change-info>
            <dc:creator> </dc:creator>
            <dc:date>2023-04-04T11:12:09.476860101</dc:date>
          </office:change-info>
          <table:previous>
            <table:change-track-table-cell/>
          </table:previous>
        </table:cell-content-change>
        <table:cell-content-change table:id="ct204">
          <table:cell-address table:column="6" table:row="178" table:table="0"/>
          <office:change-info>
            <dc:creator> </dc:creator>
            <dc:date>2023-04-04T11:12:20.101072298</dc:date>
          </office:change-info>
          <table:previous>
            <table:change-track-table-cell/>
          </table:previous>
        </table:cell-content-change>
        <table:cell-content-change table:id="ct205">
          <table:cell-address table:column="7" table:row="178" table:table="0"/>
          <office:change-info>
            <dc:creator> </dc:creator>
            <dc:date>2023-04-04T11:12:30.106686259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79" table:table="0"/>
          <office:change-info>
            <dc:creator> </dc:creator>
            <dc:date>2023-04-04T11:12:33.774355851</dc:date>
          </office:change-info>
          <table:previous>
            <table:change-track-table-cell/>
          </table:previous>
        </table:cell-content-change>
        <table:cell-content-change table:id="ct207">
          <table:cell-address table:column="7" table:row="179" table:table="0"/>
          <office:change-info>
            <dc:creator> </dc:creator>
            <dc:date>2023-04-04T11:12:42.840327268</dc:date>
          </office:change-info>
          <table:previous>
            <table:change-track-table-cell/>
          </table:previous>
        </table:cell-content-change>
        <table:cell-content-change table:id="ct208">
          <table:cell-address table:column="5" table:row="181" table:table="0"/>
          <office:change-info>
            <dc:creator> </dc:creator>
            <dc:date>2023-04-04T11:12:48.198674997</dc:date>
          </office:change-info>
          <table:previous>
            <table:change-track-table-cell/>
          </table:previous>
        </table:cell-content-change>
        <table:cell-content-change table:id="ct209">
          <table:cell-address table:column="6" table:row="181" table:table="0"/>
          <office:change-info>
            <dc:creator> </dc:creator>
            <dc:date>2023-04-04T11:12:56.061454980</dc:date>
          </office:change-info>
          <table:previous>
            <table:change-track-table-cell/>
          </table:previous>
        </table:cell-content-change>
        <table:cell-content-change table:id="ct210">
          <table:cell-address table:column="7" table:row="181" table:table="0"/>
          <office:change-info>
            <dc:creator> </dc:creator>
            <dc:date>2023-04-04T11:12:57.927439366</dc:date>
          </office:change-info>
          <table:previous>
            <table:change-track-table-cell/>
          </table:previous>
        </table:cell-content-change>
        <table:cell-content-change table:id="ct211">
          <table:cell-address table:column="6" table:row="182" table:table="0"/>
          <office:change-info>
            <dc:creator> </dc:creator>
            <dc:date>2023-04-04T11:13:01.964961116</dc:date>
          </office:change-info>
          <table:previous>
            <table:change-track-table-cell/>
          </table:previous>
        </table:cell-content-change>
        <table:cell-content-change table:id="ct212">
          <table:cell-address table:column="7" table:row="182" table:table="0"/>
          <office:change-info>
            <dc:creator> </dc:creator>
            <dc:date>2023-04-04T11:13:03.785339356</dc:date>
          </office:change-info>
          <table:previous>
            <table:change-track-table-cell/>
          </table:previous>
        </table:cell-content-change>
        <table:cell-content-change table:id="ct213">
          <table:cell-address table:column="6" table:row="183" table:table="0"/>
          <office:change-info>
            <dc:creator> </dc:creator>
            <dc:date>2023-04-04T11:13:08.534010534</dc:date>
          </office:change-info>
          <table:previous>
            <table:change-track-table-cell/>
          </table:previous>
        </table:cell-content-change>
        <table:cell-content-change table:id="ct214">
          <table:cell-address table:column="7" table:row="183" table:table="0"/>
          <office:change-info>
            <dc:creator> </dc:creator>
            <dc:date>2023-04-04T11:13:09.885351966</dc:date>
          </office:change-info>
          <table:previous>
            <table:change-track-table-cell/>
          </table:previous>
        </table:cell-content-change>
        <table:cell-content-change table:id="ct215">
          <table:cell-address table:column="6" table:row="184" table:table="0"/>
          <office:change-info>
            <dc:creator> </dc:creator>
            <dc:date>2023-04-04T11:13:15.163712483</dc:date>
          </office:change-info>
          <table:previous>
            <table:change-track-table-cell/>
          </table:previous>
        </table:cell-content-change>
        <table:cell-content-change table:id="ct216">
          <table:cell-address table:column="7" table:row="184" table:table="0"/>
          <office:change-info>
            <dc:creator> </dc:creator>
            <dc:date>2023-04-04T11:13:18.984357828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184" table:table="0"/>
          <office:change-info>
            <dc:creator> </dc:creator>
            <dc:date>2023-04-04T11:13:41.428619028</dc:date>
          </office:change-info>
          <table:previous table:id="ct216">
            <table:change-track-table-cell office:value-type="float" office:value="32"/>
          </table:previous>
        </table:cell-content-change>
        <table:cell-content-change table:id="ct218">
          <table:cell-address table:column="6" table:row="185" table:table="0"/>
          <office:change-info>
            <dc:creator> </dc:creator>
            <dc:date>2023-04-04T11:13:46.766911856</dc:date>
          </office:change-info>
          <table:previous>
            <table:change-track-table-cell/>
          </table:previous>
        </table:cell-content-change>
        <table:cell-content-change table:id="ct219">
          <table:cell-address table:column="7" table:row="185" table:table="0"/>
          <office:change-info>
            <dc:creator> </dc:creator>
            <dc:date>2023-04-04T11:13:51.448381438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186" table:table="0"/>
          <office:change-info>
            <dc:creator> </dc:creator>
            <dc:date>2023-04-04T11:13:54.220077365</dc:date>
          </office:change-info>
          <table:previous>
            <table:change-track-table-cell/>
          </table:previous>
        </table:cell-content-change>
        <table:cell-content-change table:id="ct221">
          <table:cell-address table:column="7" table:row="186" table:table="0"/>
          <office:change-info>
            <dc:creator> </dc:creator>
            <dc:date>2023-04-04T11:13:55.520613809</dc:date>
          </office:change-info>
          <table:previous>
            <table:change-track-table-cell/>
          </table:previous>
        </table:cell-content-change>
        <table:cell-content-change table:id="ct222">
          <table:cell-address table:column="6" table:row="187" table:table="0"/>
          <office:change-info>
            <dc:creator> </dc:creator>
            <dc:date>2023-04-04T11:14:03.806953156</dc:date>
          </office:change-info>
          <table:previous>
            <table:change-track-table-cell/>
          </table:previous>
        </table:cell-content-change>
        <table:cell-content-change table:id="ct223">
          <table:cell-address table:column="7" table:row="187" table:table="0"/>
          <office:change-info>
            <dc:creator> </dc:creator>
            <dc:date>2023-04-04T11:14:05.278699629</dc:date>
          </office:change-info>
          <table:previous>
            <table:change-track-table-cell/>
          </table:previous>
        </table:cell-content-change>
        <table:cell-content-change table:id="ct224">
          <table:cell-address table:column="6" table:row="188" table:table="0"/>
          <office:change-info>
            <dc:creator> </dc:creator>
            <dc:date>2023-04-04T11:14:11.689030993</dc:date>
          </office:change-info>
          <table:previous>
            <table:change-track-table-cell/>
          </table:previous>
        </table:cell-content-change>
        <table:cell-content-change table:id="ct225">
          <table:cell-address table:column="7" table:row="188" table:table="0"/>
          <office:change-info>
            <dc:creator> </dc:creator>
            <dc:date>2023-04-04T11:14:13.860813520</dc:date>
          </office:change-info>
          <table:previous>
            <table:change-track-table-cell/>
          </table:previous>
        </table:cell-content-change>
        <table:cell-content-change table:id="ct226">
          <table:cell-address table:column="6" table:row="189" table:table="0"/>
          <office:change-info>
            <dc:creator> </dc:creator>
            <dc:date>2023-04-04T11:14:20.807751920</dc:date>
          </office:change-info>
          <table:previous>
            <table:change-track-table-cell/>
          </table:previous>
        </table:cell-content-change>
        <table:cell-content-change table:id="ct227">
          <table:cell-address table:column="7" table:row="189" table:table="0"/>
          <office:change-info>
            <dc:creator> </dc:creator>
            <dc:date>2023-04-04T11:14:23.517214040</dc:date>
          </office:change-info>
          <table:previous>
            <table:change-track-table-cell/>
          </table:previous>
        </table:cell-content-change>
        <table:cell-content-change table:id="ct228">
          <table:cell-address table:column="6" table:row="191" table:table="0"/>
          <office:change-info>
            <dc:creator> </dc:creator>
            <dc:date>2023-04-04T11:14:31.081534287</dc:date>
          </office:change-info>
          <table:previous>
            <table:change-track-table-cell/>
          </table:previous>
        </table:cell-content-change>
        <table:cell-content-change table:id="ct229">
          <table:cell-address table:column="7" table:row="191" table:table="0"/>
          <office:change-info>
            <dc:creator> </dc:creator>
            <dc:date>2023-04-04T11:14:35.912088636</dc:date>
          </office:change-info>
          <table:previous>
            <table:change-track-table-cell/>
          </table:previous>
        </table:cell-content-change>
        <table:cell-content-change table:id="ct230">
          <table:cell-address table:column="6" table:row="192" table:table="0"/>
          <office:change-info>
            <dc:creator> </dc:creator>
            <dc:date>2023-04-04T11:14:40.159320487</dc:date>
          </office:change-info>
          <table:previous>
            <table:change-track-table-cell/>
          </table:previous>
        </table:cell-content-change>
        <table:cell-content-change table:id="ct231">
          <table:cell-address table:column="7" table:row="192" table:table="0"/>
          <office:change-info>
            <dc:creator> </dc:creator>
            <dc:date>2023-04-04T11:14:42.093559081</dc:date>
          </office:change-info>
          <table:previous>
            <table:change-track-table-cell/>
          </table:previous>
        </table:cell-content-change>
        <table:cell-content-change table:id="ct232">
          <table:cell-address table:column="6" table:row="193" table:table="0"/>
          <office:change-info>
            <dc:creator> </dc:creator>
            <dc:date>2023-04-04T11:14:47.435887356</dc:date>
          </office:change-info>
          <table:previous>
            <table:change-track-table-cell/>
          </table:previous>
        </table:cell-content-change>
        <table:cell-content-change table:id="ct233">
          <table:cell-address table:column="7" table:row="193" table:table="0"/>
          <office:change-info>
            <dc:creator> </dc:creator>
            <dc:date>2023-04-04T11:14:53.219646234</dc:date>
          </office:change-info>
          <table:previous>
            <table:change-track-table-cell/>
          </table:previous>
        </table:cell-content-change>
        <table:cell-content-change table:id="ct234">
          <table:cell-address table:column="6" table:row="194" table:table="0"/>
          <office:change-info>
            <dc:creator> </dc:creator>
            <dc:date>2023-04-04T11:14:56.410751832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94" table:table="0"/>
          <office:change-info>
            <dc:creator> </dc:creator>
            <dc:date>2023-04-04T11:14:58.217855854</dc:date>
          </office:change-info>
          <table:previous>
            <table:change-track-table-cell/>
          </table:previous>
        </table:cell-content-change>
        <table:cell-content-change table:id="ct236">
          <table:cell-address table:column="6" table:row="195" table:table="0"/>
          <office:change-info>
            <dc:creator> </dc:creator>
            <dc:date>2023-04-04T11:15:03.858452254</dc:date>
          </office:change-info>
          <table:previous>
            <table:change-track-table-cell/>
          </table:previous>
        </table:cell-content-change>
        <table:cell-content-change table:id="ct237">
          <table:cell-address table:column="7" table:row="195" table:table="0"/>
          <office:change-info>
            <dc:creator> </dc:creator>
            <dc:date>2023-04-04T11:15:13.446696553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96" table:table="0"/>
          <office:change-info>
            <dc:creator> </dc:creator>
            <dc:date>2023-04-04T11:15:18.413185683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96" table:table="0"/>
          <office:change-info>
            <dc:creator> </dc:creator>
            <dc:date>2023-04-04T11:15:21.200121337</dc:date>
          </office:change-info>
          <table:previous>
            <table:change-track-table-cell/>
          </table:previous>
        </table:cell-content-change>
        <table:cell-content-change table:id="ct240">
          <table:cell-address table:column="6" table:row="197" table:table="0"/>
          <office:change-info>
            <dc:creator> </dc:creator>
            <dc:date>2023-04-04T11:15:25.326537657</dc:date>
          </office:change-info>
          <table:previous>
            <table:change-track-table-cell/>
          </table:previous>
        </table:cell-content-change>
        <table:cell-content-change table:id="ct241">
          <table:cell-address table:column="7" table:row="197" table:table="0"/>
          <office:change-info>
            <dc:creator> </dc:creator>
            <dc:date>2023-04-04T11:15:28.235915582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98" table:table="0"/>
          <office:change-info>
            <dc:creator> </dc:creator>
            <dc:date>2023-04-04T11:15:34.785364541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98" table:table="0"/>
          <office:change-info>
            <dc:creator> </dc:creator>
            <dc:date>2023-04-04T11:15:36.764839998</dc:date>
          </office:change-info>
          <table:previous>
            <table:change-track-table-cell/>
          </table:previous>
        </table:cell-content-change>
        <table:cell-content-change table:id="ct244">
          <table:cell-address table:column="6" table:row="199" table:table="0"/>
          <office:change-info>
            <dc:creator> </dc:creator>
            <dc:date>2023-04-04T11:15:42.835419240</dc:date>
          </office:change-info>
          <table:previous>
            <table:change-track-table-cell/>
          </table:previous>
        </table:cell-content-change>
        <table:cell-content-change table:id="ct245">
          <table:cell-address table:column="7" table:row="199" table:table="0"/>
          <office:change-info>
            <dc:creator> </dc:creator>
            <dc:date>2023-04-04T11:15:45.246437446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201" table:table="0"/>
          <office:change-info>
            <dc:creator> </dc:creator>
            <dc:date>2023-04-04T11:15:51.925646890</dc:date>
          </office:change-info>
          <table:previous>
            <table:change-track-table-cell/>
          </table:previous>
        </table:cell-content-change>
        <table:cell-content-change table:id="ct247">
          <table:cell-address table:column="7" table:row="201" table:table="0"/>
          <office:change-info>
            <dc:creator> </dc:creator>
            <dc:date>2023-04-04T11:15:54.736536072</dc:date>
          </office:change-info>
          <table:previous>
            <table:change-track-table-cell/>
          </table:previous>
        </table:cell-content-change>
        <table:cell-content-change table:id="ct248">
          <table:cell-address table:column="6" table:row="202" table:table="0"/>
          <office:change-info>
            <dc:creator> </dc:creator>
            <dc:date>2023-04-04T11:15:59.470575698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202" table:table="0"/>
          <office:change-info>
            <dc:creator> </dc:creator>
            <dc:date>2023-04-04T11:16:01.214702090</dc:date>
          </office:change-info>
          <table:previous>
            <table:change-track-table-cell/>
          </table:previous>
        </table:cell-content-change>
        <table:cell-content-change table:id="ct250">
          <table:cell-address table:column="6" table:row="203" table:table="0"/>
          <office:change-info>
            <dc:creator> </dc:creator>
            <dc:date>2023-04-04T11:16:07.073996826</dc:date>
          </office:change-info>
          <table:previous>
            <table:change-track-table-cell/>
          </table:previous>
        </table:cell-content-change>
        <table:cell-content-change table:id="ct251">
          <table:cell-address table:column="7" table:row="203" table:table="0"/>
          <office:change-info>
            <dc:creator> </dc:creator>
            <dc:date>2023-04-04T11:16:11.194648807</dc:date>
          </office:change-info>
          <table:previous>
            <table:change-track-table-cell/>
          </table:previous>
        </table:cell-content-change>
        <table:cell-content-change table:id="ct252">
          <table:cell-address table:column="6" table:row="204" table:table="0"/>
          <office:change-info>
            <dc:creator> </dc:creator>
            <dc:date>2023-04-04T11:16:16.481358297</dc:date>
          </office:change-info>
          <table:previous>
            <table:change-track-table-cell/>
          </table:previous>
        </table:cell-content-change>
        <table:cell-content-change table:id="ct253">
          <table:cell-address table:column="7" table:row="204" table:table="0"/>
          <office:change-info>
            <dc:creator> </dc:creator>
            <dc:date>2023-04-04T11:16:18.908128659</dc:date>
          </office:change-info>
          <table:previous>
            <table:change-track-table-cell/>
          </table:previous>
        </table:cell-content-change>
        <table:cell-content-change table:id="ct254">
          <table:cell-address table:column="6" table:row="205" table:table="0"/>
          <office:change-info>
            <dc:creator> </dc:creator>
            <dc:date>2023-04-04T11:16:26.36241216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205" table:table="0"/>
          <office:change-info>
            <dc:creator> </dc:creator>
            <dc:date>2023-04-04T11:16:27.959054126</dc:date>
          </office:change-info>
          <table:previous>
            <table:change-track-table-cell/>
          </table:previous>
        </table:cell-content-change>
        <table:cell-content-change table:id="ct256">
          <table:cell-address table:column="6" table:row="206" table:table="0"/>
          <office:change-info>
            <dc:creator> </dc:creator>
            <dc:date>2023-04-04T11:16:32.781399741</dc:date>
          </office:change-info>
          <table:previous>
            <table:change-track-table-cell/>
          </table:previous>
        </table:cell-content-change>
        <table:cell-content-change table:id="ct257">
          <table:cell-address table:column="7" table:row="206" table:table="0"/>
          <office:change-info>
            <dc:creator> </dc:creator>
            <dc:date>2023-04-04T11:16:34.402416771</dc:date>
          </office:change-info>
          <table:previous>
            <table:change-track-table-cell/>
          </table:previous>
        </table:cell-content-change>
        <table:cell-content-change table:id="ct258">
          <table:cell-address table:column="6" table:row="207" table:table="0"/>
          <office:change-info>
            <dc:creator> </dc:creator>
            <dc:date>2023-04-04T11:16:40.085050728</dc:date>
          </office:change-info>
          <table:previous>
            <table:change-track-table-cell/>
          </table:previous>
        </table:cell-content-change>
        <table:cell-content-change table:id="ct259">
          <table:cell-address table:column="7" table:row="207" table:table="0"/>
          <office:change-info>
            <dc:creator> </dc:creator>
            <dc:date>2023-04-04T11:16:42.207573324</dc:date>
          </office:change-info>
          <table:previous>
            <table:change-track-table-cell/>
          </table:previous>
        </table:cell-content-change>
        <table:cell-content-change table:id="ct260">
          <table:cell-address table:column="6" table:row="208" table:table="0"/>
          <office:change-info>
            <dc:creator> </dc:creator>
            <dc:date>2023-04-04T11:16:48.243943683</dc:date>
          </office:change-info>
          <table:previous>
            <table:change-track-table-cell/>
          </table:previous>
        </table:cell-content-change>
        <table:cell-content-change table:id="ct261">
          <table:cell-address table:column="7" table:row="208" table:table="0"/>
          <office:change-info>
            <dc:creator> </dc:creator>
            <dc:date>2023-04-04T11:16:52.61760044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209" table:table="0"/>
          <office:change-info>
            <dc:creator> </dc:creator>
            <dc:date>2023-04-04T11:16:58.867608615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209" table:table="0"/>
          <office:change-info>
            <dc:creator> </dc:creator>
            <dc:date>2023-04-04T11:17:03.221561541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191" table:table="0"/>
          <office:change-info>
            <dc:creator> </dc:creator>
            <dc:date>2023-04-04T11:18:04.031135408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201" table:table="0"/>
          <office:change-info>
            <dc:creator> </dc:creator>
            <dc:date>2023-04-04T11:18:16.541302938</dc:date>
          </office:change-info>
          <table:previous>
            <table:change-track-table-cell/>
          </table:previous>
        </table:cell-content-change>
        <table:cell-content-change table:id="ct266">
          <table:cell-address table:column="10" table:row="149" table:table="0"/>
          <office:change-info>
            <dc:creator> </dc:creator>
            <dc:date>2023-04-04T11:18:19.873020481</dc:date>
          </office:change-info>
          <table:previous>
            <table:change-track-table-cell/>
          </table:previous>
        </table:cell-content-change>
        <table:cell-content-change table:id="ct267">
          <table:cell-address table:column="10" table:row="150" table:table="0"/>
          <office:change-info>
            <dc:creator> </dc:creator>
            <dc:date>2023-04-04T11:18:20.894682949</dc:date>
          </office:change-info>
          <table:previous>
            <table:change-track-table-cell/>
          </table:previous>
        </table:cell-content-change>
        <table:cell-content-change table:id="ct268">
          <table:cell-address table:column="10" table:row="151" table:table="0"/>
          <office:change-info>
            <dc:creator> </dc:creator>
            <dc:date>2023-04-04T11:18:22.003193485</dc:date>
          </office:change-info>
          <table:previous>
            <table:change-track-table-cell/>
          </table:previous>
        </table:cell-content-change>
        <table:cell-content-change table:id="ct269">
          <table:cell-address table:column="10" table:row="152" table:table="0"/>
          <office:change-info>
            <dc:creator> </dc:creator>
            <dc:date>2023-04-04T11:18:23.582509253</dc:date>
          </office:change-info>
          <table:previous>
            <table:change-track-table-cell/>
          </table:previous>
        </table:cell-content-change>
        <table:cell-content-change table:id="ct270">
          <table:cell-address table:column="10" table:row="149" table:table="0"/>
          <office:change-info>
            <dc:creator> </dc:creator>
            <dc:date>2023-04-04T11:18:49.603523669</dc:date>
          </office:change-info>
          <table:previous>
            <table:change-track-table-cell/>
          </table:previous>
        </table:cell-content-change>
        <table:cell-content-change table:id="ct271">
          <table:cell-address table:column="11" table:row="149" table:table="0"/>
          <office:change-info>
            <dc:creator> </dc:creator>
            <dc:date>2023-04-04T11:18:53.502706031</dc:date>
          </office:change-info>
          <table:previous>
            <table:change-track-table-cell/>
          </table:previous>
        </table:cell-content-change>
        <table:cell-content-change table:id="ct272">
          <table:cell-address table:column="10" table:row="150" table:table="0"/>
          <office:change-info>
            <dc:creator> </dc:creator>
            <dc:date>2023-04-04T11:19:03.117885582</dc:date>
          </office:change-info>
          <table:previous>
            <table:change-track-table-cell/>
          </table:previous>
        </table:cell-content-change>
        <table:cell-content-change table:id="ct273">
          <table:cell-address table:column="11" table:row="150" table:table="0"/>
          <office:change-info>
            <dc:creator> </dc:creator>
            <dc:date>2023-04-04T11:19:09.535897238</dc:date>
          </office:change-info>
          <table:previous>
            <table:change-track-table-cell/>
          </table:previous>
        </table:cell-content-change>
        <table:cell-content-change table:id="ct274">
          <table:cell-address table:column="10" table:row="151" table:table="0"/>
          <office:change-info>
            <dc:creator> </dc:creator>
            <dc:date>2023-04-04T11:19:16.773458106</dc:date>
          </office:change-info>
          <table:previous>
            <table:change-track-table-cell/>
          </table:previous>
        </table:cell-content-change>
        <table:cell-content-change table:id="ct275">
          <table:cell-address table:column="11" table:row="151" table:table="0"/>
          <office:change-info>
            <dc:creator> </dc:creator>
            <dc:date>2023-04-04T11:19:25.609784036</dc:date>
          </office:change-info>
          <table:previous>
            <table:change-track-table-cell/>
          </table:previous>
        </table:cell-content-change>
        <table:cell-content-change table:id="ct276">
          <table:cell-address table:column="10" table:row="152" table:table="0"/>
          <office:change-info>
            <dc:creator> </dc:creator>
            <dc:date>2023-04-04T11:19:36.315302713</dc:date>
          </office:change-info>
          <table:previous>
            <table:change-track-table-cell/>
          </table:previous>
        </table:cell-content-change>
        <table:cell-content-change table:id="ct277">
          <table:cell-address table:column="11" table:row="152" table:table="0"/>
          <office:change-info>
            <dc:creator> </dc:creator>
            <dc:date>2023-04-04T11:19:50.103433224</dc:date>
          </office:change-info>
          <table:previous>
            <table:change-track-table-cell/>
          </table:previous>
        </table:cell-content-change>
        <table:movement table:id="ct278">
          <table:source-range-address table:start-column="9" table:start-row="148" table:start-table="0" table:end-column="11" table:end-row="152" table:end-table="0"/>
          <table:target-range-address table:start-column="10" table:start-row="148" table:start-table="0" table:end-column="12" table:end-row="152" table:end-table="0"/>
          <office:change-info>
            <dc:creator> </dc:creator>
            <dc:date>2023-04-04T11:19:57.533461890</dc:date>
          </office:change-info>
          <table:dependencies>
            <table:dependency table:id="ct314"/>
            <table:dependency table:id="ct313"/>
            <table:dependency table:id="ct312"/>
            <table:dependency table:id="ct311"/>
            <table:dependency table:id="ct303"/>
            <table:dependency table:id="ct302"/>
            <table:dependency table:id="ct301"/>
            <table:dependency table:id="ct300"/>
            <table:dependency table:id="ct279"/>
          </table:dependencies>
          <table:deletions>
            <table:cell-content-deletion table:id="ct277">
              <table:change-track-table-cell office:value-type="float" office:value="842"/>
            </table:cell-content-deletion>
            <table:cell-content-deletion table:id="ct276">
              <table:change-track-table-cell office:value-type="float" office:value="2500"/>
            </table:cell-content-deletion>
            <table:cell-content-deletion table:id="ct275">
              <table:change-track-table-cell office:value-type="float" office:value="73"/>
            </table:cell-content-deletion>
            <table:cell-content-deletion table:id="ct274">
              <table:change-track-table-cell office:value-type="float" office:value="1300"/>
            </table:cell-content-deletion>
            <table:cell-content-deletion table:id="ct273">
              <table:change-track-table-cell office:value-type="float" office:value="473"/>
            </table:cell-content-deletion>
            <table:cell-content-deletion table:id="ct272">
              <table:change-track-table-cell office:value-type="float" office:value="-4"/>
            </table:cell-content-deletion>
            <table:cell-content-deletion table:id="ct271">
              <table:change-track-table-cell office:value-type="float" office:value="23"/>
            </table:cell-content-deletion>
            <table:cell-content-deletion table:id="ct270">
              <table:change-track-table-cell office:value-type="float" office:value="-1"/>
            </table:cell-content-deletion>
          </table:deletions>
        </table:movement>
        <table:movement table:id="ct279">
          <table:source-range-address table:start-column="9" table:start-row="148" table:start-table="0" table:end-column="12" table:end-row="153" table:end-table="0"/>
          <table:target-range-address table:start-column="10" table:start-row="148" table:start-table="0" table:end-column="13" table:end-row="153" table:end-table="0"/>
          <office:change-info>
            <dc:creator> </dc:creator>
            <dc:date>2023-04-04T11:20:15.970138746</dc:date>
          </office:change-info>
          <table:dependencies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04"/>
            <table:dependency table:id="ct303"/>
            <table:dependency table:id="ct302"/>
            <table:dependency table:id="ct301"/>
            <table:dependency table:id="ct300"/>
          </table:dependencies>
          <table:deletions>
            <table:cell-content-deletion table:id="ct277">
              <table:change-track-table-cell office:value-type="float" office:value="842"/>
            </table:cell-content-deletion>
            <table:cell-content-deletion table:id="ct276">
              <table:change-track-table-cell office:value-type="float" office:value="2500"/>
            </table:cell-content-deletion>
            <table:cell-content-deletion table:id="ct275">
              <table:change-track-table-cell office:value-type="float" office:value="73"/>
            </table:cell-content-deletion>
            <table:cell-content-deletion table:id="ct274">
              <table:change-track-table-cell office:value-type="float" office:value="1300"/>
            </table:cell-content-deletion>
            <table:cell-content-deletion table:id="ct273">
              <table:change-track-table-cell office:value-type="float" office:value="473"/>
            </table:cell-content-deletion>
            <table:cell-content-deletion table:id="ct272">
              <table:change-track-table-cell office:value-type="float" office:value="-4"/>
            </table:cell-content-deletion>
            <table:cell-content-deletion table:id="ct271">
              <table:change-track-table-cell office:value-type="float" office:value="23"/>
            </table:cell-content-deletion>
            <table:cell-content-deletion table:id="ct270">
              <table:change-track-table-cell office:value-type="float" office:value="-1"/>
            </table:cell-content-deletion>
            <table:cell-content-deletion table:id="ct269">
              <table:change-track-table-cell office:value-type="string">
                <text:p>x2</text:p>
              </table:change-track-table-cell>
            </table:cell-content-deletion>
            <table:cell-content-deletion table:id="ct268">
              <table:change-track-table-cell office:value-type="string">
                <text:p>x1</text:p>
              </table:change-track-table-cell>
            </table:cell-content-deletion>
            <table:cell-content-deletion table:id="ct267">
              <table:change-track-table-cell office:value-type="string">
                <text:p>y2</text:p>
              </table:change-track-table-cell>
            </table:cell-content-deletion>
            <table:cell-content-deletion table:id="ct266">
              <table:change-track-table-cell office:value-type="string">
                <text:p>y1</text:p>
              </table:change-track-table-cell>
            </table:cell-content-deletion>
            <table:cell-content-deletion>
              <table:cell-address table:column="11" table:row="149" table:table="0"/>
              <table:change-track-table-cell office:value-type="float" office:value="-1"/>
            </table:cell-content-deletion>
            <table:cell-content-deletion>
              <table:cell-address table:column="11" table:row="150" table:table="0"/>
              <table:change-track-table-cell office:value-type="float" office:value="-4"/>
            </table:cell-content-deletion>
            <table:cell-content-deletion>
              <table:cell-address table:column="11" table:row="151" table:table="0"/>
              <table:change-track-table-cell office:value-type="float" office:value="1300"/>
            </table:cell-content-deletion>
            <table:cell-content-deletion>
              <table:cell-address table:column="11" table:row="152" table:table="0"/>
              <table:change-track-table-cell office:value-type="float" office:value="2500"/>
            </table:cell-content-deletion>
            <table:cell-content-deletion>
              <table:cell-address table:column="12" table:row="149" table:table="0"/>
              <table:change-track-table-cell office:value-type="float" office:value="23"/>
            </table:cell-content-deletion>
            <table:cell-content-deletion>
              <table:cell-address table:column="12" table:row="150" table:table="0"/>
              <table:change-track-table-cell office:value-type="float" office:value="473"/>
            </table:cell-content-deletion>
            <table:cell-content-deletion>
              <table:cell-address table:column="12" table:row="151" table:table="0"/>
              <table:change-track-table-cell office:value-type="float" office:value="73"/>
            </table:cell-content-deletion>
            <table:cell-content-deletion>
              <table:cell-address table:column="12" table:row="152" table:table="0"/>
              <table:change-track-table-cell office:value-type="float" office:value="842"/>
            </table:cell-content-deletion>
          </table:deletions>
        </table:movement>
        <table:cell-content-change table:id="ct280">
          <table:cell-address table:column="8" table:row="149" table:table="0"/>
          <office:change-info>
            <dc:creator> </dc:creator>
            <dc:date>2023-04-04T11:21:16.387069143</dc:date>
          </office:change-info>
          <table:previous>
            <table:change-track-table-cell/>
          </table:previous>
        </table:cell-content-change>
        <table:cell-content-change table:id="ct281">
          <table:cell-address table:column="8" table:row="150" table:table="0"/>
          <office:change-info>
            <dc:creator> </dc:creator>
            <dc:date>2023-04-04T11:21:20.293963621</dc:date>
          </office:change-info>
          <table:previous>
            <table:change-track-table-cell/>
          </table:previous>
        </table:cell-content-change>
        <table:cell-content-change table:id="ct282">
          <table:cell-address table:column="8" table:row="151" table:table="0"/>
          <office:change-info>
            <dc:creator> </dc:creator>
            <dc:date>2023-04-04T11:21:20.294016991</dc:date>
          </office:change-info>
          <table:previous>
            <table:change-track-table-cell/>
          </table:previous>
        </table:cell-content-change>
        <table:cell-content-change table:id="ct283">
          <table:cell-address table:column="8" table:row="152" table:table="0"/>
          <office:change-info>
            <dc:creator> </dc:creator>
            <dc:date>2023-04-04T11:21:20.294041678</dc:date>
          </office:change-info>
          <table:previous>
            <table:change-track-table-cell/>
          </table:previous>
        </table:cell-content-change>
        <table:cell-content-change table:id="ct284">
          <table:cell-address table:column="8" table:row="153" table:table="0"/>
          <office:change-info>
            <dc:creator> </dc:creator>
            <dc:date>2023-04-04T11:21:20.294065472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54" table:table="0"/>
          <office:change-info>
            <dc:creator> </dc:creator>
            <dc:date>2023-04-04T11:21:20.294089167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155" table:table="0"/>
          <office:change-info>
            <dc:creator> </dc:creator>
            <dc:date>2023-04-04T11:21:20.294112170</dc:date>
          </office:change-info>
          <table:previous>
            <table:change-track-table-cell/>
          </table:previous>
        </table:cell-content-change>
        <table:cell-content-change table:id="ct287">
          <table:cell-address table:column="8" table:row="156" table:table="0"/>
          <office:change-info>
            <dc:creator> </dc:creator>
            <dc:date>2023-04-04T11:21:20.294136396</dc:date>
          </office:change-info>
          <table:previous>
            <table:change-track-table-cell/>
          </table:previous>
        </table:cell-content-change>
        <table:cell-content-change table:id="ct288">
          <table:cell-address table:column="8" table:row="157" table:table="0"/>
          <office:change-info>
            <dc:creator> </dc:creator>
            <dc:date>2023-04-04T11:21:20.294159199</dc:date>
          </office:change-info>
          <table:previous>
            <table:change-track-table-cell/>
          </table:previous>
        </table:cell-content-change>
        <table:cell-content-change table:id="ct289">
          <table:cell-address table:column="8" table:row="158" table:table="0"/>
          <office:change-info>
            <dc:creator> </dc:creator>
            <dc:date>2023-04-04T11:21:20.294181621</dc:date>
          </office:change-info>
          <table:previous>
            <table:change-track-table-cell/>
          </table:previous>
        </table:cell-content-change>
        <table:cell-content-change table:id="ct290">
          <table:cell-address table:column="8" table:row="149" table:table="0"/>
          <office:change-info>
            <dc:creator> </dc:creator>
            <dc:date>2023-04-04T11:21:27.636699170</dc:date>
          </office:change-info>
          <table:previous table:id="ct280">
            <table:change-track-table-cell table:cell-address="Sheet1.I150" table:formula="of:=([.G150]-[.$N$152])*1200/([.$N$152]-[.$N$153])+1300" office:value-type="float" office:value="1298.43953185956"/>
          </table:previous>
        </table:cell-content-change>
        <table:cell-content-change table:id="ct291">
          <table:cell-address table:column="8" table:row="150" table:table="0"/>
          <office:change-info>
            <dc:creator> </dc:creator>
            <dc:date>2023-04-04T11:21:35.806337127</dc:date>
          </office:change-info>
          <table:previous table:id="ct281">
            <table:change-track-table-cell table:cell-address="Sheet1.I151" table:formula="of:=([.G151]-[.$N$152])*1200/([.$N$152]-[.$N$153])+1300" office:value-type="float" office:value="1167.36020806242"/>
          </table:previous>
        </table:cell-content-change>
        <table:cell-content-change table:id="ct292">
          <table:cell-address table:column="8" table:row="151" table:table="0"/>
          <office:change-info>
            <dc:creator> </dc:creator>
            <dc:date>2023-04-04T11:21:35.806376310</dc:date>
          </office:change-info>
          <table:previous table:id="ct282">
            <table:change-track-table-cell table:cell-address="Sheet1.I152" table:formula="of:=([.G152]-[.$N$152])*1200/([.$N$152]-[.$N$153])+1300" office:value-type="float" office:value="1084.65539661899"/>
          </table:previous>
        </table:cell-content-change>
        <table:cell-content-change table:id="ct293">
          <table:cell-address table:column="8" table:row="152" table:table="0"/>
          <office:change-info>
            <dc:creator> </dc:creator>
            <dc:date>2023-04-04T11:21:35.806410715</dc:date>
          </office:change-info>
          <table:previous table:id="ct283">
            <table:change-track-table-cell table:cell-address="Sheet1.I153" table:formula="of:=([.G153]-[.$N$152])*1200/([.$N$152]-[.$N$153])+1300" office:value-type="float" office:value="919.24577373212"/>
          </table:previous>
        </table:cell-content-change>
        <table:cell-content-change table:id="ct294">
          <table:cell-address table:column="8" table:row="153" table:table="0"/>
          <office:change-info>
            <dc:creator> </dc:creator>
            <dc:date>2023-04-04T11:21:35.806442986</dc:date>
          </office:change-info>
          <table:previous table:id="ct284">
            <table:change-track-table-cell table:cell-address="Sheet1.I154" table:formula="of:=([.G154]-[.$N$152])*1200/([.$N$152]-[.$N$153])+1300" office:value-type="float" office:value="774.122236671001"/>
          </table:previous>
        </table:cell-content-change>
        <table:cell-content-change table:id="ct295">
          <table:cell-address table:column="8" table:row="154" table:table="0"/>
          <office:change-info>
            <dc:creator> </dc:creator>
            <dc:date>2023-04-04T11:21:35.806474906</dc:date>
          </office:change-info>
          <table:previous table:id="ct285">
            <table:change-track-table-cell table:cell-address="Sheet1.I155" table:formula="of:=([.G155]-[.$N$152])*1200/([.$N$152]-[.$N$153])+1300" office:value-type="float" office:value="635.240572171652"/>
          </table:previous>
        </table:cell-content-change>
        <table:cell-content-change table:id="ct296">
          <table:cell-address table:column="8" table:row="155" table:table="0"/>
          <office:change-info>
            <dc:creator> </dc:creator>
            <dc:date>2023-04-04T11:21:35.806506085</dc:date>
          </office:change-info>
          <table:previous table:id="ct286">
            <table:change-track-table-cell table:cell-address="Sheet1.I156" table:formula="of:=([.G156]-[.$N$152])*1200/([.$N$152]-[.$N$153])+1300" office:value-type="float" office:value="493.237971391417"/>
          </table:previous>
        </table:cell-content-change>
        <table:cell-content-change table:id="ct297">
          <table:cell-address table:column="8" table:row="156" table:table="0"/>
          <office:change-info>
            <dc:creator> </dc:creator>
            <dc:date>2023-04-04T11:21:35.806537844</dc:date>
          </office:change-info>
          <table:previous table:id="ct287">
            <table:change-track-table-cell table:cell-address="Sheet1.I157" table:formula="of:=([.G157]-[.$N$152])*1200/([.$N$152]-[.$N$153])+1300" office:value-type="float" office:value="323.146944083225"/>
          </table:previous>
        </table:cell-content-change>
        <table:cell-content-change table:id="ct298">
          <table:cell-address table:column="8" table:row="157" table:table="0"/>
          <office:change-info>
            <dc:creator> </dc:creator>
            <dc:date>2023-04-04T11:21:35.806569364</dc:date>
          </office:change-info>
          <table:previous table:id="ct288">
            <table:change-track-table-cell table:cell-address="Sheet1.I158" table:formula="of:=([.G158]-[.$N$152])*1200/([.$N$152]-[.$N$153])+1300" office:value-type="float" office:value="217.03511053316"/>
          </table:previous>
        </table:cell-content-change>
        <table:cell-content-change table:id="ct299">
          <table:cell-address table:column="8" table:row="158" table:table="0"/>
          <office:change-info>
            <dc:creator> </dc:creator>
            <dc:date>2023-04-04T11:21:35.806600703</dc:date>
          </office:change-info>
          <table:previous table:id="ct289">
            <table:change-track-table-cell table:cell-address="Sheet1.I159" table:formula="of:=([.G159]-[.$N$152])*1200/([.$N$152]-[.$N$153])+1300" office:value-type="float" office:value="98.439531859558"/>
          </table:previous>
        </table:cell-content-change>
        <table:cell-content-change table:id="ct300">
          <table:cell-address table:column="9" table:row="149" table:table="0"/>
          <office:change-info>
            <dc:creator> </dc:creator>
            <dc:date>2023-04-04T11:22:43.888990444</dc:date>
          </office:change-info>
          <table:previous>
            <table:change-track-table-cell/>
          </table:previous>
        </table:cell-content-change>
        <table:cell-content-change table:id="ct301">
          <table:cell-address table:column="9" table:row="150" table:table="0"/>
          <office:change-info>
            <dc:creator> </dc:creator>
            <dc:date>2023-04-04T11:22:47.726687950</dc:date>
          </office:change-info>
          <table:previous>
            <table:change-track-table-cell/>
          </table:previous>
        </table:cell-content-change>
        <table:cell-content-change table:id="ct302">
          <table:cell-address table:column="9" table:row="151" table:table="0"/>
          <office:change-info>
            <dc:creator> </dc:creator>
            <dc:date>2023-04-04T11:22:47.726750428</dc:date>
          </office:change-info>
          <table:previous>
            <table:change-track-table-cell/>
          </table:previous>
        </table:cell-content-change>
        <table:cell-content-change table:id="ct303">
          <table:cell-address table:column="9" table:row="152" table:table="0"/>
          <office:change-info>
            <dc:creator> </dc:creator>
            <dc:date>2023-04-04T11:22:47.726776767</dc:date>
          </office:change-info>
          <table:previous>
            <table:change-track-table-cell/>
          </table:previous>
        </table:cell-content-change>
        <table:cell-content-change table:id="ct304">
          <table:cell-address table:column="9" table:row="153" table:table="0"/>
          <office:change-info>
            <dc:creator> </dc:creator>
            <dc:date>2023-04-04T11:22:47.726802626</dc:date>
          </office:change-info>
          <table:previous>
            <table:change-track-table-cell/>
          </table:previous>
        </table:cell-content-change>
        <table:cell-content-change table:id="ct305">
          <table:cell-address table:column="9" table:row="154" table:table="0"/>
          <office:change-info>
            <dc:creator> </dc:creator>
            <dc:date>2023-04-04T11:22:47.726827703</dc:date>
          </office:change-info>
          <table:previous>
            <table:change-track-table-cell/>
          </table:previous>
        </table:cell-content-change>
        <table:cell-content-change table:id="ct306">
          <table:cell-address table:column="9" table:row="155" table:table="0"/>
          <office:change-info>
            <dc:creator> </dc:creator>
            <dc:date>2023-04-04T11:22:47.726851979</dc:date>
          </office:change-info>
          <table:previous>
            <table:change-track-table-cell/>
          </table:previous>
        </table:cell-content-change>
        <table:cell-content-change table:id="ct307">
          <table:cell-address table:column="9" table:row="156" table:table="0"/>
          <office:change-info>
            <dc:creator> </dc:creator>
            <dc:date>2023-04-04T11:22:47.726875393</dc:date>
          </office:change-info>
          <table:previous>
            <table:change-track-table-cell/>
          </table:previous>
        </table:cell-content-change>
        <table:cell-content-change table:id="ct308">
          <table:cell-address table:column="9" table:row="157" table:table="0"/>
          <office:change-info>
            <dc:creator> </dc:creator>
            <dc:date>2023-04-04T11:22:47.726899999</dc:date>
          </office:change-info>
          <table:previous>
            <table:change-track-table-cell/>
          </table:previous>
        </table:cell-content-change>
        <table:cell-content-change table:id="ct309">
          <table:cell-address table:column="9" table:row="158" table:table="0"/>
          <office:change-info>
            <dc:creator> </dc:creator>
            <dc:date>2023-04-04T11:22:47.726923123</dc:date>
          </office:change-info>
          <table:previous>
            <table:change-track-table-cell/>
          </table:previous>
        </table:cell-content-change>
        <table:cell-content-change table:id="ct310">
          <table:cell-address table:column="9" table:row="159" table:table="0"/>
          <office:change-info>
            <dc:creator> </dc:creator>
            <dc:date>2023-04-04T11:22:47.726945635</dc:date>
          </office:change-info>
          <table:previous>
            <table:change-track-table-cell/>
          </table:previous>
        </table:cell-content-change>
        <table:cell-content-change table:id="ct311">
          <table:cell-address table:column="9" table:row="149" table:table="0"/>
          <office:change-info>
            <dc:creator> </dc:creator>
            <dc:date>2023-04-04T11:23:20.794097610</dc:date>
          </office:change-info>
          <table:previous table:id="ct300">
            <table:change-track-table-cell table:cell-address="Sheet1.J150" table:formula="of:=([.H150]-[.$N$150])*3/([.$N$151]-[.$N$150])-1" office:value-type="float" office:value="0.32"/>
          </table:previous>
        </table:cell-content-change>
        <table:cell-content-change table:id="ct312">
          <table:cell-address table:column="9" table:row="150" table:table="0"/>
          <office:change-info>
            <dc:creator> </dc:creator>
            <dc:date>2023-04-04T11:23:25.139792774</dc:date>
          </office:change-info>
          <table:previous table:id="ct301">
            <table:change-track-table-cell table:cell-address="Sheet1.J151" table:formula="of:=([.H151]-[.$N$150])*3/([.$N$151]-[.$N$150])-1" office:value-type="float" office:value="0.453333333333333"/>
          </table:previous>
        </table:cell-content-change>
        <table:cell-content-change table:id="ct313">
          <table:cell-address table:column="9" table:row="151" table:table="0"/>
          <office:change-info>
            <dc:creator> </dc:creator>
            <dc:date>2023-04-04T11:23:25.139834523</dc:date>
          </office:change-info>
          <table:previous table:id="ct302">
            <table:change-track-table-cell table:cell-address="Sheet1.J152" table:formula="of:=([.H152]-[.$N$150])*3/([.$N$151]-[.$N$150])-1" office:value-type="float" office:value="0.506666666666667"/>
          </table:previous>
        </table:cell-content-change>
        <table:cell-content-change table:id="ct314">
          <table:cell-address table:column="9" table:row="152" table:table="0"/>
          <office:change-info>
            <dc:creator> </dc:creator>
            <dc:date>2023-04-04T11:23:25.139870210</dc:date>
          </office:change-info>
          <table:previous table:id="ct303">
            <table:change-track-table-cell table:cell-address="Sheet1.J153" table:formula="of:=([.H153]-[.$N$150])*3/([.$N$151]-[.$N$150])-1" office:value-type="float" office:value="0.593333333333333"/>
          </table:previous>
        </table:cell-content-change>
        <table:cell-content-change table:id="ct315">
          <table:cell-address table:column="9" table:row="153" table:table="0"/>
          <office:change-info>
            <dc:creator> </dc:creator>
            <dc:date>2023-04-04T11:23:25.139904464</dc:date>
          </office:change-info>
          <table:previous table:id="ct304">
            <table:change-track-table-cell table:cell-address="Sheet1.J154" table:formula="of:=([.H154]-[.$N$150])*3/([.$N$151]-[.$N$150])-1" office:value-type="float" office:value="0.666666666666667"/>
          </table:previous>
        </table:cell-content-change>
        <table:cell-content-change table:id="ct316">
          <table:cell-address table:column="9" table:row="154" table:table="0"/>
          <office:change-info>
            <dc:creator> </dc:creator>
            <dc:date>2023-04-04T11:23:25.139937216</dc:date>
          </office:change-info>
          <table:previous table:id="ct305">
            <table:change-track-table-cell table:cell-address="Sheet1.J155" table:formula="of:=([.H155]-[.$N$150])*3/([.$N$151]-[.$N$150])-1" office:value-type="float" office:value="0.72"/>
          </table:previous>
        </table:cell-content-change>
        <table:cell-content-change table:id="ct317">
          <table:cell-address table:column="9" table:row="155" table:table="0"/>
          <office:change-info>
            <dc:creator> </dc:creator>
            <dc:date>2023-04-04T11:23:25.139969457</dc:date>
          </office:change-info>
          <table:previous table:id="ct306">
            <table:change-track-table-cell table:cell-address="Sheet1.J156" table:formula="of:=([.H156]-[.$N$150])*3/([.$N$151]-[.$N$150])-1" office:value-type="float" office:value="0.726666666666667"/>
          </table:previous>
        </table:cell-content-change>
        <table:cell-content-change table:id="ct318">
          <table:cell-address table:column="9" table:row="156" table:table="0"/>
          <office:change-info>
            <dc:creator> </dc:creator>
            <dc:date>2023-04-04T11:23:25.140003250</dc:date>
          </office:change-info>
          <table:previous table:id="ct307">
            <table:change-track-table-cell table:cell-address="Sheet1.J157" table:formula="of:=([.H157]-[.$N$150])*3/([.$N$151]-[.$N$150])-1" office:value-type="float" office:value="0.746666666666667"/>
          </table:previous>
        </table:cell-content-change>
        <table:cell-content-change table:id="ct319">
          <table:cell-address table:column="9" table:row="157" table:table="0"/>
          <office:change-info>
            <dc:creator> </dc:creator>
            <dc:date>2023-04-04T11:23:25.140038917</dc:date>
          </office:change-info>
          <table:previous table:id="ct308">
            <table:change-track-table-cell table:cell-address="Sheet1.J158" table:formula="of:=([.H158]-[.$N$150])*3/([.$N$151]-[.$N$150])-1" office:value-type="float" office:value="0.746666666666667"/>
          </table:previous>
        </table:cell-content-change>
        <table:cell-content-change table:id="ct320">
          <table:cell-address table:column="9" table:row="158" table:table="0"/>
          <office:change-info>
            <dc:creator> </dc:creator>
            <dc:date>2023-04-04T11:23:25.140072310</dc:date>
          </office:change-info>
          <table:previous table:id="ct309">
            <table:change-track-table-cell table:cell-address="Sheet1.J159" table:formula="of:=([.H159]-[.$N$150])*3/([.$N$151]-[.$N$150])-1" office:value-type="float" office:value="0.746666666666667"/>
          </table:previous>
        </table:cell-content-change>
        <table:cell-content-change table:id="ct321">
          <table:cell-address table:column="9" table:row="159" table:table="0"/>
          <office:change-info>
            <dc:creator> </dc:creator>
            <dc:date>2023-04-04T11:23:27.607866871</dc:date>
          </office:change-info>
          <table:previous table:id="ct310">
            <table:change-track-table-cell table:cell-address="Sheet1.J160" table:formula="of:=([.H160]-[.$N$150])*3/([.$N$151]-[.$N$150])-1" office:value-type="float" office:value="-1.15333333333333"/>
          </table:previous>
        </table:cell-content-change>
        <table:cell-content-change table:id="ct322">
          <table:cell-address table:column="8" table:row="159" table:table="0"/>
          <office:change-info>
            <dc:creator> </dc:creator>
            <dc:date>2023-04-04T11:23:43.957260426</dc:date>
          </office:change-info>
          <table:previous>
            <table:change-track-table-cell/>
          </table:previous>
        </table:cell-content-change>
        <table:cell-content-change table:id="ct323">
          <table:cell-address table:column="8" table:row="160" table:table="0"/>
          <office:change-info>
            <dc:creator> </dc:creator>
            <dc:date>2023-04-04T11:23:43.957327442</dc:date>
          </office:change-info>
          <table:previous>
            <table:change-track-table-cell/>
          </table:previous>
        </table:cell-content-change>
        <table:cell-content-change table:id="ct324">
          <table:cell-address table:column="8" table:row="161" table:table="0"/>
          <office:change-info>
            <dc:creator> </dc:creator>
            <dc:date>2023-04-04T11:23:43.957359893</dc:date>
          </office:change-info>
          <table:previous>
            <table:change-track-table-cell/>
          </table:previous>
        </table:cell-content-change>
        <table:cell-content-change table:id="ct325">
          <table:cell-address table:column="8" table:row="162" table:table="0"/>
          <office:change-info>
            <dc:creator> </dc:creator>
            <dc:date>2023-04-04T11:23:43.957383908</dc:date>
          </office:change-info>
          <table:previous>
            <table:change-track-table-cell/>
          </table:previous>
        </table:cell-content-change>
        <table:cell-content-change table:id="ct326">
          <table:cell-address table:column="8" table:row="163" table:table="0"/>
          <office:change-info>
            <dc:creator> </dc:creator>
            <dc:date>2023-04-04T11:23:43.957405489</dc:date>
          </office:change-info>
          <table:previous>
            <table:change-track-table-cell/>
          </table:previous>
        </table:cell-content-change>
        <table:cell-content-change table:id="ct327">
          <table:cell-address table:column="8" table:row="164" table:table="0"/>
          <office:change-info>
            <dc:creator> </dc:creator>
            <dc:date>2023-04-04T11:23:43.957426959</dc:date>
          </office:change-info>
          <table:previous>
            <table:change-track-table-cell/>
          </table:previous>
        </table:cell-content-change>
        <table:cell-content-change table:id="ct328">
          <table:cell-address table:column="8" table:row="165" table:table="0"/>
          <office:change-info>
            <dc:creator> </dc:creator>
            <dc:date>2023-04-04T11:23:43.957450022</dc:date>
          </office:change-info>
          <table:previous>
            <table:change-track-table-cell/>
          </table:previous>
        </table:cell-content-change>
        <table:cell-content-change table:id="ct329">
          <table:cell-address table:column="8" table:row="166" table:table="0"/>
          <office:change-info>
            <dc:creator> </dc:creator>
            <dc:date>2023-04-04T11:23:43.957471803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167" table:table="0"/>
          <office:change-info>
            <dc:creator> </dc:creator>
            <dc:date>2023-04-04T11:23:43.957493284</dc:date>
          </office:change-info>
          <table:previous>
            <table:change-track-table-cell/>
          </table:previous>
        </table:cell-content-change>
        <table:cell-content-change table:id="ct331">
          <table:cell-address table:column="8" table:row="168" table:table="0"/>
          <office:change-info>
            <dc:creator> </dc:creator>
            <dc:date>2023-04-04T11:23:43.957514885</dc:date>
          </office:change-info>
          <table:previous>
            <table:change-track-table-cell/>
          </table:previous>
        </table:cell-content-change>
        <table:cell-content-change table:id="ct332">
          <table:cell-address table:column="8" table:row="169" table:table="0"/>
          <office:change-info>
            <dc:creator> </dc:creator>
            <dc:date>2023-04-04T11:23:43.957536195</dc:date>
          </office:change-info>
          <table:previous>
            <table:change-track-table-cell/>
          </table:previous>
        </table:cell-content-change>
        <table:cell-content-change table:id="ct333">
          <table:cell-address table:column="8" table:row="170" table:table="0"/>
          <office:change-info>
            <dc:creator> </dc:creator>
            <dc:date>2023-04-04T11:23:43.957557405</dc:date>
          </office:change-info>
          <table:previous>
            <table:change-track-table-cell/>
          </table:previous>
        </table:cell-content-change>
        <table:cell-content-change table:id="ct334">
          <table:cell-address table:column="8" table:row="171" table:table="0"/>
          <office:change-info>
            <dc:creator> </dc:creator>
            <dc:date>2023-04-04T11:23:43.957578514</dc:date>
          </office:change-info>
          <table:previous>
            <table:change-track-table-cell/>
          </table:previous>
        </table:cell-content-change>
        <table:cell-content-change table:id="ct335">
          <table:cell-address table:column="8" table:row="172" table:table="0"/>
          <office:change-info>
            <dc:creator> </dc:creator>
            <dc:date>2023-04-04T11:23:43.957600075</dc:date>
          </office:change-info>
          <table:previous>
            <table:change-track-table-cell/>
          </table:previous>
        </table:cell-content-change>
        <table:cell-content-change table:id="ct336">
          <table:cell-address table:column="8" table:row="173" table:table="0"/>
          <office:change-info>
            <dc:creator> </dc:creator>
            <dc:date>2023-04-04T11:23:43.957621295</dc:date>
          </office:change-info>
          <table:previous>
            <table:change-track-table-cell/>
          </table:previous>
        </table:cell-content-change>
        <table:cell-content-change table:id="ct337">
          <table:cell-address table:column="8" table:row="174" table:table="0"/>
          <office:change-info>
            <dc:creator> </dc:creator>
            <dc:date>2023-04-04T11:23:43.957643326</dc:date>
          </office:change-info>
          <table:previous>
            <table:change-track-table-cell/>
          </table:previous>
        </table:cell-content-change>
        <table:cell-content-change table:id="ct338">
          <table:cell-address table:column="8" table:row="175" table:table="0"/>
          <office:change-info>
            <dc:creator> </dc:creator>
            <dc:date>2023-04-04T11:23:43.957664656</dc:date>
          </office:change-info>
          <table:previous>
            <table:change-track-table-cell/>
          </table:previous>
        </table:cell-content-change>
        <table:cell-content-change table:id="ct339">
          <table:cell-address table:column="8" table:row="176" table:table="0"/>
          <office:change-info>
            <dc:creator> </dc:creator>
            <dc:date>2023-04-04T11:23:43.957685796</dc:date>
          </office:change-info>
          <table:previous>
            <table:change-track-table-cell/>
          </table:previous>
        </table:cell-content-change>
        <table:cell-content-change table:id="ct340">
          <table:cell-address table:column="8" table:row="177" table:table="0"/>
          <office:change-info>
            <dc:creator> </dc:creator>
            <dc:date>2023-04-04T11:23:43.957707076</dc:date>
          </office:change-info>
          <table:previous>
            <table:change-track-table-cell/>
          </table:previous>
        </table:cell-content-change>
        <table:cell-content-change table:id="ct341">
          <table:cell-address table:column="8" table:row="178" table:table="0"/>
          <office:change-info>
            <dc:creator> </dc:creator>
            <dc:date>2023-04-04T11:23:43.957728647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179" table:table="0"/>
          <office:change-info>
            <dc:creator> </dc:creator>
            <dc:date>2023-04-04T11:23:43.957749827</dc:date>
          </office:change-info>
          <table:previous>
            <table:change-track-table-cell/>
          </table:previous>
        </table:cell-content-change>
        <table:cell-content-change table:id="ct343">
          <table:cell-address table:column="8" table:row="180" table:table="0"/>
          <office:change-info>
            <dc:creator> </dc:creator>
            <dc:date>2023-04-04T11:23:43.957770997</dc:date>
          </office:change-info>
          <table:previous>
            <table:change-track-table-cell/>
          </table:previous>
        </table:cell-content-change>
        <table:cell-content-change table:id="ct344">
          <table:cell-address table:column="8" table:row="181" table:table="0"/>
          <office:change-info>
            <dc:creator> </dc:creator>
            <dc:date>2023-04-04T11:23:43.957792427</dc:date>
          </office:change-info>
          <table:previous>
            <table:change-track-table-cell/>
          </table:previous>
        </table:cell-content-change>
        <table:cell-content-change table:id="ct345">
          <table:cell-address table:column="8" table:row="182" table:table="0"/>
          <office:change-info>
            <dc:creator> </dc:creator>
            <dc:date>2023-04-04T11:23:43.957813737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183" table:table="0"/>
          <office:change-info>
            <dc:creator> </dc:creator>
            <dc:date>2023-04-04T11:23:43.957834977</dc:date>
          </office:change-info>
          <table:previous>
            <table:change-track-table-cell/>
          </table:previous>
        </table:cell-content-change>
        <table:cell-content-change table:id="ct347">
          <table:cell-address table:column="8" table:row="184" table:table="0"/>
          <office:change-info>
            <dc:creator> </dc:creator>
            <dc:date>2023-04-04T11:23:43.957856067</dc:date>
          </office:change-info>
          <table:previous>
            <table:change-track-table-cell/>
          </table:previous>
        </table:cell-content-change>
        <table:cell-content-change table:id="ct348">
          <table:cell-address table:column="8" table:row="185" table:table="0"/>
          <office:change-info>
            <dc:creator> </dc:creator>
            <dc:date>2023-04-04T11:23:43.957877267</dc:date>
          </office:change-info>
          <table:previous>
            <table:change-track-table-cell/>
          </table:previous>
        </table:cell-content-change>
        <table:cell-content-change table:id="ct349">
          <table:cell-address table:column="8" table:row="186" table:table="0"/>
          <office:change-info>
            <dc:creator> </dc:creator>
            <dc:date>2023-04-04T11:23:43.957898587</dc:date>
          </office:change-info>
          <table:previous>
            <table:change-track-table-cell/>
          </table:previous>
        </table:cell-content-change>
        <table:cell-content-change table:id="ct350">
          <table:cell-address table:column="8" table:row="187" table:table="0"/>
          <office:change-info>
            <dc:creator> </dc:creator>
            <dc:date>2023-04-04T11:23:43.957920819</dc:date>
          </office:change-info>
          <table:previous>
            <table:change-track-table-cell/>
          </table:previous>
        </table:cell-content-change>
        <table:cell-content-change table:id="ct351">
          <table:cell-address table:column="8" table:row="188" table:table="0"/>
          <office:change-info>
            <dc:creator> </dc:creator>
            <dc:date>2023-04-04T11:23:43.957942559</dc:date>
          </office:change-info>
          <table:previous>
            <table:change-track-table-cell/>
          </table:previous>
        </table:cell-content-change>
        <table:cell-content-change table:id="ct352">
          <table:cell-address table:column="8" table:row="189" table:table="0"/>
          <office:change-info>
            <dc:creator> </dc:creator>
            <dc:date>2023-04-04T11:23:43.957964020</dc:date>
          </office:change-info>
          <table:previous>
            <table:change-track-table-cell/>
          </table:previous>
        </table:cell-content-change>
        <table:cell-content-change table:id="ct353">
          <table:cell-address table:column="8" table:row="190" table:table="0"/>
          <office:change-info>
            <dc:creator> </dc:creator>
            <dc:date>2023-04-04T11:23:43.957985370</dc:date>
          </office:change-info>
          <table:previous>
            <table:change-track-table-cell/>
          </table:previous>
        </table:cell-content-change>
        <table:cell-content-change table:id="ct354">
          <table:cell-address table:column="8" table:row="191" table:table="0"/>
          <office:change-info>
            <dc:creator> </dc:creator>
            <dc:date>2023-04-04T11:23:43.958006740</dc:date>
          </office:change-info>
          <table:previous>
            <table:change-track-table-cell/>
          </table:previous>
        </table:cell-content-change>
        <table:cell-content-change table:id="ct355">
          <table:cell-address table:column="8" table:row="192" table:table="0"/>
          <office:change-info>
            <dc:creator> </dc:creator>
            <dc:date>2023-04-04T11:23:43.958028411</dc:date>
          </office:change-info>
          <table:previous>
            <table:change-track-table-cell/>
          </table:previous>
        </table:cell-content-change>
        <table:cell-content-change table:id="ct356">
          <table:cell-address table:column="8" table:row="193" table:table="0"/>
          <office:change-info>
            <dc:creator> </dc:creator>
            <dc:date>2023-04-04T11:23:43.958049731</dc:date>
          </office:change-info>
          <table:previous>
            <table:change-track-table-cell/>
          </table:previous>
        </table:cell-content-change>
        <table:cell-content-change table:id="ct357">
          <table:cell-address table:column="8" table:row="194" table:table="0"/>
          <office:change-info>
            <dc:creator> </dc:creator>
            <dc:date>2023-04-04T11:23:43.958071352</dc:date>
          </office:change-info>
          <table:previous>
            <table:change-track-table-cell/>
          </table:previous>
        </table:cell-content-change>
        <table:cell-content-change table:id="ct358">
          <table:cell-address table:column="8" table:row="195" table:table="0"/>
          <office:change-info>
            <dc:creator> </dc:creator>
            <dc:date>2023-04-04T11:23:43.958092632</dc:date>
          </office:change-info>
          <table:previous>
            <table:change-track-table-cell/>
          </table:previous>
        </table:cell-content-change>
        <table:cell-content-change table:id="ct359">
          <table:cell-address table:column="8" table:row="196" table:table="0"/>
          <office:change-info>
            <dc:creator> </dc:creator>
            <dc:date>2023-04-04T11:23:43.958113952</dc:date>
          </office:change-info>
          <table:previous>
            <table:change-track-table-cell/>
          </table:previous>
        </table:cell-content-change>
        <table:cell-content-change table:id="ct360">
          <table:cell-address table:column="8" table:row="197" table:table="0"/>
          <office:change-info>
            <dc:creator> </dc:creator>
            <dc:date>2023-04-04T11:23:43.958135382</dc:date>
          </office:change-info>
          <table:previous>
            <table:change-track-table-cell/>
          </table:previous>
        </table:cell-content-change>
        <table:cell-content-change table:id="ct361">
          <table:cell-address table:column="8" table:row="198" table:table="0"/>
          <office:change-info>
            <dc:creator> </dc:creator>
            <dc:date>2023-04-04T11:23:43.958156873</dc:date>
          </office:change-info>
          <table:previous>
            <table:change-track-table-cell/>
          </table:previous>
        </table:cell-content-change>
        <table:cell-content-change table:id="ct362">
          <table:cell-address table:column="8" table:row="199" table:table="0"/>
          <office:change-info>
            <dc:creator> </dc:creator>
            <dc:date>2023-04-04T11:23:43.958178153</dc:date>
          </office:change-info>
          <table:previous>
            <table:change-track-table-cell/>
          </table:previous>
        </table:cell-content-change>
        <table:cell-content-change table:id="ct363">
          <table:cell-address table:column="8" table:row="200" table:table="0"/>
          <office:change-info>
            <dc:creator> </dc:creator>
            <dc:date>2023-04-04T11:23:43.958199533</dc:date>
          </office:change-info>
          <table:previous>
            <table:change-track-table-cell/>
          </table:previous>
        </table:cell-content-change>
        <table:cell-content-change table:id="ct364">
          <table:cell-address table:column="8" table:row="201" table:table="0"/>
          <office:change-info>
            <dc:creator> </dc:creator>
            <dc:date>2023-04-04T11:23:43.958220853</dc:date>
          </office:change-info>
          <table:previous>
            <table:change-track-table-cell/>
          </table:previous>
        </table:cell-content-change>
        <table:cell-content-change table:id="ct365">
          <table:cell-address table:column="8" table:row="202" table:table="0"/>
          <office:change-info>
            <dc:creator> </dc:creator>
            <dc:date>2023-04-04T11:23:43.958242203</dc:date>
          </office:change-info>
          <table:previous>
            <table:change-track-table-cell/>
          </table:previous>
        </table:cell-content-change>
        <table:cell-content-change table:id="ct366">
          <table:cell-address table:column="8" table:row="203" table:table="0"/>
          <office:change-info>
            <dc:creator> </dc:creator>
            <dc:date>2023-04-04T11:23:43.958262091</dc:date>
          </office:change-info>
          <table:previous>
            <table:change-track-table-cell/>
          </table:previous>
        </table:cell-content-change>
        <table:cell-content-change table:id="ct367">
          <table:cell-address table:column="8" table:row="204" table:table="0"/>
          <office:change-info>
            <dc:creator> </dc:creator>
            <dc:date>2023-04-04T11:23:43.958281848</dc:date>
          </office:change-info>
          <table:previous>
            <table:change-track-table-cell/>
          </table:previous>
        </table:cell-content-change>
        <table:cell-content-change table:id="ct368">
          <table:cell-address table:column="8" table:row="205" table:table="0"/>
          <office:change-info>
            <dc:creator> </dc:creator>
            <dc:date>2023-04-04T11:23:43.958301625</dc:date>
          </office:change-info>
          <table:previous>
            <table:change-track-table-cell/>
          </table:previous>
        </table:cell-content-change>
        <table:cell-content-change table:id="ct369">
          <table:cell-address table:column="8" table:row="206" table:table="0"/>
          <office:change-info>
            <dc:creator> </dc:creator>
            <dc:date>2023-04-04T11:23:43.958321483</dc:date>
          </office:change-info>
          <table:previous>
            <table:change-track-table-cell/>
          </table:previous>
        </table:cell-content-change>
        <table:cell-content-change table:id="ct370">
          <table:cell-address table:column="8" table:row="207" table:table="0"/>
          <office:change-info>
            <dc:creator> </dc:creator>
            <dc:date>2023-04-04T11:23:43.958341250</dc:date>
          </office:change-info>
          <table:previous>
            <table:change-track-table-cell/>
          </table:previous>
        </table:cell-content-change>
        <table:cell-content-change table:id="ct371">
          <table:cell-address table:column="8" table:row="208" table:table="0"/>
          <office:change-info>
            <dc:creator> </dc:creator>
            <dc:date>2023-04-04T11:23:43.958361137</dc:date>
          </office:change-info>
          <table:previous>
            <table:change-track-table-cell/>
          </table:previous>
        </table:cell-content-change>
        <table:cell-content-change table:id="ct372">
          <table:cell-address table:column="8" table:row="209" table:table="0"/>
          <office:change-info>
            <dc:creator> </dc:creator>
            <dc:date>2023-04-04T11:23:43.958380904</dc:date>
          </office:change-info>
          <table:previous>
            <table:change-track-table-cell/>
          </table:previous>
        </table:cell-content-change>
        <table:cell-content-change table:id="ct373">
          <table:cell-address table:column="9" table:row="159" table:table="0"/>
          <office:change-info>
            <dc:creator> </dc:creator>
            <dc:date>2023-04-04T11:23:43.958582344</dc:date>
          </office:change-info>
          <table:previous table:id="ct321">
            <table:change-track-table-cell/>
          </table:previous>
        </table:cell-content-change>
        <table:cell-content-change table:id="ct374">
          <table:cell-address table:column="9" table:row="160" table:table="0"/>
          <office:change-info>
            <dc:creator> </dc:creator>
            <dc:date>2023-04-04T11:23:43.958598905</dc:date>
          </office:change-info>
          <table:previous>
            <table:change-track-table-cell/>
          </table:previous>
        </table:cell-content-change>
        <table:cell-content-change table:id="ct375">
          <table:cell-address table:column="9" table:row="161" table:table="0"/>
          <office:change-info>
            <dc:creator> </dc:creator>
            <dc:date>2023-04-04T11:23:43.958621908</dc:date>
          </office:change-info>
          <table:previous>
            <table:change-track-table-cell/>
          </table:previous>
        </table:cell-content-change>
        <table:cell-content-change table:id="ct376">
          <table:cell-address table:column="9" table:row="162" table:table="0"/>
          <office:change-info>
            <dc:creator> </dc:creator>
            <dc:date>2023-04-04T11:23:43.958644140</dc:date>
          </office:change-info>
          <table:previous>
            <table:change-track-table-cell/>
          </table:previous>
        </table:cell-content-change>
        <table:cell-content-change table:id="ct377">
          <table:cell-address table:column="9" table:row="163" table:table="0"/>
          <office:change-info>
            <dc:creator> </dc:creator>
            <dc:date>2023-04-04T11:23:43.958666241</dc:date>
          </office:change-info>
          <table:previous>
            <table:change-track-table-cell/>
          </table:previous>
        </table:cell-content-change>
        <table:cell-content-change table:id="ct378">
          <table:cell-address table:column="9" table:row="164" table:table="0"/>
          <office:change-info>
            <dc:creator> </dc:creator>
            <dc:date>2023-04-04T11:23:43.958688303</dc:date>
          </office:change-info>
          <table:previous>
            <table:change-track-table-cell/>
          </table:previous>
        </table:cell-content-change>
        <table:cell-content-change table:id="ct379">
          <table:cell-address table:column="9" table:row="165" table:table="0"/>
          <office:change-info>
            <dc:creator> </dc:creator>
            <dc:date>2023-04-04T11:23:43.958710244</dc:date>
          </office:change-info>
          <table:previous>
            <table:change-track-table-cell/>
          </table:previous>
        </table:cell-content-change>
        <table:cell-content-change table:id="ct380">
          <table:cell-address table:column="9" table:row="166" table:table="0"/>
          <office:change-info>
            <dc:creator> </dc:creator>
            <dc:date>2023-04-04T11:23:43.958732115</dc:date>
          </office:change-info>
          <table:previous>
            <table:change-track-table-cell/>
          </table:previous>
        </table:cell-content-change>
        <table:cell-content-change table:id="ct381">
          <table:cell-address table:column="9" table:row="167" table:table="0"/>
          <office:change-info>
            <dc:creator> </dc:creator>
            <dc:date>2023-04-04T11:23:43.958754037</dc:date>
          </office:change-info>
          <table:previous>
            <table:change-track-table-cell/>
          </table:previous>
        </table:cell-content-change>
        <table:cell-content-change table:id="ct382">
          <table:cell-address table:column="9" table:row="168" table:table="0"/>
          <office:change-info>
            <dc:creator> </dc:creator>
            <dc:date>2023-04-04T11:23:43.958775898</dc:date>
          </office:change-info>
          <table:previous>
            <table:change-track-table-cell/>
          </table:previous>
        </table:cell-content-change>
        <table:cell-content-change table:id="ct383">
          <table:cell-address table:column="9" table:row="169" table:table="0"/>
          <office:change-info>
            <dc:creator> </dc:creator>
            <dc:date>2023-04-04T11:23:43.958798040</dc:date>
          </office:change-info>
          <table:previous>
            <table:change-track-table-cell/>
          </table:previous>
        </table:cell-content-change>
        <table:cell-content-change table:id="ct384">
          <table:cell-address table:column="9" table:row="170" table:table="0"/>
          <office:change-info>
            <dc:creator> </dc:creator>
            <dc:date>2023-04-04T11:23:43.958819600</dc:date>
          </office:change-info>
          <table:previous>
            <table:change-track-table-cell/>
          </table:previous>
        </table:cell-content-change>
        <table:cell-content-change table:id="ct385">
          <table:cell-address table:column="9" table:row="171" table:table="0"/>
          <office:change-info>
            <dc:creator> </dc:creator>
            <dc:date>2023-04-04T11:23:43.958841451</dc:date>
          </office:change-info>
          <table:previous>
            <table:change-track-table-cell/>
          </table:previous>
        </table:cell-content-change>
        <table:cell-content-change table:id="ct386">
          <table:cell-address table:column="9" table:row="172" table:table="0"/>
          <office:change-info>
            <dc:creator> </dc:creator>
            <dc:date>2023-04-04T11:23:43.958863393</dc:date>
          </office:change-info>
          <table:previous>
            <table:change-track-table-cell/>
          </table:previous>
        </table:cell-content-change>
        <table:cell-content-change table:id="ct387">
          <table:cell-address table:column="9" table:row="173" table:table="0"/>
          <office:change-info>
            <dc:creator> </dc:creator>
            <dc:date>2023-04-04T11:23:43.958885123</dc:date>
          </office:change-info>
          <table:previous>
            <table:change-track-table-cell/>
          </table:previous>
        </table:cell-content-change>
        <table:cell-content-change table:id="ct388">
          <table:cell-address table:column="9" table:row="174" table:table="0"/>
          <office:change-info>
            <dc:creator> </dc:creator>
            <dc:date>2023-04-04T11:23:43.958906874</dc:date>
          </office:change-info>
          <table:previous>
            <table:change-track-table-cell/>
          </table:previous>
        </table:cell-content-change>
        <table:cell-content-change table:id="ct389">
          <table:cell-address table:column="9" table:row="175" table:table="0"/>
          <office:change-info>
            <dc:creator> </dc:creator>
            <dc:date>2023-04-04T11:23:43.958928625</dc:date>
          </office:change-info>
          <table:previous>
            <table:change-track-table-cell/>
          </table:previous>
        </table:cell-content-change>
        <table:cell-content-change table:id="ct390">
          <table:cell-address table:column="9" table:row="176" table:table="0"/>
          <office:change-info>
            <dc:creator> </dc:creator>
            <dc:date>2023-04-04T11:23:43.958950496</dc:date>
          </office:change-info>
          <table:previous>
            <table:change-track-table-cell/>
          </table:previous>
        </table:cell-content-change>
        <table:cell-content-change table:id="ct391">
          <table:cell-address table:column="9" table:row="177" table:table="0"/>
          <office:change-info>
            <dc:creator> </dc:creator>
            <dc:date>2023-04-04T11:23:43.958972628</dc:date>
          </office:change-info>
          <table:previous>
            <table:change-track-table-cell/>
          </table:previous>
        </table:cell-content-change>
        <table:cell-content-change table:id="ct392">
          <table:cell-address table:column="9" table:row="178" table:table="0"/>
          <office:change-info>
            <dc:creator> </dc:creator>
            <dc:date>2023-04-04T11:23:43.958994429</dc:date>
          </office:change-info>
          <table:previous>
            <table:change-track-table-cell/>
          </table:previous>
        </table:cell-content-change>
        <table:cell-content-change table:id="ct393">
          <table:cell-address table:column="9" table:row="179" table:table="0"/>
          <office:change-info>
            <dc:creator> </dc:creator>
            <dc:date>2023-04-04T11:23:43.959016280</dc:date>
          </office:change-info>
          <table:previous>
            <table:change-track-table-cell/>
          </table:previous>
        </table:cell-content-change>
        <table:cell-content-change table:id="ct394">
          <table:cell-address table:column="9" table:row="180" table:table="0"/>
          <office:change-info>
            <dc:creator> </dc:creator>
            <dc:date>2023-04-04T11:23:43.959038061</dc:date>
          </office:change-info>
          <table:previous>
            <table:change-track-table-cell/>
          </table:previous>
        </table:cell-content-change>
        <table:cell-content-change table:id="ct395">
          <table:cell-address table:column="9" table:row="181" table:table="0"/>
          <office:change-info>
            <dc:creator> </dc:creator>
            <dc:date>2023-04-04T11:23:43.959059832</dc:date>
          </office:change-info>
          <table:previous>
            <table:change-track-table-cell/>
          </table:previous>
        </table:cell-content-change>
        <table:cell-content-change table:id="ct396">
          <table:cell-address table:column="9" table:row="182" table:table="0"/>
          <office:change-info>
            <dc:creator> </dc:creator>
            <dc:date>2023-04-04T11:23:43.959081774</dc:date>
          </office:change-info>
          <table:previous>
            <table:change-track-table-cell/>
          </table:previous>
        </table:cell-content-change>
        <table:cell-content-change table:id="ct397">
          <table:cell-address table:column="9" table:row="183" table:table="0"/>
          <office:change-info>
            <dc:creator> </dc:creator>
            <dc:date>2023-04-04T11:23:43.959103514</dc:date>
          </office:change-info>
          <table:previous>
            <table:change-track-table-cell/>
          </table:previous>
        </table:cell-content-change>
        <table:cell-content-change table:id="ct398">
          <table:cell-address table:column="9" table:row="184" table:table="0"/>
          <office:change-info>
            <dc:creator> </dc:creator>
            <dc:date>2023-04-04T11:23:43.959125376</dc:date>
          </office:change-info>
          <table:previous>
            <table:change-track-table-cell/>
          </table:previous>
        </table:cell-content-change>
        <table:cell-content-change table:id="ct399">
          <table:cell-address table:column="9" table:row="185" table:table="0"/>
          <office:change-info>
            <dc:creator> </dc:creator>
            <dc:date>2023-04-04T11:23:43.959147457</dc:date>
          </office:change-info>
          <table:previous>
            <table:change-track-table-cell/>
          </table:previous>
        </table:cell-content-change>
        <table:cell-content-change table:id="ct400">
          <table:cell-address table:column="9" table:row="186" table:table="0"/>
          <office:change-info>
            <dc:creator> </dc:creator>
            <dc:date>2023-04-04T11:23:43.959169168</dc:date>
          </office:change-info>
          <table:previous>
            <table:change-track-table-cell/>
          </table:previous>
        </table:cell-content-change>
        <table:cell-content-change table:id="ct401">
          <table:cell-address table:column="9" table:row="187" table:table="0"/>
          <office:change-info>
            <dc:creator> </dc:creator>
            <dc:date>2023-04-04T11:23:43.959190949</dc:date>
          </office:change-info>
          <table:previous>
            <table:change-track-table-cell/>
          </table:previous>
        </table:cell-content-change>
        <table:cell-content-change table:id="ct402">
          <table:cell-address table:column="9" table:row="188" table:table="0"/>
          <office:change-info>
            <dc:creator> </dc:creator>
            <dc:date>2023-04-04T11:23:43.959212760</dc:date>
          </office:change-info>
          <table:previous>
            <table:change-track-table-cell/>
          </table:previous>
        </table:cell-content-change>
        <table:cell-content-change table:id="ct403">
          <table:cell-address table:column="9" table:row="189" table:table="0"/>
          <office:change-info>
            <dc:creator> </dc:creator>
            <dc:date>2023-04-04T11:23:43.959234691</dc:date>
          </office:change-info>
          <table:previous>
            <table:change-track-table-cell/>
          </table:previous>
        </table:cell-content-change>
        <table:cell-content-change table:id="ct404">
          <table:cell-address table:column="9" table:row="190" table:table="0"/>
          <office:change-info>
            <dc:creator> </dc:creator>
            <dc:date>2023-04-04T11:23:43.959256613</dc:date>
          </office:change-info>
          <table:previous>
            <table:change-track-table-cell/>
          </table:previous>
        </table:cell-content-change>
        <table:cell-content-change table:id="ct405">
          <table:cell-address table:column="9" table:row="191" table:table="0"/>
          <office:change-info>
            <dc:creator> </dc:creator>
            <dc:date>2023-04-04T11:23:43.959278614</dc:date>
          </office:change-info>
          <table:previous>
            <table:change-track-table-cell/>
          </table:previous>
        </table:cell-content-change>
        <table:cell-content-change table:id="ct406">
          <table:cell-address table:column="9" table:row="192" table:table="0"/>
          <office:change-info>
            <dc:creator> </dc:creator>
            <dc:date>2023-04-04T11:23:43.959300535</dc:date>
          </office:change-info>
          <table:previous>
            <table:change-track-table-cell/>
          </table:previous>
        </table:cell-content-change>
        <table:cell-content-change table:id="ct407">
          <table:cell-address table:column="9" table:row="193" table:table="0"/>
          <office:change-info>
            <dc:creator> </dc:creator>
            <dc:date>2023-04-04T11:23:43.959322587</dc:date>
          </office:change-info>
          <table:previous>
            <table:change-track-table-cell/>
          </table:previous>
        </table:cell-content-change>
        <table:cell-content-change table:id="ct408">
          <table:cell-address table:column="9" table:row="194" table:table="0"/>
          <office:change-info>
            <dc:creator> </dc:creator>
            <dc:date>2023-04-04T11:23:43.959344618</dc:date>
          </office:change-info>
          <table:previous>
            <table:change-track-table-cell/>
          </table:previous>
        </table:cell-content-change>
        <table:cell-content-change table:id="ct409">
          <table:cell-address table:column="9" table:row="195" table:table="0"/>
          <office:change-info>
            <dc:creator> </dc:creator>
            <dc:date>2023-04-04T11:23:43.959366940</dc:date>
          </office:change-info>
          <table:previous>
            <table:change-track-table-cell/>
          </table:previous>
        </table:cell-content-change>
        <table:cell-content-change table:id="ct410">
          <table:cell-address table:column="9" table:row="196" table:table="0"/>
          <office:change-info>
            <dc:creator> </dc:creator>
            <dc:date>2023-04-04T11:23:43.959389132</dc:date>
          </office:change-info>
          <table:previous>
            <table:change-track-table-cell/>
          </table:previous>
        </table:cell-content-change>
        <table:cell-content-change table:id="ct411">
          <table:cell-address table:column="9" table:row="197" table:table="0"/>
          <office:change-info>
            <dc:creator> </dc:creator>
            <dc:date>2023-04-04T11:23:43.959411244</dc:date>
          </office:change-info>
          <table:previous>
            <table:change-track-table-cell/>
          </table:previous>
        </table:cell-content-change>
        <table:cell-content-change table:id="ct412">
          <table:cell-address table:column="9" table:row="198" table:table="0"/>
          <office:change-info>
            <dc:creator> </dc:creator>
            <dc:date>2023-04-04T11:23:43.959433005</dc:date>
          </office:change-info>
          <table:previous>
            <table:change-track-table-cell/>
          </table:previous>
        </table:cell-content-change>
        <table:cell-content-change table:id="ct413">
          <table:cell-address table:column="9" table:row="199" table:table="0"/>
          <office:change-info>
            <dc:creator> </dc:creator>
            <dc:date>2023-04-04T11:23:43.959454936</dc:date>
          </office:change-info>
          <table:previous>
            <table:change-track-table-cell/>
          </table:previous>
        </table:cell-content-change>
        <table:cell-content-change table:id="ct414">
          <table:cell-address table:column="9" table:row="200" table:table="0"/>
          <office:change-info>
            <dc:creator> </dc:creator>
            <dc:date>2023-04-04T11:23:43.959481776</dc:date>
          </office:change-info>
          <table:previous>
            <table:change-track-table-cell/>
          </table:previous>
        </table:cell-content-change>
        <table:cell-content-change table:id="ct415">
          <table:cell-address table:column="9" table:row="201" table:table="0"/>
          <office:change-info>
            <dc:creator> </dc:creator>
            <dc:date>2023-04-04T11:23:43.959518586</dc:date>
          </office:change-info>
          <table:previous>
            <table:change-track-table-cell/>
          </table:previous>
        </table:cell-content-change>
        <table:cell-content-change table:id="ct416">
          <table:cell-address table:column="9" table:row="202" table:table="0"/>
          <office:change-info>
            <dc:creator> </dc:creator>
            <dc:date>2023-04-04T11:23:43.959555255</dc:date>
          </office:change-info>
          <table:previous>
            <table:change-track-table-cell/>
          </table:previous>
        </table:cell-content-change>
        <table:cell-content-change table:id="ct417">
          <table:cell-address table:column="9" table:row="203" table:table="0"/>
          <office:change-info>
            <dc:creator> </dc:creator>
            <dc:date>2023-04-04T11:23:43.959585582</dc:date>
          </office:change-info>
          <table:previous>
            <table:change-track-table-cell/>
          </table:previous>
        </table:cell-content-change>
        <table:cell-content-change table:id="ct418">
          <table:cell-address table:column="9" table:row="204" table:table="0"/>
          <office:change-info>
            <dc:creator> </dc:creator>
            <dc:date>2023-04-04T11:23:43.959608916</dc:date>
          </office:change-info>
          <table:previous>
            <table:change-track-table-cell/>
          </table:previous>
        </table:cell-content-change>
        <table:cell-content-change table:id="ct419">
          <table:cell-address table:column="9" table:row="205" table:table="0"/>
          <office:change-info>
            <dc:creator> </dc:creator>
            <dc:date>2023-04-04T11:23:43.959631087</dc:date>
          </office:change-info>
          <table:previous>
            <table:change-track-table-cell/>
          </table:previous>
        </table:cell-content-change>
        <table:cell-content-change table:id="ct420">
          <table:cell-address table:column="9" table:row="206" table:table="0"/>
          <office:change-info>
            <dc:creator> </dc:creator>
            <dc:date>2023-04-04T11:23:43.959652999</dc:date>
          </office:change-info>
          <table:previous>
            <table:change-track-table-cell/>
          </table:previous>
        </table:cell-content-change>
        <table:cell-content-change table:id="ct421">
          <table:cell-address table:column="9" table:row="207" table:table="0"/>
          <office:change-info>
            <dc:creator> </dc:creator>
            <dc:date>2023-04-04T11:23:43.959709926</dc:date>
          </office:change-info>
          <table:previous>
            <table:change-track-table-cell/>
          </table:previous>
        </table:cell-content-change>
        <table:cell-content-change table:id="ct422">
          <table:cell-address table:column="9" table:row="208" table:table="0"/>
          <office:change-info>
            <dc:creator> </dc:creator>
            <dc:date>2023-04-04T11:23:43.959739752</dc:date>
          </office:change-info>
          <table:previous>
            <table:change-track-table-cell/>
          </table:previous>
        </table:cell-content-change>
        <table:cell-content-change table:id="ct423">
          <table:cell-address table:column="9" table:row="209" table:table="0"/>
          <office:change-info>
            <dc:creator> </dc:creator>
            <dc:date>2023-04-04T11:23:43.959762354</dc:date>
          </office:change-info>
          <table:previous>
            <table:change-track-table-cell/>
          </table:previous>
        </table:cell-content-change>
        <table:cell-content-change table:id="ct424">
          <table:cell-address table:column="6" table:row="159" table:table="0"/>
          <office:change-info>
            <dc:creator> </dc:creator>
            <dc:date>2023-04-04T11:23:58.472900199</dc:date>
          </office:change-info>
          <table:previous>
            <table:change-track-table-cell/>
          </table:previous>
        </table:cell-content-change>
        <table:cell-content-change table:id="ct425">
          <table:cell-address table:column="6" table:row="159" table:table="0"/>
          <office:change-info>
            <dc:creator> </dc:creator>
            <dc:date>2023-04-04T11:24:02.995931131</dc:date>
          </office:change-info>
          <table:previous table:id="ct424">
            <table:change-track-table-cell office:value-type="float" office:value="73"/>
          </table:previous>
        </table:cell-content-change>
        <table:cell-content-change table:id="ct426">
          <table:cell-address table:column="6" table:row="159" table:table="0"/>
          <office:change-info>
            <dc:creator> </dc:creator>
            <dc:date>2023-04-04T11:24:04.459163979</dc:date>
          </office:change-info>
          <table:previous table:id="ct425">
            <table:change-track-table-cell office:value-type="float" office:value="842"/>
          </table:previous>
        </table:cell-content-change>
        <table:cell-content-change table:id="ct427">
          <table:cell-address table:column="7" table:row="159" table:table="0"/>
          <office:change-info>
            <dc:creator> </dc:creator>
            <dc:date>2023-04-04T11:24:10.812791135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159" table:table="0"/>
          <office:change-info>
            <dc:creator> </dc:creator>
            <dc:date>2023-04-04T11:24:14.392621609</dc:date>
          </office:change-info>
          <table:previous table:id="ct427">
            <table:change-track-table-cell office:value-type="float" office:value="23"/>
          </table:previous>
        </table:cell-content-change>
        <table:cell-content-change table:id="ct429">
          <table:cell-address table:column="7" table:row="159" table:table="0"/>
          <office:change-info>
            <dc:creator> </dc:creator>
            <dc:date>2023-04-04T11:24:15.563877616</dc:date>
          </office:change-info>
          <table:previous table:id="ct428">
            <table:change-track-table-cell office:value-type="float" office:value="473"/>
          </table:previous>
        </table:cell-content-change>
        <table:cell-content-change table:id="ct430">
          <table:cell-address table:column="8" table:row="159" table:table="0"/>
          <office:change-info>
            <dc:creator> </dc:creator>
            <dc:date>2023-04-04T11:24:18.178092097</dc:date>
          </office:change-info>
          <table:previous table:id="ct322">
            <table:change-track-table-cell table:cell-address="Sheet1.I160" table:formula="of:=-([.G160]-[.$N$152])*1200/([.$N$152]-[.$N$153])+1300" office:value-type="float" office:value="1186.08582574772"/>
          </table:previous>
        </table:cell-content-change>
        <table:cell-content-change table:id="ct431">
          <table:cell-address table:column="9" table:row="159" table:table="0"/>
          <office:change-info>
            <dc:creator> </dc:creator>
            <dc:date>2023-04-04T11:24:18.178130519</dc:date>
          </office:change-info>
          <table:previous table:id="ct373">
            <table:change-track-table-cell table:cell-address="Sheet1.J160" table:formula="of:=-([.H160]-[.$N$150])*3/([.$N$151]-[.$N$150])-1" office:value-type="float" office:value="-0.846666666666667"/>
          </table:previous>
        </table:cell-content-change>
        <table:cell-content-change table:id="ct432">
          <table:cell-address table:column="8" table:row="170" table:table="0"/>
          <office:change-info>
            <dc:creator> </dc:creator>
            <dc:date>2023-04-04T11:24:19.998937204</dc:date>
          </office:change-info>
          <table:previous table:id="ct333">
            <table:change-track-table-cell table:cell-address="Sheet1.I171" table:formula="of:=-([.G171]-[.$N$152])*1200/([.$N$152]-[.$N$153])+1300" office:value-type="float" office:value="1186.08582574772"/>
          </table:previous>
        </table:cell-content-change>
        <table:cell-content-change table:id="ct433">
          <table:cell-address table:column="9" table:row="170" table:table="0"/>
          <office:change-info>
            <dc:creator> </dc:creator>
            <dc:date>2023-04-04T11:24:19.998964235</dc:date>
          </office:change-info>
          <table:previous table:id="ct384">
            <table:change-track-table-cell table:cell-address="Sheet1.J171" table:formula="of:=-([.H171]-[.$N$150])*3/([.$N$151]-[.$N$150])-1" office:value-type="float" office:value="-0.846666666666667"/>
          </table:previous>
        </table:cell-content-change>
        <table:cell-content-change table:id="ct434">
          <table:cell-address table:column="8" table:row="180" table:table="0"/>
          <office:change-info>
            <dc:creator> </dc:creator>
            <dc:date>2023-04-04T11:24:21.987326254</dc:date>
          </office:change-info>
          <table:previous table:id="ct343">
            <table:change-track-table-cell table:cell-address="Sheet1.I181" table:formula="of:=-([.G181]-[.$N$152])*1200/([.$N$152]-[.$N$153])+1300" office:value-type="float" office:value="1186.08582574772"/>
          </table:previous>
        </table:cell-content-change>
        <table:cell-content-change table:id="ct435">
          <table:cell-address table:column="9" table:row="180" table:table="0"/>
          <office:change-info>
            <dc:creator> </dc:creator>
            <dc:date>2023-04-04T11:24:21.987358986</dc:date>
          </office:change-info>
          <table:previous table:id="ct394">
            <table:change-track-table-cell table:cell-address="Sheet1.J181" table:formula="of:=-([.H181]-[.$N$150])*3/([.$N$151]-[.$N$150])-1" office:value-type="float" office:value="-0.846666666666667"/>
          </table:previous>
        </table:cell-content-change>
        <table:cell-content-change table:id="ct436">
          <table:cell-address table:column="8" table:row="190" table:table="0"/>
          <office:change-info>
            <dc:creator> </dc:creator>
            <dc:date>2023-04-04T11:24:24.163633018</dc:date>
          </office:change-info>
          <table:previous table:id="ct353">
            <table:change-track-table-cell table:cell-address="Sheet1.I191" table:formula="of:=-([.G191]-[.$N$152])*1200/([.$N$152]-[.$N$153])+1300" office:value-type="float" office:value="1186.08582574772"/>
          </table:previous>
        </table:cell-content-change>
        <table:cell-content-change table:id="ct437">
          <table:cell-address table:column="9" table:row="190" table:table="0"/>
          <office:change-info>
            <dc:creator> </dc:creator>
            <dc:date>2023-04-04T11:24:24.163668655</dc:date>
          </office:change-info>
          <table:previous table:id="ct404">
            <table:change-track-table-cell table:cell-address="Sheet1.J191" table:formula="of:=-([.H191]-[.$N$150])*3/([.$N$151]-[.$N$150])-1" office:value-type="float" office:value="-0.846666666666667"/>
          </table:previous>
        </table:cell-content-change>
        <table:cell-content-change table:id="ct438">
          <table:cell-address table:column="8" table:row="200" table:table="0"/>
          <office:change-info>
            <dc:creator> </dc:creator>
            <dc:date>2023-04-04T11:24:28.451725919</dc:date>
          </office:change-info>
          <table:previous table:id="ct363">
            <table:change-track-table-cell table:cell-address="Sheet1.I201" table:formula="of:=-([.G201]-[.$N$152])*1200/([.$N$152]-[.$N$153])+1300" office:value-type="float" office:value="1186.08582574772"/>
          </table:previous>
        </table:cell-content-change>
        <table:cell-content-change table:id="ct439">
          <table:cell-address table:column="9" table:row="200" table:table="0"/>
          <office:change-info>
            <dc:creator> </dc:creator>
            <dc:date>2023-04-04T11:24:28.451751467</dc:date>
          </office:change-info>
          <table:previous table:id="ct414">
            <table:change-track-table-cell table:cell-address="Sheet1.J201" table:formula="of:=-([.H201]-[.$N$150])*3/([.$N$151]-[.$N$150])-1" office:value-type="float" office:value="-0.846666666666667"/>
          </table:previous>
        </table:cell-content-change>
        <table:cell-content-change table:id="ct440">
          <table:cell-address table:column="0" table:row="149" table:table="0"/>
          <office:change-info>
            <dc:creator> </dc:creator>
            <dc:date>2023-04-04T11:26:39.857387472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9" table:table="0"/>
          <office:change-info>
            <dc:creator> </dc:creator>
            <dc:date>2023-04-04T11:27:51.410943592</dc:date>
          </office:change-info>
          <table:previous table:id="ct440">
            <table:change-track-table-cell table:cell-address="Sheet1.A150" table:formula="of:=lineb151" office:value-type="float" office:value="0"/>
          </table:previous>
        </table:cell-content-change>
        <table:cell-content-change table:id="ct442">
          <table:cell-address table:column="6" table:row="181" table:table="0"/>
          <office:change-info>
            <dc:creator> </dc:creator>
            <dc:date>2023-04-04T11:37:20.049682640</dc:date>
          </office:change-info>
          <table:previous table:id="ct209">
            <table:change-track-table-cell office:value-type="float" office:value="75"/>
          </table:previous>
        </table:cell-content-change>
        <table:cell-content-change table:id="ct443">
          <table:cell-address table:column="6" table:row="182" table:table="0"/>
          <office:change-info>
            <dc:creator> </dc:creator>
            <dc:date>2023-04-04T11:37:20.049714390</dc:date>
          </office:change-info>
          <table:previous table:id="ct211">
            <table:change-track-table-cell office:value-type="float" office:value="150"/>
          </table:previous>
        </table:cell-content-change>
        <table:cell-content-change table:id="ct444">
          <table:cell-address table:column="6" table:row="183" table:table="0"/>
          <office:change-info>
            <dc:creator> </dc:creator>
            <dc:date>2023-04-04T11:37:20.049719820</dc:date>
          </office:change-info>
          <table:previous table:id="ct213">
            <table:change-track-table-cell office:value-type="float" office:value="265"/>
          </table:previous>
        </table:cell-content-change>
        <table:cell-content-change table:id="ct445">
          <table:cell-address table:column="6" table:row="184" table:table="0"/>
          <office:change-info>
            <dc:creator> </dc:creator>
            <dc:date>2023-04-04T11:37:20.049724830</dc:date>
          </office:change-info>
          <table:previous table:id="ct215">
            <table:change-track-table-cell office:value-type="float" office:value="365"/>
          </table:previous>
        </table:cell-content-change>
        <table:cell-content-change table:id="ct446">
          <table:cell-address table:column="6" table:row="185" table:table="0"/>
          <office:change-info>
            <dc:creator> </dc:creator>
            <dc:date>2023-04-04T11:37:20.049729529</dc:date>
          </office:change-info>
          <table:previous table:id="ct218">
            <table:change-track-table-cell office:value-type="float" office:value="434"/>
          </table:previous>
        </table:cell-content-change>
        <table:cell-content-change table:id="ct447">
          <table:cell-address table:column="6" table:row="186" table:table="0"/>
          <office:change-info>
            <dc:creator> </dc:creator>
            <dc:date>2023-04-04T11:37:20.049734789</dc:date>
          </office:change-info>
          <table:previous table:id="ct220">
            <table:change-track-table-cell office:value-type="float" office:value="527"/>
          </table:previous>
        </table:cell-content-change>
        <table:cell-content-change table:id="ct448">
          <table:cell-address table:column="6" table:row="187" table:table="0"/>
          <office:change-info>
            <dc:creator> </dc:creator>
            <dc:date>2023-04-04T11:37:20.049739167</dc:date>
          </office:change-info>
          <table:previous table:id="ct222">
            <table:change-track-table-cell office:value-type="float" office:value="635"/>
          </table:previous>
        </table:cell-content-change>
        <table:cell-content-change table:id="ct449">
          <table:cell-address table:column="6" table:row="188" table:table="0"/>
          <office:change-info>
            <dc:creator> </dc:creator>
            <dc:date>2023-04-04T11:37:20.049744617</dc:date>
          </office:change-info>
          <table:previous table:id="ct224">
            <table:change-track-table-cell office:value-type="float" office:value="749"/>
          </table:previous>
        </table:cell-content-change>
        <table:cell-content-change table:id="ct450">
          <table:cell-address table:column="6" table:row="189" table:table="0"/>
          <office:change-info>
            <dc:creator> </dc:creator>
            <dc:date>2023-04-04T11:37:20.049749015</dc:date>
          </office:change-info>
          <table:previous table:id="ct226">
            <table:change-track-table-cell office:value-type="float" office:value="837"/>
          </table:previous>
        </table:cell-content-change>
        <table:cell-content-change table:id="ct451">
          <table:cell-address table:column="7" table:row="181" table:table="0"/>
          <office:change-info>
            <dc:creator> </dc:creator>
            <dc:date>2023-04-04T11:37:20.049754365</dc:date>
          </office:change-info>
          <table:previous table:id="ct210">
            <table:change-track-table-cell office:value-type="float" office:value="275"/>
          </table:previous>
        </table:cell-content-change>
        <table:cell-content-change table:id="ct452">
          <table:cell-address table:column="7" table:row="182" table:table="0"/>
          <office:change-info>
            <dc:creator> </dc:creator>
            <dc:date>2023-04-04T11:37:20.049759415</dc:date>
          </office:change-info>
          <table:previous table:id="ct212">
            <table:change-track-table-cell office:value-type="float" office:value="293"/>
          </table:previous>
        </table:cell-content-change>
        <table:cell-content-change table:id="ct453">
          <table:cell-address table:column="7" table:row="183" table:table="0"/>
          <office:change-info>
            <dc:creator> </dc:creator>
            <dc:date>2023-04-04T11:37:20.049764064</dc:date>
          </office:change-info>
          <table:previous table:id="ct214">
            <table:change-track-table-cell office:value-type="float" office:value="311"/>
          </table:previous>
        </table:cell-content-change>
        <table:cell-content-change table:id="ct454">
          <table:cell-address table:column="7" table:row="184" table:table="0"/>
          <office:change-info>
            <dc:creator> </dc:creator>
            <dc:date>2023-04-04T11:37:20.049768552</dc:date>
          </office:change-info>
          <table:previous table:id="ct217">
            <table:change-track-table-cell office:value-type="float" office:value="326"/>
          </table:previous>
        </table:cell-content-change>
        <table:cell-content-change table:id="ct455">
          <table:cell-address table:column="7" table:row="185" table:table="0"/>
          <office:change-info>
            <dc:creator> </dc:creator>
            <dc:date>2023-04-04T11:37:20.049773111</dc:date>
          </office:change-info>
          <table:previous table:id="ct219">
            <table:change-track-table-cell office:value-type="float" office:value="366"/>
          </table:previous>
        </table:cell-content-change>
        <table:cell-content-change table:id="ct456">
          <table:cell-address table:column="7" table:row="186" table:table="0"/>
          <office:change-info>
            <dc:creator> </dc:creator>
            <dc:date>2023-04-04T11:37:20.049777529</dc:date>
          </office:change-info>
          <table:previous table:id="ct221">
            <table:change-track-table-cell office:value-type="float" office:value="345"/>
          </table:previous>
        </table:cell-content-change>
        <table:cell-content-change table:id="ct457">
          <table:cell-address table:column="7" table:row="187" table:table="0"/>
          <office:change-info>
            <dc:creator> </dc:creator>
            <dc:date>2023-04-04T11:37:20.049782769</dc:date>
          </office:change-info>
          <table:previous table:id="ct223">
            <table:change-track-table-cell office:value-type="float" office:value="347"/>
          </table:previous>
        </table:cell-content-change>
        <table:cell-content-change table:id="ct458">
          <table:cell-address table:column="7" table:row="188" table:table="0"/>
          <office:change-info>
            <dc:creator> </dc:creator>
            <dc:date>2023-04-04T11:37:20.049787247</dc:date>
          </office:change-info>
          <table:previous table:id="ct225">
            <table:change-track-table-cell office:value-type="float" office:value="347"/>
          </table:previous>
        </table:cell-content-change>
        <table:cell-content-change table:id="ct459">
          <table:cell-address table:column="7" table:row="189" table:table="0"/>
          <office:change-info>
            <dc:creator> </dc:creator>
            <dc:date>2023-04-04T11:37:20.049791896</dc:date>
          </office:change-info>
          <table:previous table:id="ct227">
            <table:change-track-table-cell office:value-type="float" office:value="349"/>
          </table:previous>
        </table:cell-content-change>
        <table:cell-content-change table:id="ct460">
          <table:cell-address table:column="6" table:row="181" table:table="0"/>
          <office:change-info>
            <dc:creator> </dc:creator>
            <dc:date>2023-04-04T11:37:29.959151907</dc:date>
          </office:change-info>
          <table:previous table:id="ct442">
            <table:change-track-table-cell/>
          </table:previous>
        </table:cell-content-change>
        <table:cell-content-change table:id="ct461">
          <table:cell-address table:column="7" table:row="181" table:table="0"/>
          <office:change-info>
            <dc:creator> </dc:creator>
            <dc:date>2023-04-04T11:37:31.482782441</dc:date>
          </office:change-info>
          <table:previous table:id="ct451">
            <table:change-track-table-cell/>
          </table:previous>
        </table:cell-content-change>
        <table:cell-content-change table:id="ct462">
          <table:cell-address table:column="6" table:row="182" table:table="0"/>
          <office:change-info>
            <dc:creator> </dc:creator>
            <dc:date>2023-04-04T11:37:35.425742986</dc:date>
          </office:change-info>
          <table:previous table:id="ct443">
            <table:change-track-table-cell/>
          </table:previous>
        </table:cell-content-change>
        <table:cell-content-change table:id="ct463">
          <table:cell-address table:column="7" table:row="182" table:table="0"/>
          <office:change-info>
            <dc:creator> </dc:creator>
            <dc:date>2023-04-04T11:37:37.195688663</dc:date>
          </office:change-info>
          <table:previous table:id="ct452">
            <table:change-track-table-cell/>
          </table:previous>
        </table:cell-content-change>
        <table:cell-content-change table:id="ct464">
          <table:cell-address table:column="6" table:row="183" table:table="0"/>
          <office:change-info>
            <dc:creator> </dc:creator>
            <dc:date>2023-04-04T11:37:43.572239324</dc:date>
          </office:change-info>
          <table:previous table:id="ct444">
            <table:change-track-table-cell/>
          </table:previous>
        </table:cell-content-change>
        <table:cell-content-change table:id="ct465">
          <table:cell-address table:column="7" table:row="183" table:table="0"/>
          <office:change-info>
            <dc:creator> </dc:creator>
            <dc:date>2023-04-04T11:37:45.843210251</dc:date>
          </office:change-info>
          <table:previous table:id="ct453">
            <table:change-track-table-cell/>
          </table:previous>
        </table:cell-content-change>
        <table:cell-content-change table:id="ct466">
          <table:cell-address table:column="6" table:row="184" table:table="0"/>
          <office:change-info>
            <dc:creator> </dc:creator>
            <dc:date>2023-04-04T11:37:50.968411579</dc:date>
          </office:change-info>
          <table:previous table:id="ct445">
            <table:change-track-table-cell/>
          </table:previous>
        </table:cell-content-change>
        <table:cell-content-change table:id="ct467">
          <table:cell-address table:column="7" table:row="184" table:table="0"/>
          <office:change-info>
            <dc:creator> </dc:creator>
            <dc:date>2023-04-04T11:37:52.351010018</dc:date>
          </office:change-info>
          <table:previous table:id="ct454">
            <table:change-track-table-cell/>
          </table:previous>
        </table:cell-content-change>
        <table:cell-content-change table:id="ct468">
          <table:cell-address table:column="6" table:row="185" table:table="0"/>
          <office:change-info>
            <dc:creator> </dc:creator>
            <dc:date>2023-04-04T11:37:59.128157106</dc:date>
          </office:change-info>
          <table:previous table:id="ct446">
            <table:change-track-table-cell/>
          </table:previous>
        </table:cell-content-change>
        <table:cell-content-change table:id="ct469">
          <table:cell-address table:column="7" table:row="185" table:table="0"/>
          <office:change-info>
            <dc:creator> </dc:creator>
            <dc:date>2023-04-04T11:38:00.321506962</dc:date>
          </office:change-info>
          <table:previous table:id="ct455">
            <table:change-track-table-cell/>
          </table:previous>
        </table:cell-content-change>
        <table:cell-content-change table:id="ct470">
          <table:cell-address table:column="6" table:row="186" table:table="0"/>
          <office:change-info>
            <dc:creator> </dc:creator>
            <dc:date>2023-04-04T11:38:07.858421715</dc:date>
          </office:change-info>
          <table:previous table:id="ct447">
            <table:change-track-table-cell/>
          </table:previous>
        </table:cell-content-change>
        <table:cell-content-change table:id="ct471">
          <table:cell-address table:column="7" table:row="186" table:table="0"/>
          <office:change-info>
            <dc:creator> </dc:creator>
            <dc:date>2023-04-04T11:38:10.901886575</dc:date>
          </office:change-info>
          <table:previous table:id="ct456">
            <table:change-track-table-cell/>
          </table:previous>
        </table:cell-content-change>
        <table:cell-content-change table:id="ct472">
          <table:cell-address table:column="6" table:row="187" table:table="0"/>
          <office:change-info>
            <dc:creator> </dc:creator>
            <dc:date>2023-04-04T11:38:19.912791058</dc:date>
          </office:change-info>
          <table:previous table:id="ct448">
            <table:change-track-table-cell/>
          </table:previous>
        </table:cell-content-change>
        <table:cell-content-change table:id="ct473">
          <table:cell-address table:column="7" table:row="187" table:table="0"/>
          <office:change-info>
            <dc:creator> </dc:creator>
            <dc:date>2023-04-04T11:38:21.813996233</dc:date>
          </office:change-info>
          <table:previous table:id="ct457">
            <table:change-track-table-cell/>
          </table:previous>
        </table:cell-content-change>
        <table:cell-content-change table:id="ct474">
          <table:cell-address table:column="6" table:row="188" table:table="0"/>
          <office:change-info>
            <dc:creator> </dc:creator>
            <dc:date>2023-04-04T11:38:27.681417649</dc:date>
          </office:change-info>
          <table:previous table:id="ct449">
            <table:change-track-table-cell/>
          </table:previous>
        </table:cell-content-change>
        <table:cell-content-change table:id="ct475">
          <table:cell-address table:column="7" table:row="188" table:table="0"/>
          <office:change-info>
            <dc:creator> </dc:creator>
            <dc:date>2023-04-04T11:38:30.730508875</dc:date>
          </office:change-info>
          <table:previous table:id="ct458">
            <table:change-track-table-cell/>
          </table:previous>
        </table:cell-content-change>
        <table:cell-content-change table:id="ct476">
          <table:cell-address table:column="6" table:row="189" table:table="0"/>
          <office:change-info>
            <dc:creator> </dc:creator>
            <dc:date>2023-04-04T11:38:37.658994475</dc:date>
          </office:change-info>
          <table:previous table:id="ct450">
            <table:change-track-table-cell/>
          </table:previous>
        </table:cell-content-change>
        <table:cell-content-change table:id="ct477">
          <table:cell-address table:column="7" table:row="189" table:table="0"/>
          <office:change-info>
            <dc:creator> </dc:creator>
            <dc:date>2023-04-04T11:38:40.407741485</dc:date>
          </office:change-info>
          <table:previous table:id="ct459">
            <table:change-track-table-cell/>
          </table:previous>
        </table:cell-content-change>
        <table:cell-content-change table:id="ct478">
          <table:cell-address table:column="7" table:row="136" table:table="0"/>
          <office:change-info>
            <dc:creator> </dc:creator>
            <dc:date>2023-04-05T12:33:12.236968252</dc:date>
          </office:change-info>
          <table:previous table:id="ct144">
            <table:change-track-table-cell office:value-type="float" office:value="0.18"/>
          </table:previous>
        </table:cell-content-change>
        <table:cell-content-change table:id="ct479">
          <table:cell-address table:column="7" table:row="136" table:table="0"/>
          <office:change-info>
            <dc:creator> </dc:creator>
            <dc:date>2023-04-05T12:33:18.860663631</dc:date>
          </office:change-info>
          <table:previous table:id="ct478">
            <table:change-track-table-cell office:value-type="float" office:value="0.15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031in" svg:height="6.2815in" svg:x="14.2583in" svg:y="7.5264in">
            <draw:object draw:notify-on-update-of-ranges="Sheet1.G38:Sheet1.G44 Sheet1.H38:Sheet1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660" calcext:value-type="float">
            <text:p>660</text:p>
          </table:table-cell>
          <table:table-cell office:value-type="float" office:value="779" calcext:value-type="float">
            <text:p>77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2]))" office:value-type="float" office:value="106.089875792727" calcext:value-type="float">
            <text:p>106.089875792727</text:p>
          </table:table-cell>
          <table:table-cell table:formula="of:=10^(3/(981-202)*(981-[.C2]))" office:value-type="float" office:value="17.2266272575651" calcext:value-type="float">
            <text:p>17.2266272575651</text:p>
          </table:table-cell>
          <table:table-cell table:formula="of:=10^(3/(981-202)*(981-[.D2]))" office:value-type="float" office:value="5.99681168047621" calcext:value-type="float">
            <text:p>5.99681168047621</text:p>
          </table:table-cell>
          <table:table-cell table:formula="of:=10^(3/(981-202)*(981-[.E2]))" office:value-type="float" office:value="1.05464560423599" calcext:value-type="float">
            <text:p>1.05464560423599</text:p>
          </table:table-cell>
          <table:table-cell table:formula="of:=10^(3/(981-202)*(981-[.F2]))" office:value-type="float" office:value="1" calcext:value-type="float">
            <text:p>1</text:p>
          </table:table-cell>
          <table:table-cell table:formula="of:=10^(3/(981-202)*(981-[.G2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1" calcext:value-type="float">
            <text:p>521</text:p>
          </table:table-cell>
          <table:table-cell office:value-type="float" office:value="695" calcext:value-type="float">
            <text:p>69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3]))" office:value-type="float" office:value="404.751720460517" calcext:value-type="float">
            <text:p>404.751720460517</text:p>
          </table:table-cell>
          <table:table-cell table:formula="of:=10^(3/(981-202)*(981-[.C3]))" office:value-type="float" office:value="59.0883585388747" calcext:value-type="float">
            <text:p>59.0883585388747</text:p>
          </table:table-cell>
          <table:table-cell table:formula="of:=10^(3/(981-202)*(981-[.D3]))" office:value-type="float" office:value="12.6302534839293" calcext:value-type="float">
            <text:p>12.6302534839293</text:p>
          </table:table-cell>
          <table:table-cell table:formula="of:=10^(3/(981-202)*(981-[.E3]))" office:value-type="float" office:value="1.92743945378641" calcext:value-type="float">
            <text:p>1.92743945378641</text:p>
          </table:table-cell>
          <table:table-cell table:formula="of:=10^(3/(981-202)*(981-[.F3]))" office:value-type="float" office:value="1" calcext:value-type="float">
            <text:p>1</text:p>
          </table:table-cell>
          <table:table-cell table:formula="of:=10^(3/(981-202)*(981-[.G3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514" calcext:value-type="float">
            <text:p>51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10^(3/(981-202)*(981-[.B4]))" office:value-type="float" office:value="1194.04810264252" calcext:value-type="float">
            <text:p>1194.04810264252</text:p>
          </table:table-cell>
          <table:table-cell table:formula="of:=10^(3/(981-202)*(981-[.C4]))" office:value-type="float" office:value="242.00560086245" calcext:value-type="float">
            <text:p>242.00560086245</text:p>
          </table:table-cell>
          <table:table-cell table:formula="of:=10^(3/(981-202)*(981-[.D4]))" office:value-type="float" office:value="62.8723311981715" calcext:value-type="float">
            <text:p>62.8723311981715</text:p>
          </table:table-cell>
          <table:table-cell table:formula="of:=10^(3/(981-202)*(981-[.E4]))" office:value-type="float" office:value="11.0572136093751" calcext:value-type="float">
            <text:p>11.0572136093751</text:p>
          </table:table-cell>
          <table:table-cell table:formula="of:=10^(3/(981-202)*(981-[.F4]))" office:value-type="float" office:value="2.92403137452486" calcext:value-type="float">
            <text:p>2.92403137452486</text:p>
          </table:table-cell>
          <table:table-cell table:formula="of:=10^(3/(981-202)*(981-[.G4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72" calcext:value-type="float">
            <text:p>672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10^(3/(981-202)*(981-[.B5]))" office:value-type="float" office:value="2628.86893554045" calcext:value-type="float">
            <text:p>2628.86893554045</text:p>
          </table:table-cell>
          <table:table-cell table:formula="of:=10^(3/(981-202)*(981-[.C5]))" office:value-type="float" office:value="752.948172323462" calcext:value-type="float">
            <text:p>752.948172323462</text:p>
          </table:table-cell>
          <table:table-cell table:formula="of:=10^(3/(981-202)*(981-[.D5]))" office:value-type="float" office:value="255.230143150073" calcext:value-type="float">
            <text:p>255.230143150073</text:p>
          </table:table-cell>
          <table:table-cell table:formula="of:=10^(3/(981-202)*(981-[.E5]))" office:value-type="float" office:value="54.0743134447851" calcext:value-type="float">
            <text:p>54.0743134447851</text:p>
          </table:table-cell>
          <table:table-cell table:formula="of:=10^(3/(981-202)*(981-[.F5]))" office:value-type="float" office:value="15.4877083933158" calcext:value-type="float">
            <text:p>15.4877083933158</text:p>
          </table:table-cell>
          <table:table-cell table:formula="of:=10^(3/(981-202)*(981-[.G5]))" office:value-type="float" office:value="5.43949282478645" calcext:value-type="float">
            <text:p>5.43949282478645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table:number-columns-repeated="7"/>
          <table:table-cell office:value-type="string" calcext:value-type="string">
            <text:p>Totalyield</text:p>
          </table:table-cell>
          <table:table-cell office:value-type="string" calcext:value-type="string">
            <text:p>Fig2 :</text:p>
          </table:table-cell>
          <table:table-cell table:formula="of:=10^(3/(981-202)*(981-[.B7]))" office:value-type="float" office:value="6.32451107824529" calcext:value-type="float">
            <text:p>6.32451107824529</text:p>
          </table:table-cell>
          <table:table-cell table:formula="of:=10^(3/(981-202)*(981-[.C7]))" office:value-type="float" office:value="7.8941293119979" calcext:value-type="float">
            <text:p>7.8941293119979</text:p>
          </table:table-cell>
          <table:table-cell table:formula="of:=10^(3/(981-202)*(981-[.D7]))" office:value-type="float" office:value="12.5187502586253" calcext:value-type="float">
            <text:p>12.5187502586253</text:p>
          </table:table-cell>
          <table:table-cell table:formula="of:=10^(3/(981-202)*(981-[.E7]))" office:value-type="float" office:value="13.5587856761943" calcext:value-type="float">
            <text:p>13.5587856761943</text:p>
          </table:table-cell>
          <table:table-cell table:formula="of:=10^(3/(981-202)*(981-[.F7]))" office:value-type="float" office:value="12.856248223797" calcext:value-type="float">
            <text:p>12.856248223797</text:p>
          </table:table-cell>
          <table:table-cell table:formula="of:=10^(3/(981-202)*(981-[.G7]))" office:value-type="float" office:value="19.5036337412381" calcext:value-type="float">
            <text:p>19.5036337412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I2]-[.I1]" office:value-type="float" office:value="106.089875792727" calcext:value-type="float">
            <text:p>106.089875792727</text:p>
          </table:table-cell>
          <table:table-cell table:formula="of:=[.J2]-[.J1]" office:value-type="float" office:value="17.2266272575651" calcext:value-type="float">
            <text:p>17.2266272575651</text:p>
          </table:table-cell>
          <table:table-cell table:formula="of:=[.K2]-[.K1]" office:value-type="float" office:value="5.99681168047621" calcext:value-type="float">
            <text:p>5.99681168047621</text:p>
          </table:table-cell>
          <table:table-cell table:formula="of:=[.L2]-[.L1]" office:value-type="float" office:value="1.05464560423599" calcext:value-type="float">
            <text:p>1.05464560423599</text:p>
          </table:table-cell>
          <table:table-cell table:formula="of:=[.M2]-[.M1]" office:value-type="float" office:value="1" calcext:value-type="float">
            <text:p>1</text:p>
          </table:table-cell>
          <table:table-cell table:formula="of:=[.N2]-[.N1]" office:value-type="float" office:value="1" calcext:value-type="float">
            <text:p>1</text:p>
          </table:table-cell>
          <table:table-cell table:formula="of:=SUM([.I8:.N8])" office:value-type="float" office:value="132.367960335005" calcext:value-type="float">
            <text:p>132.367960335005</text:p>
          </table:table-cell>
          <table:table-cell/>
          <table:table-cell table:formula="of:=10^(3/(981-202)*(981-[.B8]))" office:value-type="float" office:value="92.8768705968454" calcext:value-type="float">
            <text:p>92.8768705968454</text:p>
          </table:table-cell>
          <table:table-cell table:formula="of:=10^(3/(981-202)*(981-[.C8]))" office:value-type="float" office:value="114.9036332358" calcext:value-type="float">
            <text:p>114.9036332358</text:p>
          </table:table-cell>
          <table:table-cell table:formula="of:=10^(3/(981-202)*(981-[.D8]))" office:value-type="float" office:value="162.377673918872" calcext:value-type="float">
            <text:p>162.377673918872</text:p>
          </table:table-cell>
          <table:table-cell table:formula="of:=10^(3/(981-202)*(981-[.E8]))" office:value-type="float" office:value="147.286965015563" calcext:value-type="float">
            <text:p>147.286965015563</text:p>
          </table:table-cell>
          <table:table-cell table:formula="of:=10^(3/(981-202)*(981-[.F8]))" office:value-type="float" office:value="98.8246333661952" calcext:value-type="float">
            <text:p>98.8246333661952</text:p>
          </table:table-cell>
          <table:table-cell table:formula="of:=10^(3/(981-202)*(981-[.G8]))" office:value-type="float" office:value="36.9312574552112" calcext:value-type="float">
            <text:p>36.9312574552112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3]-[.I2]" office:value-type="float" office:value="298.66184466779" calcext:value-type="float">
            <text:p>298.66184466779</text:p>
          </table:table-cell>
          <table:table-cell table:formula="of:=[.J3]-[.J2]" office:value-type="float" office:value="41.8617312813096" calcext:value-type="float">
            <text:p>41.8617312813096</text:p>
          </table:table-cell>
          <table:table-cell table:formula="of:=[.K3]-[.K2]" office:value-type="float" office:value="6.6334418034531" calcext:value-type="float">
            <text:p>6.6334418034531</text:p>
          </table:table-cell>
          <table:table-cell table:formula="of:=[.L3]-[.L2]" office:value-type="float" office:value="0.872793849550413" calcext:value-type="float">
            <text:p>0.872793849550413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 table:formula="of:=SUM([.I9:.N9])" office:value-type="float" office:value="348.029811602103" calcext:value-type="float">
            <text:p>348.029811602103</text:p>
          </table:table-cell>
          <table:table-cell office:value-type="string" calcext:value-type="string">
            <text:p>Exp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1.6" calcext:value-type="float">
            <text:p>11.6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4]-[.I3]" office:value-type="float" office:value="789.296382182001" calcext:value-type="float">
            <text:p>789.296382182001</text:p>
          </table:table-cell>
          <table:table-cell table:formula="of:=[.J4]-[.J3]" office:value-type="float" office:value="182.917242323576" calcext:value-type="float">
            <text:p>182.917242323576</text:p>
          </table:table-cell>
          <table:table-cell table:formula="of:=[.K4]-[.K3]" office:value-type="float" office:value="50.2420777142422" calcext:value-type="float">
            <text:p>50.2420777142422</text:p>
          </table:table-cell>
          <table:table-cell table:formula="of:=[.L4]-[.L3]" office:value-type="float" office:value="9.12977415558869" calcext:value-type="float">
            <text:p>9.12977415558869</text:p>
          </table:table-cell>
          <table:table-cell table:formula="of:=[.M4]-[.M3]" office:value-type="float" office:value="1.92403137452486" calcext:value-type="float">
            <text:p>1.92403137452486</text:p>
          </table:table-cell>
          <table:table-cell table:formula="of:=[.N4]-[.N3]" office:value-type="float" office:value="0" calcext:value-type="float">
            <text:p>0</text:p>
          </table:table-cell>
          <table:table-cell table:formula="of:=SUM([.I10:.N10])" office:value-type="float" office:value="1033.50950774993" calcext:value-type="float">
            <text:p>1033.50950774993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I5]-[.I4]" office:value-type="float" office:value="1434.82083289793" calcext:value-type="float">
            <text:p>1434.82083289793</text:p>
          </table:table-cell>
          <table:table-cell table:formula="of:=[.J5]-[.J4]" office:value-type="float" office:value="510.942571461011" calcext:value-type="float">
            <text:p>510.942571461011</text:p>
          </table:table-cell>
          <table:table-cell table:formula="of:=[.K5]-[.K4]" office:value-type="float" office:value="192.357811951902" calcext:value-type="float">
            <text:p>192.357811951902</text:p>
          </table:table-cell>
          <table:table-cell table:formula="of:=[.L5]-[.L4]" office:value-type="float" office:value="43.01709983541" calcext:value-type="float">
            <text:p>43.01709983541</text:p>
          </table:table-cell>
          <table:table-cell table:formula="of:=[.M5]-[.M4]" office:value-type="float" office:value="12.5636770187909" calcext:value-type="float">
            <text:p>12.5636770187909</text:p>
          </table:table-cell>
          <table:table-cell table:formula="of:=[.N5]-[.N4]" office:value-type="float" office:value="4.43949282478645" calcext:value-type="float">
            <text:p>4.43949282478645</text:p>
          </table:table-cell>
          <table:table-cell table:formula="of:=SUM([.I11:.N11])" office:value-type="float" office:value="2198.14148598983" calcext:value-type="float">
            <text:p>2198.14148598983</text:p>
          </table:table-cell>
          <table:table-cell/>
          <table:table-cell table:formula="of:=[.Q7]/[.Q9]" office:value-type="float" office:value="1.80700316521294" calcext:value-type="float">
            <text:p>1.80700316521294</text:p>
          </table:table-cell>
          <table:table-cell table:formula="of:=[.R7]/[.R9]" office:value-type="float" office:value="1.83584402604602" calcext:value-type="float">
            <text:p>1.83584402604602</text:p>
          </table:table-cell>
          <table:table-cell table:formula="of:=[.S7]/[.S9]" office:value-type="float" office:value="1.89678034221595" calcext:value-type="float">
            <text:p>1.89678034221595</text:p>
          </table:table-cell>
          <table:table-cell table:formula="of:=[.T7]/[.T9]" office:value-type="float" office:value="1.88316467724921" calcext:value-type="float">
            <text:p>1.88316467724921</text:p>
          </table:table-cell>
          <table:table-cell table:formula="of:=[.U7]/[.U9]" office:value-type="float" office:value="1.78559003108292" calcext:value-type="float">
            <text:p>1.78559003108292</text:p>
          </table:table-cell>
          <table:table-cell table:formula="of:=[.V7]/[.V9]" office:value-type="float" office:value="1.68134773631363" calcext:value-type="float">
            <text:p>1.6813477363136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8"/>
          <table:table-cell table:formula="of:=SUM([.I8:.I11])" office:value-type="float" office:value="2628.86893554045" calcext:value-type="float">
            <text:p>2628.86893554045</text:p>
          </table:table-cell>
          <table:table-cell table:formula="of:=SUM([.J8:.J11])" office:value-type="float" office:value="752.948172323462" calcext:value-type="float">
            <text:p>752.948172323462</text:p>
          </table:table-cell>
          <table:table-cell table:formula="of:=SUM([.K8:.K11])" office:value-type="float" office:value="255.230143150073" calcext:value-type="float">
            <text:p>255.230143150073</text:p>
          </table:table-cell>
          <table:table-cell table:formula="of:=SUM([.L8:.L11])" office:value-type="float" office:value="54.0743134447851" calcext:value-type="float">
            <text:p>54.0743134447851</text:p>
          </table:table-cell>
          <table:table-cell table:formula="of:=SUM([.M8:.M11])" office:value-type="float" office:value="15.4877083933158" calcext:value-type="float">
            <text:p>15.4877083933158</text:p>
          </table:table-cell>
          <table:table-cell table:formula="of:=SUM([.N8:.N11])" office:value-type="float" office:value="5.43949282478645" calcext:value-type="float">
            <text:p>5.43949282478645</text:p>
          </table:table-cell>
          <table:table-cell table:number-columns-repeated="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ptmiss bin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delta BG stat</text:p>
          </table:table-cell>
          <table:table-cell office:value-type="string" calcext:value-type="string">
            <text:p>delta BG sys</text:p>
          </table:table-cell>
          <table:table-cell office:value-type="string" calcext:value-type="string">
            <text:p>delta Total</text:p>
          </table:table-cell>
          <table:table-cell office:value-type="string" calcext:value-type="string">
            <text:p>N*T</text:p>
          </table:table-cell>
          <table:table-cell office:value-type="string" calcext:value-type="string">
            <text:p>Sqrt(N)*T</text:p>
          </table:table-cell>
          <table:table-cell office:value-type="string" calcext:value-type="string">
            <text:p>delta TransFac</text:p>
          </table:table-cell>
          <table:table-cell table:number-columns-repeated="3"/>
          <table:table-cell office:value-type="string" calcext:value-type="string">
            <text:p>Approx Sys: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SQRT([.K19]*[.K19]+[.J19]*[.J19])" office:value-type="float" office:value="17.464249196573" calcext:value-type="float">
            <text:p>17.464249196573</text:p>
          </table:table-cell>
          <table:table-cell table:formula="of:=[.G19]*0.198" office:value-type="float" office:value="235.818" calcext:value-type="float">
            <text:p>235.818</text:p>
          </table:table-cell>
          <table:table-cell table:formula="of:=SQRT([.G19])*0.198" office:value-type="float" office:value="6.83315183498801" calcext:value-type="float">
            <text:p>6.83315183498801</text:p>
          </table:table-cell>
          <table:table-cell table:formula="of:=[.G19]*0.009" office:value-type="float" office:value="10.719" calcext:value-type="float">
            <text:p>10.719</text:p>
          </table:table-cell>
          <table:table-cell/>
          <table:table-cell table:formula="of:=SQRT([.N19]*[.N19]+[.O19]*[.O19])" office:value-type="float" office:value="12.7117632529874" calcext:value-type="float">
            <text:p>12.7117632529874</text:p>
          </table:table-cell>
          <table:table-cell table:formula="of:=[.Q19]/[.L19]" office:value-type="float" office:value="0.727873446485281" calcext:value-type="float">
            <text:p>0.727873446485281</text:p>
          </table:table-cell>
          <table:table-cell table:style-name="ce1" table:formula="of:=[.K19]/[.I19]" office:value-type="percentage" office:value="0.0677966101694915" calcext:value-type="percentage">
            <text:p>6.78%</text:p>
          </table:table-cell>
          <table:table-cell/>
          <table:table-cell table:style-name="ce3" office:value-type="float" office:value="243.1957" calcext:value-type="float">
            <text:p>2.43E+02</text:p>
          </table:table-cell>
          <table:table-cell table:style-name="ce3" office:value-type="float" office:value="7.555722" calcext:value-type="float">
            <text:p>7.56E+00</text:p>
          </table:table-cell>
          <table:table-cell table:style-name="ce3" office:value-type="float" office:value="48.50453" calcext:value-type="float">
            <text:p>4.85E+01</text:p>
          </table:table-cell>
          <table:table-cell/>
          <table:table-cell table:formula="of:=[.I19]/[.U19]" office:value-type="float" office:value="0.970411894618202" calcext:value-type="float">
            <text:p>0.970411894618202</text:p>
          </table:table-cell>
          <table:table-cell table:formula="of:=[.J19]/[.V19]" office:value-type="float" office:value="0.92645017908282" calcext:value-type="float">
            <text:p>0.92645017908282</text:p>
          </table:table-cell>
          <table:table-cell table:formula="of:=[.K19]/[.W19]" office:value-type="float" office:value="0.329866097042895" calcext:value-type="float">
            <text:p>0.329866097042895</text:p>
          </table:table-cell>
          <table:table-cell table:formula="of:=[.W19]/[.U19]" office:value-type="float" office:value="0.199446495147735" calcext:value-type="float">
            <text:p>0.199446495147735</text:p>
          </table:table-cell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formula="of:=SQRT([.K20]*[.K20]+[.J20]*[.J20])" office:value-type="float" office:value="4.88364617882991" calcext:value-type="float">
            <text:p>4.88364617882991</text:p>
          </table:table-cell>
          <table:table-cell table:formula="of:=[.G20]*0.198" office:value-type="float" office:value="63.36" calcext:value-type="float">
            <text:p>63.36</text:p>
          </table:table-cell>
          <table:table-cell table:formula="of:=SQRT([.G20])*0.198" office:value-type="float" office:value="3.54193167635967" calcext:value-type="float">
            <text:p>3.54193167635967</text:p>
          </table:table-cell>
          <table:table-cell table:formula="of:=[.G20]*0.009" office:value-type="float" office:value="2.88" calcext:value-type="float">
            <text:p>2.88</text:p>
          </table:table-cell>
          <table:table-cell/>
          <table:table-cell table:formula="of:=SQRT([.N20]*[.N20]+[.O20]*[.O20])" office:value-type="float" office:value="4.56504983543444" calcext:value-type="float">
            <text:p>4.56504983543444</text:p>
          </table:table-cell>
          <table:table-cell table:formula="of:=[.Q20]/[.L20]" office:value-type="float" office:value="0.934762607337003" calcext:value-type="float">
            <text:p>0.934762607337003</text:p>
          </table:table-cell>
          <table:table-cell table:style-name="ce1" table:formula="of:=[.K20]/[.I20]" office:value-type="percentage" office:value="0.0521327014218009" calcext:value-type="percentage">
            <text:p>5.21%</text:p>
          </table:table-cell>
          <table:table-cell/>
          <table:table-cell table:style-name="ce3" office:value-type="float" office:value="64.32009" calcext:value-type="float">
            <text:p>6.43E+01</text:p>
          </table:table-cell>
          <table:table-cell table:style-name="ce3" office:value-type="float" office:value="3.885719" calcext:value-type="float">
            <text:p>3.89E+00</text:p>
          </table:table-cell>
          <table:table-cell table:style-name="ce3" office:value-type="float" office:value="12.82842" calcext:value-type="float">
            <text:p>1.28E+01</text:p>
          </table:table-cell>
          <table:table-cell/>
          <table:table-cell table:formula="of:=[.I20]/[.U20]" office:value-type="float" office:value="0.98414041398263" calcext:value-type="float">
            <text:p>0.98414041398263</text:p>
          </table:table-cell>
          <table:table-cell table:formula="of:=[.J20]/[.V20]" office:value-type="float" office:value="0.926469464209841" calcext:value-type="float">
            <text:p>0.926469464209841</text:p>
          </table:table-cell>
          <table:table-cell table:formula="of:=[.K20]/[.W20]" office:value-type="float" office:value="0.25724134382878" calcext:value-type="float">
            <text:p>0.25724134382878</text:p>
          </table:table-cell>
          <table:table-cell table:formula="of:=[.W20]/[.U20]" office:value-type="float" office:value="0.199446549281881" calcext:value-type="float">
            <text:p>0.199446549281881</text:p>
          </table:table-cell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SQRT([.K21]*[.K21]+[.J21]*[.J21])" office:value-type="float" office:value="2.75862284482674" calcext:value-type="float">
            <text:p>2.75862284482674</text:p>
          </table:table-cell>
          <table:table-cell table:formula="of:=[.G21]*0.198" office:value-type="float" office:value="22.176" calcext:value-type="float">
            <text:p>22.176</text:p>
          </table:table-cell>
          <table:table-cell table:formula="of:=SQRT([.G21])*0.198" office:value-type="float" office:value="2.09543503836316" calcext:value-type="float">
            <text:p>2.09543503836316</text:p>
          </table:table-cell>
          <table:table-cell table:formula="of:=[.G21]*0.009" office:value-type="float" office:value="1.008" calcext:value-type="float">
            <text:p>1.008</text:p>
          </table:table-cell>
          <table:table-cell/>
          <table:table-cell table:formula="of:=SQRT([.N21]*[.N21]+[.O21]*[.O21])" office:value-type="float" office:value="2.32527675772154" calcext:value-type="float">
            <text:p>2.32527675772154</text:p>
          </table:table-cell>
          <table:table-cell table:formula="of:=[.Q21]/[.L21]" office:value-type="float" office:value="0.842912166149186" calcext:value-type="float">
            <text:p>0.842912166149186</text:p>
          </table:table-cell>
          <table:table-cell table:style-name="ce1" table:formula="of:=[.K21]/[.I21]" office:value-type="percentage" office:value="0.0852017937219731" calcext:value-type="percentage">
            <text:p>8.52%</text:p>
          </table:table-cell>
          <table:table-cell/>
          <table:table-cell table:style-name="ce3" office:value-type="float" office:value="21.59653" calcext:value-type="float">
            <text:p>2.16E+01</text:p>
          </table:table-cell>
          <table:table-cell table:style-name="ce3" office:value-type="float" office:value="2.251594" calcext:value-type="float">
            <text:p>2.25E+00</text:p>
          </table:table-cell>
          <table:table-cell table:style-name="ce3" office:value-type="float" office:value="4.307352" calcext:value-type="float">
            <text:p>4.31E+00</text:p>
          </table:table-cell>
          <table:table-cell/>
          <table:table-cell table:formula="of:=[.I21]/[.U21]" office:value-type="float" office:value="1.03257328839402" calcext:value-type="float">
            <text:p>1.03257328839402</text:p>
          </table:table-cell>
          <table:table-cell table:formula="of:=[.J21]/[.V21]" office:value-type="float" office:value="0.888259606305577" calcext:value-type="float">
            <text:p>0.888259606305577</text:p>
          </table:table-cell>
          <table:table-cell table:formula="of:=[.K21]/[.W21]" office:value-type="float" office:value="0.44110627596723" calcext:value-type="float">
            <text:p>0.44110627596723</text:p>
          </table:table-cell>
          <table:table-cell table:formula="of:=[.W21]/[.U21]" office:value-type="float" office:value="0.199446485152939" calcext:value-type="float">
            <text:p>0.199446485152939</text:p>
          </table:table-cell>
        </table:table-row>
        <table:table-row table:style-name="ro1">
          <table:table-cell table:number-columns-repeated="5"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SQRT([.K22]*[.K22]+[.J22]*[.J22])" office:value-type="float" office:value="0.943398113205661" calcext:value-type="float">
            <text:p>0.943398113205661</text:p>
          </table:table-cell>
          <table:table-cell table:formula="of:=[.G22]*0.198" office:value-type="float" office:value="3.168" calcext:value-type="float">
            <text:p>3.168</text:p>
          </table:table-cell>
          <table:table-cell table:formula="of:=SQRT([.G22])*0.198" office:value-type="float" office:value="0.792" calcext:value-type="float">
            <text:p>0.792</text:p>
          </table:table-cell>
          <table:table-cell table:formula="of:=[.G22]*0.009" office:value-type="float" office:value="0.144" calcext:value-type="float">
            <text:p>0.144</text:p>
          </table:table-cell>
          <table:table-cell/>
          <table:table-cell table:formula="of:=SQRT([.N22]*[.N22]+[.O22]*[.O22])" office:value-type="float" office:value="0.804984471899924" calcext:value-type="float">
            <text:p>0.804984471899924</text:p>
          </table:table-cell>
          <table:table-cell table:formula="of:=[.Q22]/[.L22]" office:value-type="float" office:value="0.853281833651959" calcext:value-type="float">
            <text:p>0.853281833651959</text:p>
          </table:table-cell>
          <table:table-cell table:style-name="ce1" table:formula="of:=[.K22]/[.I22]" office:value-type="percentage" office:value="0.15625" calcext:value-type="percentage">
            <text:p>15.63%</text:p>
          </table:table-cell>
          <table:table-cell/>
          <table:table-cell table:style-name="ce3" office:value-type="float" office:value="4.929642" calcext:value-type="float">
            <text:p>4.93E+00</text:p>
          </table:table-cell>
          <table:table-cell table:style-name="ce3" office:value-type="float" office:value="1.075736" calcext:value-type="float">
            <text:p>1.08E+00</text:p>
          </table:table-cell>
          <table:table-cell table:style-name="ce3" office:value-type="float" office:value="0.9831999" calcext:value-type="float">
            <text:p>9.83E-01</text:p>
          </table:table-cell>
          <table:table-cell/>
          <table:table-cell table:formula="of:=[.I22]/[.U22]" office:value-type="float" office:value="0.649134359046762" calcext:value-type="float">
            <text:p>0.649134359046762</text:p>
          </table:table-cell>
          <table:table-cell table:formula="of:=[.J22]/[.V22]" office:value-type="float" office:value="0.743676887266021" calcext:value-type="float">
            <text:p>0.743676887266021</text:p>
          </table:table-cell>
          <table:table-cell table:formula="of:=[.K22]/[.W22]" office:value-type="float" office:value="0.508543583049591" calcext:value-type="float">
            <text:p>0.508543583049591</text:p>
          </table:table-cell>
          <table:table-cell table:formula="of:=[.W22]/[.U22]" office:value-type="float" office:value="0.199446511531669" calcext:value-type="float">
            <text:p>0.199446511531669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table:formula="of:=SQRT([.K23]*[.K23]+[.J23]*[.J23])" office:value-type="float" office:value="0.310161248385416" calcext:value-type="float">
            <text:p>0.310161248385416</text:p>
          </table:table-cell>
          <table:table-cell table:formula="of:=[.G23]*0.198" office:value-type="float" office:value="0.396" calcext:value-type="float">
            <text:p>0.396</text:p>
          </table:table-cell>
          <table:table-cell table:formula="of:=SQRT([.G23])*0.198" office:value-type="float" office:value="0.280014285349873" calcext:value-type="float">
            <text:p>0.280014285349873</text:p>
          </table:table-cell>
          <table:table-cell table:formula="of:=[.G23]*0.009" office:value-type="float" office:value="0.018" calcext:value-type="float">
            <text:p>0.018</text:p>
          </table:table-cell>
          <table:table-cell/>
          <table:table-cell table:formula="of:=SQRT([.N23]*[.N23]+[.O23]*[.O23])" office:value-type="float" office:value="0.280592230826158" calcext:value-type="float">
            <text:p>0.280592230826158</text:p>
          </table:table-cell>
          <table:table-cell table:formula="of:=[.Q23]/[.L23]" office:value-type="float" office:value="0.904665661125677" calcext:value-type="float">
            <text:p>0.904665661125677</text:p>
          </table:table-cell>
          <table:table-cell table:style-name="ce1" table:formula="of:=[.K23]/[.I23]" office:value-type="percentage" office:value="0.275" calcext:value-type="percentage">
            <text:p>27.50%</text:p>
          </table:table-cell>
          <table:table-cell/>
          <table:table-cell table:style-name="ce3" office:value-type="float" office:value="0.9389794" calcext:value-type="float">
            <text:p>9.39E-01</text:p>
          </table:table-cell>
          <table:table-cell table:style-name="ce3" office:value-type="float" office:value="0.4694897" calcext:value-type="float">
            <text:p>4.69E-01</text:p>
          </table:table-cell>
          <table:table-cell table:style-name="ce3" office:value-type="float" office:value="0.1872762" calcext:value-type="float">
            <text:p>1.87E-01</text:p>
          </table:table-cell>
          <table:table-cell/>
          <table:table-cell table:formula="of:=[.I23]/[.U23]" office:value-type="float" office:value="0.42599443608667" calcext:value-type="float">
            <text:p>0.42599443608667</text:p>
          </table:table-cell>
          <table:table-cell table:formula="of:=[.J23]/[.V23]" office:value-type="float" office:value="0.617691932325672" calcext:value-type="float">
            <text:p>0.617691932325672</text:p>
          </table:table-cell>
          <table:table-cell table:formula="of:=[.K23]/[.W23]" office:value-type="float" office:value="0.587367748811648" calcext:value-type="float">
            <text:p>0.587367748811648</text:p>
          </table:table-cell>
          <table:table-cell table:formula="of:=[.W23]/[.U23]" office:value-type="float" office:value="0.199446548028636" calcext:value-type="float">
            <text:p>0.199446548028636</text:p>
          </table:table-cell>
        </table:table-row>
        <table:table-row table:style-name="ro1">
          <table:table-cell table:number-columns-repeated="5"/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table:formula="of:=SQRT([.K24]*[.K24]+[.J24]*[.J24])" office:value-type="float" office:value="0.208806130178211" calcext:value-type="float">
            <text:p>0.208806130178211</text:p>
          </table:table-cell>
          <table:table-cell table:formula="of:=[.G24]*0.198" office:value-type="float" office:value="0.198" calcext:value-type="float">
            <text:p>0.198</text:p>
          </table:table-cell>
          <table:table-cell table:formula="of:=SQRT([.G24])*0.198" office:value-type="float" office:value="0.198" calcext:value-type="float">
            <text:p>0.198</text:p>
          </table:table-cell>
          <table:table-cell table:formula="of:=[.G24]*0.009" office:value-type="float" office:value="0.009" calcext:value-type="float">
            <text:p>0.009</text:p>
          </table:table-cell>
          <table:table-cell/>
          <table:table-cell table:formula="of:=SQRT([.N24]*[.N24]+[.O24]*[.O24])" office:value-type="float" office:value="0.198204439909907" calcext:value-type="float">
            <text:p>0.198204439909907</text:p>
          </table:table-cell>
          <table:table-cell table:formula="of:=[.Q24]/[.L24]" office:value-type="float" office:value="0.949227111966226" calcext:value-type="float">
            <text:p>0.949227111966226</text:p>
          </table:table-cell>
          <table:table-cell table:style-name="ce1" table:formula="of:=[.K24]/[.I24]" office:value-type="percentage" office:value="0.3" calcext:value-type="percentage">
            <text:p>30.00%</text:p>
          </table:table-cell>
          <table:table-cell/>
          <table:table-cell table:number-columns-repeated="2" table:style-name="ce3" office:value-type="float" office:value="0.2347449" calcext:value-type="float">
            <text:p>2.35E-01</text:p>
          </table:table-cell>
          <table:table-cell table:style-name="ce3" office:value-type="float" office:value="0.04681904" calcext:value-type="float">
            <text:p>4.68E-02</text:p>
          </table:table-cell>
          <table:table-cell/>
          <table:table-cell table:formula="of:=[.I24]/[.U24]" office:value-type="float" office:value="0.85198869070212" calcext:value-type="float">
            <text:p>0.85198869070212</text:p>
          </table:table-cell>
          <table:table-cell table:formula="of:=[.J24]/[.V24]" office:value-type="float" office:value="0.85198869070212" calcext:value-type="float">
            <text:p>0.85198869070212</text:p>
          </table:table-cell>
          <table:table-cell table:formula="of:=[.K24]/[.W24]" office:value-type="float" office:value="1.28152990749063" calcext:value-type="float">
            <text:p>1.28152990749063</text:p>
          </table:table-cell>
          <table:table-cell table:formula="of:=[.W24]/[.U24]" office:value-type="float" office:value="0.199446462947651" calcext:value-type="float">
            <text:p>0.199446462947651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mgo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heory exp.</text:p>
          </table:table-cell>
          <table:table-cell table:style-name="ce3" office:value-type="float" office:value="-4" calcext:value-type="float">
            <text:p>-4.00E+0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" office:value-type="float" office:value="-1" calcext:value-type="float">
            <text:p>-1.00E+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68" calcext:value-type="float">
            <text:p>768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table:formula="of:=-1-([.H32]-34)*3/([.H29]-[.H30])" office:value-type="float" office:value="-2.38" calcext:value-type="float">
            <text:p>-2.3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1400+([.K32]-[.K29])*1000/([.K30]-[.K29])" office:value-type="float" office:value="1701.71073094868" calcext:value-type="float">
            <text:p>1701.71073094868</text:p>
          </table:table-cell>
          <table:table-cell office:value-type="float" office:value="319" calcext:value-type="float">
            <text:p>319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3" table:formula="of:=10^([.G32])" office:value-type="float" office:value="0.00416869383470336" calcext:value-type="float">
            <text:p>4.17E-03</text:p>
          </table:table-cell>
          <table:table-cell table:number-columns-repeated="21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Upper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1400+([.G38]-125)*1000/643" office:value-type="float" office:value="1323.79471228616" calcext:value-type="float">
            <text:p>1323.79471228616</text:p>
          </table:table-cell>
          <table:table-cell table:formula="of:=-1-([.H38]-34)*3/450" office:value-type="float" office:value="-1.29333333333333" calcext:value-type="float">
            <text:p>-1.29333333333333</text:p>
          </table:table-cell>
          <table:table-cell/>
          <table:table-cell table:style-name="ce4" table:number-matrix-columns-spanned="3" table:number-matrix-rows-spanned="1" table:formula="of:=LINEST([.K38:.K44];[.J38:.J44]^{1;2})" office:value-type="float" office:value="0.000000211235490700944" calcext:value-type="float">
            <text:p>2.1124E-07</text:p>
          </table:table-cell>
          <table:table-cell table:style-name="ce4" office:value-type="float" office:value="-0.00311143145515474" calcext:value-type="float">
            <text:p>-3.1114E-03</text:p>
          </table:table-cell>
          <table:table-cell table:style-name="ce4" office:value-type="float" office:value="2.45376263732106" calcext:value-type="float">
            <text:p>2.4538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1400+([.G39]-125)*1000/643" office:value-type="float" office:value="1608.39813374806" calcext:value-type="float">
            <text:p>1608.39813374806</text:p>
          </table:table-cell>
          <table:table-cell table:formula="of:=-1-([.H39]-34)*3/450" office:value-type="float" office:value="-2.00666666666667" calcext:value-type="float">
            <text:p>-2.00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1400+([.G40]-125)*1000/643" office:value-type="float" office:value="1886.78071539658" calcext:value-type="float">
            <text:p>1886.78071539658</text:p>
          </table:table-cell>
          <table:table-cell table:formula="of:=-1-([.H40]-34)*3/450" office:value-type="float" office:value="-2.66666666666667" calcext:value-type="float">
            <text:p>-2.66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1400+([.G41]-125)*1000/643" office:value-type="float" office:value="2238.25816485225" calcext:value-type="float">
            <text:p>2238.25816485225</text:p>
          </table:table-cell>
          <table:table-cell table:formula="of:=-1-([.H41]-34)*3/450" office:value-type="float" office:value="-3.44666666666667" calcext:value-type="float">
            <text:p>-3.44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594" calcext:value-type="float">
            <text:p>594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1400+([.G42]-125)*1000/643" office:value-type="float" office:value="2129.3934681182" calcext:value-type="float">
            <text:p>2129.3934681182</text:p>
          </table:table-cell>
          <table:table-cell table:formula="of:=-1-([.H42]-34)*3/450" office:value-type="float" office:value="-3.21333333333333" calcext:value-type="float">
            <text:p>-3.2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1400+([.G43]-125)*1000/643" office:value-type="float" office:value="2250.699844479" calcext:value-type="float">
            <text:p>2250.699844479</text:p>
          </table:table-cell>
          <table:table-cell table:formula="of:=-1-([.H43]-34)*3/450" office:value-type="float" office:value="-3.48" calcext:value-type="float">
            <text:p>-3.48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828" calcext:value-type="float">
            <text:p>828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1400+([.G44]-125)*1000/643" office:value-type="float" office:value="2493.31259720062" calcext:value-type="float">
            <text:p>2493.31259720062</text:p>
          </table:table-cell>
          <table:table-cell table:formula="of:=-1-([.H44]-34)*3/450" office:value-type="float" office:value="-3.99333333333333" calcext:value-type="float">
            <text:p>-3.99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table:number-columns-repeated="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1400+([.G47]-125)*1000/643" office:value-type="float" office:value="1361.11975116641" calcext:value-type="float">
            <text:p>1361.11975116641</text:p>
          </table:table-cell>
          <table:table-cell table:formula="of:=-1-([.H47]-34)*3/450" office:value-type="float" office:value="-1.44666666666667" calcext:value-type="float">
            <text:p>-1.44666666666667</text:p>
          </table:table-cell>
          <table:table-cell/>
          <table:table-cell table:style-name="ce4" table:number-matrix-columns-spanned="3" table:number-matrix-rows-spanned="1" table:formula="of:=LINEST([.K47:.K53];[.J47:.J53]^{1;2})" office:value-type="float" office:value="0.000000188213710365857" calcext:value-type="float">
            <text:p>1.8821E-07</text:p>
          </table:table-cell>
          <table:table-cell table:style-name="ce4" office:value-type="float" office:value="-0.00305539624693284" calcext:value-type="float">
            <text:p>-3.0554E-03</text:p>
          </table:table-cell>
          <table:table-cell table:style-name="ce4" office:value-type="float" office:value="2.35736180216662" calcext:value-type="float">
            <text:p>2.3574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1400+([.G48]-125)*1000/643" office:value-type="float" office:value="1560.1866251944" calcext:value-type="float">
            <text:p>1560.1866251944</text:p>
          </table:table-cell>
          <table:table-cell table:formula="of:=-1-([.H48]-34)*3/450" office:value-type="float" office:value="-1.96" calcext:value-type="float">
            <text:p>-1.96</text:p>
          </table:table-cell>
          <table:table-cell/>
          <table:table-cell table:style-name="ce4" table:number-columns-repeated="3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1400+([.G49]-125)*1000/643" office:value-type="float" office:value="1762.36391912908" calcext:value-type="float">
            <text:p>1762.36391912908</text:p>
          </table:table-cell>
          <table:table-cell table:formula="of:=-1-([.H49]-34)*3/450" office:value-type="float" office:value="-2.44666666666667" calcext:value-type="float">
            <text:p>-2.44666666666667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1400+([.G50]-125)*1000/643" office:value-type="float" office:value="1928.77138413686" calcext:value-type="float">
            <text:p>1928.77138413686</text:p>
          </table:table-cell>
          <table:table-cell table:formula="of:=-1-([.H50]-34)*3/450" office:value-type="float" office:value="-2.83333333333333" calcext:value-type="float">
            <text:p>-2.83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1400+([.G51]-125)*1000/643" office:value-type="float" office:value="2095.17884914463" calcext:value-type="float">
            <text:p>2095.17884914463</text:p>
          </table:table-cell>
          <table:table-cell table:formula="of:=-1-([.H51]-34)*3/450" office:value-type="float" office:value="-3.21333333333333" calcext:value-type="float">
            <text:p>-3.2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58" calcext:value-type="float">
            <text:p>658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1400+([.G52]-125)*1000/643" office:value-type="float" office:value="2228.92690513219" calcext:value-type="float">
            <text:p>2228.92690513219</text:p>
          </table:table-cell>
          <table:table-cell table:formula="of:=-1-([.H52]-34)*3/450" office:value-type="float" office:value="-3.51333333333333" calcext:value-type="float">
            <text:p>-3.51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1400+([.G53]-125)*1000/643" office:value-type="float" office:value="2417.10730948678" calcext:value-type="float">
            <text:p>2417.10730948678</text:p>
          </table:table-cell>
          <table:table-cell table:formula="of:=-1-([.H53]-34)*3/450" office:value-type="float" office:value="-3.93333333333333" calcext:value-type="float">
            <text:p>-3.93333333333333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1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1400+([.G56]-125)*1000/643" office:value-type="float" office:value="1303.57698289269" calcext:value-type="float">
            <text:p>1303.57698289269</text:p>
          </table:table-cell>
          <table:table-cell table:formula="of:=-1-([.H56]-34)*3/450" office:value-type="float" office:value="-1.35333333333333" calcext:value-type="float">
            <text:p>-1.35333333333333</text:p>
          </table:table-cell>
          <table:table-cell/>
          <table:table-cell table:style-name="ce4" table:number-matrix-columns-spanned="3" table:number-matrix-rows-spanned="1" table:formula="of:=LINEST([.K56:.K61];[.J56:.J61]^{1;2})" office:value-type="float" office:value="0.000000230558666406049" calcext:value-type="float">
            <text:p>2.3056E-07</text:p>
          </table:table-cell>
          <table:table-cell table:style-name="ce4" office:value-type="float" office:value="-0.00326417437107929" calcext:value-type="float">
            <text:p>-3.2642E-03</text:p>
          </table:table-cell>
          <table:table-cell table:style-name="ce4" office:value-type="float" office:value="2.5049424212293" calcext:value-type="float">
            <text:p>2.5049E+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1400+([.G57]-125)*1000/643" office:value-type="float" office:value="1455.98755832037" calcext:value-type="float">
            <text:p>1455.98755832037</text:p>
          </table:table-cell>
          <table:table-cell table:formula="of:=-1-([.H57]-34)*3/450" office:value-type="float" office:value="-1.76666666666667" calcext:value-type="float">
            <text:p>-1.76666666666667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1400+([.G58]-125)*1000/643" office:value-type="float" office:value="1717.26283048212" calcext:value-type="float">
            <text:p>1717.26283048212</text:p>
          </table:table-cell>
          <table:table-cell table:formula="of:=-1-([.H58]-34)*3/450" office:value-type="float" office:value="-2.42" calcext:value-type="float">
            <text:p>-2.42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1400+([.G59]-125)*1000/643" office:value-type="float" office:value="1879.00466562986" calcext:value-type="float">
            <text:p>1879.00466562986</text:p>
          </table:table-cell>
          <table:table-cell table:formula="of:=-1-([.H59]-34)*3/450" office:value-type="float" office:value="-2.81333333333333" calcext:value-type="float">
            <text:p>-2.81333333333333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1400+([.G60]-125)*1000/643" office:value-type="float" office:value="2107.62052877138" calcext:value-type="float">
            <text:p>2107.62052877138</text:p>
          </table:table-cell>
          <table:table-cell table:formula="of:=-1-([.H60]-34)*3/450" office:value-type="float" office:value="-3.34666666666667" calcext:value-type="float">
            <text:p>-3.34666666666667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702" calcext:value-type="float">
            <text:p>70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1400+([.G61]-125)*1000/643" office:value-type="float" office:value="2297.35614307932" calcext:value-type="float">
            <text:p>2297.35614307932</text:p>
          </table:table-cell>
          <table:table-cell table:formula="of:=-1-([.H61]-34)*3/450" office:value-type="float" office:value="-3.78" calcext:value-type="float">
            <text:p>-3.78</text:p>
          </table:table-cell>
          <table:table-cell table:number-columns-repeated="17"/>
        </table:table-row>
        <table:table-row table:style-name="ro1" table:number-rows-repeated="25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Fig2 Yield: Hadronic Baseline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433" calcext:value-type="float">
            <text:p>433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10^((785-[.G88])/(785-196)*4)" office:value-type="float" office:value="54131.05849819" calcext:value-type="float">
            <text:p>54131.05849819</text:p>
          </table:table-cell>
          <table:table-cell table:formula="of:=10^((785-[.H88])/(785-196)*4)" office:value-type="float" office:value="12447.335648765" calcext:value-type="float">
            <text:p>12447.335648765</text:p>
          </table:table-cell>
          <table:table-cell table:formula="of:=10^((785-[.I88])/(785-196)*4)" office:value-type="float" office:value="3913.17897430567" calcext:value-type="float">
            <text:p>3913.17897430567</text:p>
          </table:table-cell>
          <table:table-cell table:formula="of:=10^((785-[.J88])/(785-196)*4)" office:value-type="float" office:value="899.828185486184" calcext:value-type="float">
            <text:p>899.828185486184</text:p>
          </table:table-cell>
          <table:table-cell table:formula="of:=10^((785-[.K88])/(785-196)*4)" office:value-type="float" office:value="245.749339884072" calcext:value-type="float">
            <text:p>245.749339884072</text:p>
          </table:table-cell>
          <table:table-cell table:formula="of:=10^((785-[.L88])/(785-196)*4)" office:value-type="float" office:value="108.981164236522" calcext:value-type="float">
            <text:p>108.9811642365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</text:p>
          </table:table-cell>
          <table:table-cell office:value-type="float" office:value="350" calcext:value-type="float">
            <text:p>350</text:p>
          </table:table-cell>
          <table:table-cell office:value-type="float" office:value="457" calcext:value-type="float">
            <text:p>457</text:p>
          </table:table-cell>
          <table:table-cell office:value-type="float" office:value="550" calcext:value-type="float">
            <text:p>550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10^((785-[.G89])/(785-196)*4)" office:value-type="float" office:value="21855.3906623439" calcext:value-type="float">
            <text:p>21855.3906623439</text:p>
          </table:table-cell>
          <table:table-cell table:formula="of:=10^((785-[.H89])/(785-196)*4)" office:value-type="float" office:value="3675.91131847705" calcext:value-type="float">
            <text:p>3675.91131847705</text:p>
          </table:table-cell>
          <table:table-cell table:formula="of:=10^((785-[.I89])/(785-196)*4)" office:value-type="float" office:value="899.828185486184" calcext:value-type="float">
            <text:p>899.828185486184</text:p>
          </table:table-cell>
          <table:table-cell table:formula="of:=10^((785-[.J89])/(785-196)*4)" office:value-type="float" office:value="168.851236171254" calcext:value-type="float">
            <text:p>168.851236171254</text:p>
          </table:table-cell>
          <table:table-cell table:formula="of:=10^((785-[.K89])/(785-196)*4)" office:value-type="float" office:value="39.4389457407604" calcext:value-type="float">
            <text:p>39.4389457407604</text:p>
          </table:table-cell>
          <table:table-cell table:formula="of:=10^((785-[.L89])/(785-196)*4)" office:value-type="float" office:value="14.7258880338323" calcext:value-type="float">
            <text:p>14.72588803383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58" calcext:value-type="float">
            <text:p>358</text:p>
          </table:table-cell>
          <table:table-cell office:value-type="float" office:value="458" calcext:value-type="float">
            <text:p>458</text:p>
          </table:table-cell>
          <table:table-cell office:value-type="float" office:value="566" calcext:value-type="float">
            <text:p>566</text:p>
          </table:table-cell>
          <table:table-cell office:value-type="float" office:value="671" calcext:value-type="float">
            <text:p>671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10^((785-[.G90])/(785-196)*4)" office:value-type="float" office:value="5695.31601657039" calcext:value-type="float">
            <text:p>5695.31601657039</text:p>
          </table:table-cell>
          <table:table-cell table:formula="of:=10^((785-[.H90])/(785-196)*4)" office:value-type="float" office:value="794.017767680047" calcext:value-type="float">
            <text:p>794.017767680047</text:p>
          </table:table-cell>
          <table:table-cell table:formula="of:=10^((785-[.I90])/(785-196)*4)" office:value-type="float" office:value="166.231404012961" calcext:value-type="float">
            <text:p>166.231404012961</text:p>
          </table:table-cell>
          <table:table-cell table:formula="of:=10^((785-[.J90])/(785-196)*4)" office:value-type="float" office:value="30.7090621585608" calcext:value-type="float">
            <text:p>30.7090621585608</text:p>
          </table:table-cell>
          <table:table-cell table:formula="of:=10^((785-[.K90])/(785-196)*4)" office:value-type="float" office:value="5.94557070854439" calcext:value-type="float">
            <text:p>5.94557070854439</text:p>
          </table:table-cell>
          <table:table-cell table:formula="of:=10^((785-[.L90])/(785-196)*4)" office:value-type="float" office:value="1.72858604145883" calcext:value-type="float">
            <text:p>1.7285860414588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94" calcext:value-type="float">
            <text:p>594</text:p>
          </table:table-cell>
          <table:table-cell office:value-type="float" office:value="685" calcext:value-type="float">
            <text:p>68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10^((785-[.G91])/(785-196)*4)" office:value-type="float" office:value="1847.36827201234" calcext:value-type="float">
            <text:p>1847.36827201234</text:p>
          </table:table-cell>
          <table:table-cell table:formula="of:=10^((785-[.H91])/(785-196)*4)" office:value-type="float" office:value="301.146339874723" calcext:value-type="float">
            <text:p>301.146339874723</text:p>
          </table:table-cell>
          <table:table-cell table:formula="of:=10^((785-[.I91])/(785-196)*4)" office:value-type="float" office:value="86.1953566475303" calcext:value-type="float">
            <text:p>86.1953566475303</text:p>
          </table:table-cell>
          <table:table-cell table:formula="of:=10^((785-[.J91])/(785-196)*4)" office:value-type="float" office:value="19.8204610314926" calcext:value-type="float">
            <text:p>19.8204610314926</text:p>
          </table:table-cell>
          <table:table-cell table:formula="of:=10^((785-[.K91])/(785-196)*4)" office:value-type="float" office:value="4.7765810100367" calcext:value-type="float">
            <text:p>4.7765810100367</text:p>
          </table:table-cell>
          <table:table-cell table:formula="of:=10^((785-[.L91])/(785-196)*4)" office:value-type="float" office:value="1.47835688053812" calcext:value-type="float">
            <text:p>1.4783568805381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3"/>
          <table:table-cell table:formula="of:=[.N88]-[.N94]" office:value-type="float" office:value="32275.6678358461" calcext:value-type="float">
            <text:p>32275.6678358461</text:p>
          </table:table-cell>
          <table:table-cell table:formula="of:=[.O88]-[.O94]" office:value-type="float" office:value="8771.42433028798" calcext:value-type="float">
            <text:p>8771.42433028798</text:p>
          </table:table-cell>
          <table:table-cell table:formula="of:=[.P88]-[.P94]" office:value-type="float" office:value="3013.35078881949" calcext:value-type="float">
            <text:p>3013.35078881949</text:p>
          </table:table-cell>
          <table:table-cell table:formula="of:=[.Q88]-[.Q94]" office:value-type="float" office:value="730.97694931493" calcext:value-type="float">
            <text:p>730.97694931493</text:p>
          </table:table-cell>
          <table:table-cell table:formula="of:=[.R88]-[.R94]" office:value-type="float" office:value="206.310394143312" calcext:value-type="float">
            <text:p>206.310394143312</text:p>
          </table:table-cell>
          <table:table-cell table:formula="of:=[.S88]-[.S94]" office:value-type="float" office:value="94.2552762026898" calcext:value-type="float">
            <text:p>94.2552762026898</text:p>
          </table:table-cell>
          <table:table-cell office:value-type="string" calcext:value-type="string">
            <text:p>Total Z</text:p>
          </table:table-cell>
          <table:table-cell table:formula="of:=SUM([.N93:.S93])" office:value-type="float" office:value="45091.9855746145" calcext:value-type="float">
            <text:p>45091.9855746145</text:p>
          </table:table-cell>
          <table:table-cell office:value-type="float" office:value="148075" calcext:value-type="float">
            <text:p>148075</text:p>
          </table:table-cell>
          <table:table-cell table:formula="of:=[.V93]/[.U93]" office:value-type="float" office:value="3.28384297371376" calcext:value-type="float">
            <text:p>3.2838429737137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89]" office:value-type="float" office:value="21855.3906623439" calcext:value-type="float">
            <text:p>21855.3906623439</text:p>
          </table:table-cell>
          <table:table-cell table:formula="of:=[.O89]" office:value-type="float" office:value="3675.91131847705" calcext:value-type="float">
            <text:p>3675.91131847705</text:p>
          </table:table-cell>
          <table:table-cell table:formula="of:=[.P89]" office:value-type="float" office:value="899.828185486184" calcext:value-type="float">
            <text:p>899.828185486184</text:p>
          </table:table-cell>
          <table:table-cell table:formula="of:=[.Q89]" office:value-type="float" office:value="168.851236171254" calcext:value-type="float">
            <text:p>168.851236171254</text:p>
          </table:table-cell>
          <table:table-cell table:formula="of:=[.R89]" office:value-type="float" office:value="39.4389457407604" calcext:value-type="float">
            <text:p>39.4389457407604</text:p>
          </table:table-cell>
          <table:table-cell table:formula="of:=[.S89]" office:value-type="float" office:value="14.7258880338323" calcext:value-type="float">
            <text:p>14.7258880338323</text:p>
          </table:table-cell>
          <table:table-cell office:value-type="string" calcext:value-type="string">
            <text:p>Total W</text:p>
          </table:table-cell>
          <table:table-cell table:formula="of:=SUM([.N94:.S94])" office:value-type="float" office:value="26654.146236253" calcext:value-type="float">
            <text:p>26654.146236253</text:p>
          </table:table-cell>
          <table:table-cell office:value-type="float" office:value="49351" calcext:value-type="float">
            <text:p>49351</text:p>
          </table:table-cell>
          <table:table-cell table:formula="of:=[.V94]/[.U94]" office:value-type="float" office:value="1.85153182407608" calcext:value-type="float">
            <text:p>1.8515318240760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90]-[.N96]" office:value-type="float" office:value="3847.94774455805" calcext:value-type="float">
            <text:p>3847.94774455805</text:p>
          </table:table-cell>
          <table:table-cell table:formula="of:=[.O90]-[.O96]" office:value-type="float" office:value="492.871427805324" calcext:value-type="float">
            <text:p>492.871427805324</text:p>
          </table:table-cell>
          <table:table-cell table:formula="of:=[.P90]-[.P96]" office:value-type="float" office:value="80.0360473654306" calcext:value-type="float">
            <text:p>80.0360473654306</text:p>
          </table:table-cell>
          <table:table-cell table:formula="of:=[.Q90]-[.Q96]" office:value-type="float" office:value="10.8886011270682" calcext:value-type="float">
            <text:p>10.8886011270682</text:p>
          </table:table-cell>
          <table:table-cell table:formula="of:=[.R90]-[.R96]" office:value-type="float" office:value="1.16898969850769" calcext:value-type="float">
            <text:p>1.16898969850769</text:p>
          </table:table-cell>
          <table:table-cell table:formula="of:=[.S90]-[.S96]" office:value-type="float" office:value="0.250229160920709" calcext:value-type="float">
            <text:p>0.250229160920709</text:p>
          </table:table-cell>
          <table:table-cell office:value-type="string" calcext:value-type="string">
            <text:p>Total tt</text:p>
          </table:table-cell>
          <table:table-cell table:formula="of:=SUM([.N95:.S95])" office:value-type="float" office:value="4433.1630397153" calcext:value-type="float">
            <text:p>4433.1630397153</text:p>
          </table:table-cell>
          <table:table-cell office:value-type="float" office:value="19630" calcext:value-type="float">
            <text:p>19630</text:p>
          </table:table-cell>
          <table:table-cell table:formula="of:=[.V95]/[.U95]" office:value-type="float" office:value="4.42798963722766" calcext:value-type="float">
            <text:p>4.4279896372276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N91]" office:value-type="float" office:value="1847.36827201234" calcext:value-type="float">
            <text:p>1847.36827201234</text:p>
          </table:table-cell>
          <table:table-cell table:formula="of:=[.O91]" office:value-type="float" office:value="301.146339874723" calcext:value-type="float">
            <text:p>301.146339874723</text:p>
          </table:table-cell>
          <table:table-cell table:formula="of:=[.P91]" office:value-type="float" office:value="86.1953566475303" calcext:value-type="float">
            <text:p>86.1953566475303</text:p>
          </table:table-cell>
          <table:table-cell table:formula="of:=[.Q91]" office:value-type="float" office:value="19.8204610314926" calcext:value-type="float">
            <text:p>19.8204610314926</text:p>
          </table:table-cell>
          <table:table-cell table:formula="of:=[.R91]" office:value-type="float" office:value="4.7765810100367" calcext:value-type="float">
            <text:p>4.7765810100367</text:p>
          </table:table-cell>
          <table:table-cell table:formula="of:=[.S91]" office:value-type="float" office:value="1.47835688053812" calcext:value-type="float">
            <text:p>1.47835688053812</text:p>
          </table:table-cell>
          <table:table-cell office:value-type="string" calcext:value-type="string">
            <text:p>Total other</text:p>
          </table:table-cell>
          <table:table-cell table:formula="of:=SUM([.N96:.S96])" office:value-type="float" office:value="2260.78536745666" calcext:value-type="float">
            <text:p>2260.78536745666</text:p>
          </table:table-cell>
          <table:table-cell table:number-columns-repeated="7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float" office:value="267" calcext:value-type="float">
            <text:p>267</text:p>
          </table:table-cell>
          <table:table-cell office:value-type="float" office:value="316" calcext:value-type="float">
            <text:p>31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63" calcext:value-type="float">
            <text:p>263</text:p>
          </table:table-cell>
          <table:table-cell office:value-type="float" office:value="311" calcext:value-type="float">
            <text:p>311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13"/>
        </table:table-row>
        <table:table-row table:style-name="ro1">
          <table:table-cell table:number-columns-repeated="7"/>
          <table:table-cell table:formula="of:=[.G111]/([.H110]-[.H111])" office:value-type="float" office:value="0.00970873786407767" calcext:value-type="float">
            <text:p>0.009708737864078</text:p>
          </table:table-cell>
          <table:table-cell/>
          <table:table-cell table:formula="of:=(390-[.J110])*[.$H$112]" office:value-type="float" office:value="3.40776699029126" calcext:value-type="float">
            <text:p>3.40776699029126</text:p>
          </table:table-cell>
          <table:table-cell table:formula="of:=(390-[.K110])*[.$H$112]" office:value-type="float" office:value="2.87378640776699" calcext:value-type="float">
            <text:p>2.87378640776699</text:p>
          </table:table-cell>
          <table:table-cell table:formula="of:=(390-[.L110])*[.$H$112]" office:value-type="float" office:value="2.39805825242718" calcext:value-type="float">
            <text:p>2.39805825242718</text:p>
          </table:table-cell>
          <table:table-cell table:formula="of:=(390-[.M110])*[.$H$112]" office:value-type="float" office:value="1.71844660194175" calcext:value-type="float">
            <text:p>1.71844660194175</text:p>
          </table:table-cell>
          <table:table-cell table:formula="of:=(390-[.N110])*[.$H$112]" office:value-type="float" office:value="1.19417475728155" calcext:value-type="float">
            <text:p>1.19417475728155</text:p>
          </table:table-cell>
          <table:table-cell table:formula="of:=(390-[.O110])*[.$H$112]" office:value-type="float" office:value="0.718446601941747" calcext:value-type="float">
            <text:p>0.718446601941747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(390-[.J111])*[.$H$112]" office:value-type="float" office:value="2.01941747572816" calcext:value-type="float">
            <text:p>2.01941747572816</text:p>
          </table:table-cell>
          <table:table-cell table:formula="of:=(390-[.K111])*[.$H$112]" office:value-type="float" office:value="1.23300970873786" calcext:value-type="float">
            <text:p>1.23300970873786</text:p>
          </table:table-cell>
          <table:table-cell table:formula="of:=(390-[.L111])*[.$H$112]" office:value-type="float" office:value="0.766990291262136" calcext:value-type="float">
            <text:p>0.766990291262136</text:p>
          </table:table-cell>
          <table:table-cell table:formula="of:=(390-[.M111])*[.$H$112]" office:value-type="float" office:value="0.0194174757281553" calcext:value-type="float">
            <text:p>0.019417475728155</text:p>
          </table:table-cell>
          <table:table-cell table:formula="of:=(390-[.N111])*[.$H$112]" office:value-type="float" office:value="0" calcext:value-type="float">
            <text:p>0</text:p>
          </table:table-cell>
          <table:table-cell table:formula="of:=(390-[.O111])*[.$H$11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table:formula="of:=10^[.J112]" office:value-type="float" office:value="2557.21351061645" calcext:value-type="float">
            <text:p>2557.21351061645</text:p>
          </table:table-cell>
          <table:table-cell table:formula="of:=10^[.K112]" office:value-type="float" office:value="747.801630527455" calcext:value-type="float">
            <text:p>747.801630527455</text:p>
          </table:table-cell>
          <table:table-cell table:formula="of:=10^[.L112]" office:value-type="float" office:value="250.068075843944" calcext:value-type="float">
            <text:p>250.068075843944</text:p>
          </table:table-cell>
          <table:table-cell table:formula="of:=10^[.M112]" office:value-type="float" office:value="52.293366566665" calcext:value-type="float">
            <text:p>52.293366566665</text:p>
          </table:table-cell>
          <table:table-cell table:formula="of:=10^[.N112]" office:value-type="float" office:value="15.6377676967954" calcext:value-type="float">
            <text:p>15.6377676967954</text:p>
          </table:table-cell>
          <table:table-cell table:formula="of:=10^[.O112]" office:value-type="float" office:value="5.2293366566665" calcext:value-type="float">
            <text:p>5.2293366566665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10^[.J113]" office:value-type="float" office:value="104.572496380554" calcext:value-type="float">
            <text:p>104.572496380554</text:p>
          </table:table-cell>
          <table:table-cell table:formula="of:=10^[.K113]" office:value-type="float" office:value="17.1005354324354" calcext:value-type="float">
            <text:p>17.1005354324354</text:p>
          </table:table-cell>
          <table:table-cell table:formula="of:=10^[.L113]" office:value-type="float" office:value="5.84777011194195" calcext:value-type="float">
            <text:p>5.84777011194195</text:p>
          </table:table-cell>
          <table:table-cell table:formula="of:=10^[.M113]" office:value-type="float" office:value="1.04572496380554" calcext:value-type="float">
            <text:p>1.04572496380554</text:p>
          </table:table-cell>
          <table:table-cell table:formula="of:=10^[.N113]" office:value-type="float" office:value="1" calcext:value-type="float">
            <text:p>1</text:p>
          </table:table-cell>
          <table:table-cell table:formula="of:=10^[.O11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J115]-[.J116]" office:value-type="float" office:value="2452.6410142359" calcext:value-type="float">
            <text:p>2452.6410142359</text:p>
          </table:table-cell>
          <table:table-cell table:formula="of:=[.K115]-[.K116]" office:value-type="float" office:value="730.70109509502" calcext:value-type="float">
            <text:p>730.70109509502</text:p>
          </table:table-cell>
          <table:table-cell table:formula="of:=[.L115]-[.L116]" office:value-type="float" office:value="244.220305732002" calcext:value-type="float">
            <text:p>244.220305732002</text:p>
          </table:table-cell>
          <table:table-cell table:formula="of:=[.M115]-[.M116]" office:value-type="float" office:value="51.2476416028595" calcext:value-type="float">
            <text:p>51.2476416028595</text:p>
          </table:table-cell>
          <table:table-cell table:formula="of:=[.N115]-[.N116]" office:value-type="float" office:value="14.6377676967954" calcext:value-type="float">
            <text:p>14.6377676967954</text:p>
          </table:table-cell>
          <table:table-cell table:formula="of:=[.O115]-[.O116]" office:value-type="float" office:value="4.2293366566665" calcext:value-type="float">
            <text:p>4.2293366566665</text:p>
          </table:table-cell>
          <table:table-cell table:number-columns-repeated="13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table:number-columns-repeated="7"/>
          <table:table-cell office:value-type="float" office:value="2522.77905974772" calcext:value-type="float">
            <text:p>2522.77905974772</text:p>
          </table:table-cell>
          <table:table-cell office:value-type="float" office:value="735.721545065897" calcext:value-type="float">
            <text:p>735.721545065897</text:p>
          </table:table-cell>
          <table:table-cell office:value-type="float" office:value="249.233331469597" calcext:value-type="float">
            <text:p>249.233331469597</text:p>
          </table:table-cell>
          <table:table-cell office:value-type="float" office:value="53.0196678405491" calcext:value-type="float">
            <text:p>53.0196678405491</text:p>
          </table:table-cell>
          <table:table-cell office:value-type="float" office:value="14.4877083933158" calcext:value-type="float">
            <text:p>14.4877083933158</text:p>
          </table:table-cell>
          <table:table-cell office:value-type="float" office:value="4.43949282478645" calcext:value-type="float">
            <text:p>4.4394928247864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96" calcext:value-type="float">
            <text:p>2596</text:p>
          </table:table-cell>
          <table:table-cell office:value-type="float" office:value="665" calcext:value-type="float">
            <text:p>665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([.H130]-[.H129])^2/[.H130]" office:value-type="float" office:value="2.06521806295375" calcext:value-type="float">
            <text:p>2.06521806295375</text:p>
          </table:table-cell>
          <table:table-cell table:formula="of:=([.I130]-[.I129])^2/[.I130]" office:value-type="float" office:value="7.52110817519954" calcext:value-type="float">
            <text:p>7.52110817519954</text:p>
          </table:table-cell>
          <table:table-cell table:formula="of:=([.J130]-[.J129])^2/[.J130]" office:value-type="float" office:value="6.53924986945699" calcext:value-type="float">
            <text:p>6.53924986945699</text:p>
          </table:table-cell>
          <table:table-cell table:formula="of:=([.K130]-[.K129])^2/[.K130]" office:value-type="float" office:value="4.23779376695571" calcext:value-type="float">
            <text:p>4.23779376695571</text:p>
          </table:table-cell>
          <table:table-cell table:formula="of:=([.L130]-[.L129])^2/[.L130]" office:value-type="float" office:value="0.170252020272483" calcext:value-type="float">
            <text:p>0.170252020272483</text:p>
          </table:table-cell>
          <table:table-cell table:formula="of:=([.M130]-[.M129])^2/[.M130]" office:value-type="float" office:value="0.0482884857596934" calcext:value-type="float">
            <text:p>0.048288485759693</text:p>
          </table:table-cell>
          <table:table-cell table:formula="of:=SUM([.H131:.M131])/6" office:value-type="float" office:value="3.43031839676636" calcext:value-type="float">
            <text:p>3.43031839676636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([.H129]-[.H130])/SQRT([.H130])" office:value-type="float" office:value="-1.43708665812252" calcext:value-type="float">
            <text:p>-1.43708665812252</text:p>
          </table:table-cell>
          <table:table-cell table:formula="of:=([.I129]-[.I130])/SQRT([.I130])" office:value-type="float" office:value="2.74246388767465" calcext:value-type="float">
            <text:p>2.74246388767465</text:p>
          </table:table-cell>
          <table:table-cell table:formula="of:=([.J129]-[.J130])/SQRT([.J130])" office:value-type="float" office:value="2.55719570417616" calcext:value-type="float">
            <text:p>2.55719570417616</text:p>
          </table:table-cell>
          <table:table-cell table:formula="of:=([.K129]-[.K130])/SQRT([.K130])" office:value-type="float" office:value="2.05859023774905" calcext:value-type="float">
            <text:p>2.05859023774905</text:p>
          </table:table-cell>
          <table:table-cell table:formula="of:=([.L129]-[.L130])/SQRT([.L130])" office:value-type="float" office:value="0.412616068849098" calcext:value-type="float">
            <text:p>0.412616068849098</text:p>
          </table:table-cell>
          <table:table-cell table:formula="of:=([.M129]-[.M130])/SQRT([.M130])" office:value-type="float" office:value="0.219746412393225" calcext:value-type="float">
            <text:p>0.219746412393225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table:formula="of:=[.H129]/[.H130]" office:value-type="float" office:value="0.97179470714473" calcext:value-type="float">
            <text:p>0.97179470714473</text:p>
          </table:table-cell>
          <table:table-cell table:formula="of:=[.I129]/[.I130]" office:value-type="float" office:value="1.10634818806902" calcext:value-type="float">
            <text:p>1.10634818806902</text:p>
          </table:table-cell>
          <table:table-cell table:formula="of:=[.J129]/[.J130]" office:value-type="float" office:value="1.1756289220264" calcext:value-type="float">
            <text:p>1.1756289220264</text:p>
          </table:table-cell>
          <table:table-cell table:formula="of:=[.K129]/[.K130]" office:value-type="float" office:value="1.32549169601373" calcext:value-type="float">
            <text:p>1.32549169601373</text:p>
          </table:table-cell>
          <table:table-cell table:formula="of:=[.L129]/[.L130]" office:value-type="float" office:value="1.11443910717814" calcext:value-type="float">
            <text:p>1.11443910717814</text:p>
          </table:table-cell>
          <table:table-cell table:formula="of:=[.M129]/[.M130]" office:value-type="float" office:value="1.10987320619661" calcext:value-type="float">
            <text:p>1.10987320619661</text:p>
          </table:table-cell>
          <table:table-cell table:number-columns-repeated="1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7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float" office:value="2522.77905974772" calcext:value-type="float">
            <text:p>2522.77905974772</text:p>
          </table:table-cell>
          <table:table-cell office:value-type="float" office:value="735.721545065897" calcext:value-type="float">
            <text:p>735.721545065897</text:p>
          </table:table-cell>
          <table:table-cell office:value-type="float" office:value="249.233331469597" calcext:value-type="float">
            <text:p>249.233331469597</text:p>
          </table:table-cell>
          <table:table-cell office:value-type="float" office:value="53.0196678405491" calcext:value-type="float">
            <text:p>53.0196678405491</text:p>
          </table:table-cell>
          <table:table-cell office:value-type="float" office:value="14.4877083933158" calcext:value-type="float">
            <text:p>14.4877083933158</text:p>
          </table:table-cell>
          <table:table-cell office:value-type="float" office:value="4.43949282478645" calcext:value-type="float">
            <text:p>4.4394928247864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08" calcext:value-type="float">
            <text:p>2308</text:p>
          </table:table-cell>
          <table:table-cell office:value-type="float" office:value="582" calcext:value-type="float">
            <text:p>582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([.H138]-[.H139])/(SQRT([.H139])+[.$H$137]*[.H139])" office:value-type="float" office:value="0.290068853034453" calcext:value-type="float">
            <text:p>0.290068853034453</text:p>
          </table:table-cell>
          <table:table-cell table:formula="of:=([.I138]-[.I139])/(SQRT([.I139])+[.$H$137]*[.I139])" office:value-type="float" office:value="0.773540297226716" calcext:value-type="float">
            <text:p>0.773540297226716</text:p>
          </table:table-cell>
          <table:table-cell table:formula="of:=([.J138]-[.J139])/(SQRT([.J139])+[.$H$137]*[.J139])" office:value-type="float" office:value="0.91064209811159" calcext:value-type="float">
            <text:p>0.91064209811159</text:p>
          </table:table-cell>
          <table:table-cell table:formula="of:=([.K138]-[.K139])/(SQRT([.K139])+[.$H$137]*[.K139])" office:value-type="float" office:value="1.01307546669935" calcext:value-type="float">
            <text:p>1.01307546669935</text:p>
          </table:table-cell>
          <table:table-cell table:formula="of:=([.L138]-[.L139])/(SQRT([.L139])+[.$H$137]*[.L139])" office:value-type="float" office:value="0.352162034020697" calcext:value-type="float">
            <text:p>0.352162034020697</text:p>
          </table:table-cell>
          <table:table-cell table:formula="of:=([.M138]-[.M139])/(SQRT([.M139])+[.$H$137]*[.M139])" office:value-type="float" office:value="0.137341507745766" calcext:value-type="float">
            <text:p>0.13734150774576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[.H140]^2" office:value-type="float" office:value="0.0841399395007232" calcext:value-type="float">
            <text:p>0.084139939500723</text:p>
          </table:table-cell>
          <table:table-cell table:formula="of:=[.I140]^2" office:value-type="float" office:value="0.598364591433596" calcext:value-type="float">
            <text:p>0.598364591433596</text:p>
          </table:table-cell>
          <table:table-cell table:formula="of:=[.J140]^2" office:value-type="float" office:value="0.829269030853079" calcext:value-type="float">
            <text:p>0.829269030853079</text:p>
          </table:table-cell>
          <table:table-cell table:formula="of:=[.K140]^2" office:value-type="float" office:value="1.02632190122811" calcext:value-type="float">
            <text:p>1.02632190122811</text:p>
          </table:table-cell>
          <table:table-cell table:formula="of:=[.L140]^2" office:value-type="float" office:value="0.124018098205594" calcext:value-type="float">
            <text:p>0.124018098205594</text:p>
          </table:table-cell>
          <table:table-cell table:formula="of:=[.M140]^2" office:value-type="float" office:value="0.0188626897498802" calcext:value-type="float">
            <text:p>0.01886268974988</text:p>
          </table:table-cell>
          <table:table-cell table:formula="of:=SUM([.H141:.M141])/6" office:value-type="float" office:value="0.44682937516183" calcext:value-type="float">
            <text:p>0.44682937516183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SUM([.H138:.M138])" office:value-type="float" office:value="3579.68080534187" calcext:value-type="float">
            <text:p>3579.68080534187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SUM([.H139:.M139])" office:value-type="float" office:value="3128" calcext:value-type="float">
            <text:p>3128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([.H142]-[.H143])/(SQRT([.H143]+([.H143]*[.H137])^2))" office:value-type="float" office:value="0.480478173766177" calcext:value-type="float">
            <text:p>0.480478173766177</text:p>
          </table:table-cell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MS-Results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2sd Upper</text:p>
          </table:table-cell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table:formula="of:=-([.G150]-[.$N$152])*1200/([.$N$152]-[.$N$153])+1300" office:value-type="float" office:value="1301.56046814044" calcext:value-type="float">
            <text:p>1301.56046814044</text:p>
          </table:table-cell>
          <table:table-cell table:formula="of:=-([.H150]-[.$N$150])*3/([.$N$151]-[.$N$150])-1" office:value-type="float" office:value="-2.32" calcext:value-type="float">
            <text:p>-2.32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formula="of:=-([.G151]-[.$N$152])*1200/([.$N$152]-[.$N$153])+1300" office:value-type="float" office:value="1432.63979193758" calcext:value-type="float">
            <text:p>1432.63979193758</text:p>
          </table:table-cell>
          <table:table-cell table:formula="of:=-([.H151]-[.$N$150])*3/([.$N$151]-[.$N$150])-1" office:value-type="float" office:value="-2.45333333333333" calcext:value-type="float">
            <text:p>-2.45333333333333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" calcext:value-type="float">
            <text:p>-4</text:p>
          </table:table-cell>
          <table:table-cell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table:formula="of:=-([.G152]-[.$N$152])*1200/([.$N$152]-[.$N$153])+1300" office:value-type="float" office:value="1515.34460338101" calcext:value-type="float">
            <text:p>1515.34460338101</text:p>
          </table:table-cell>
          <table:table-cell table:formula="of:=-([.H152]-[.$N$150])*3/([.$N$151]-[.$N$150])-1" office:value-type="float" office:value="-2.50666666666667" calcext:value-type="float">
            <text:p>-2.50666666666667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300" calcext:value-type="float">
            <text:p>1300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262" calcext:value-type="float">
            <text:p>262</text:p>
          </table:table-cell>
          <table:table-cell table:formula="of:=-([.G153]-[.$N$152])*1200/([.$N$152]-[.$N$153])+1300" office:value-type="float" office:value="1680.75422626788" calcext:value-type="float">
            <text:p>1680.75422626788</text:p>
          </table:table-cell>
          <table:table-cell table:formula="of:=-([.H153]-[.$N$150])*3/([.$N$151]-[.$N$150])-1" office:value-type="float" office:value="-2.59333333333333" calcext:value-type="float">
            <text:p>-2.5933333333333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500" calcext:value-type="float">
            <text:p>2500</text:p>
          </table:table-cell>
          <table:table-cell office:value-type="float" office:value="842" calcext:value-type="float">
            <text:p>84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273" calcext:value-type="float">
            <text:p>273</text:p>
          </table:table-cell>
          <table:table-cell table:formula="of:=-([.G154]-[.$N$152])*1200/([.$N$152]-[.$N$153])+1300" office:value-type="float" office:value="1825.877763329" calcext:value-type="float">
            <text:p>1825.877763329</text:p>
          </table:table-cell>
          <table:table-cell table:formula="of:=-([.H154]-[.$N$150])*3/([.$N$151]-[.$N$150])-1" office:value-type="float" office:value="-2.66666666666667" calcext:value-type="float">
            <text:p>-2.66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99" calcext:value-type="float">
            <text:p>499</text:p>
          </table:table-cell>
          <table:table-cell office:value-type="float" office:value="281" calcext:value-type="float">
            <text:p>281</text:p>
          </table:table-cell>
          <table:table-cell table:formula="of:=-([.G155]-[.$N$152])*1200/([.$N$152]-[.$N$153])+1300" office:value-type="float" office:value="1964.75942782835" calcext:value-type="float">
            <text:p>1964.75942782835</text:p>
          </table:table-cell>
          <table:table-cell table:formula="of:=-([.H155]-[.$N$150])*3/([.$N$151]-[.$N$150])-1" office:value-type="float" office:value="-2.72" calcext:value-type="float">
            <text:p>-2.7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282" calcext:value-type="float">
            <text:p>282</text:p>
          </table:table-cell>
          <table:table-cell table:formula="of:=-([.G156]-[.$N$152])*1200/([.$N$152]-[.$N$153])+1300" office:value-type="float" office:value="2106.76202860858" calcext:value-type="float">
            <text:p>2106.76202860858</text:p>
          </table:table-cell>
          <table:table-cell table:formula="of:=-([.H156]-[.$N$150])*3/([.$N$151]-[.$N$150])-1" office:value-type="float" office:value="-2.72666666666667" calcext:value-type="float">
            <text:p>-2.72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table:formula="of:=-([.G157]-[.$N$152])*1200/([.$N$152]-[.$N$153])+1300" office:value-type="float" office:value="2276.85305591677" calcext:value-type="float">
            <text:p>2276.85305591677</text:p>
          </table:table-cell>
          <table:table-cell table:formula="of:=-([.H157]-[.$N$150])*3/([.$N$151]-[.$N$150])-1" office:value-type="float" office:value="-2.74666666666667" calcext:value-type="float">
            <text:p>-2.7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67" calcext:value-type="float">
            <text:p>767</text:p>
          </table:table-cell>
          <table:table-cell office:value-type="float" office:value="285" calcext:value-type="float">
            <text:p>285</text:p>
          </table:table-cell>
          <table:table-cell table:formula="of:=-([.G158]-[.$N$152])*1200/([.$N$152]-[.$N$153])+1300" office:value-type="float" office:value="2382.96488946684" calcext:value-type="float">
            <text:p>2382.96488946684</text:p>
          </table:table-cell>
          <table:table-cell table:formula="of:=-([.H158]-[.$N$150])*3/([.$N$151]-[.$N$150])-1" office:value-type="float" office:value="-2.74666666666667" calcext:value-type="float">
            <text:p>-2.7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43" calcext:value-type="float">
            <text:p>843</text:p>
          </table:table-cell>
          <table:table-cell office:value-type="float" office:value="285" calcext:value-type="float">
            <text:p>285</text:p>
          </table:table-cell>
          <table:table-cell table:formula="of:=-([.G159]-[.$N$152])*1200/([.$N$152]-[.$N$153])+1300" office:value-type="float" office:value="2501.56046814044" calcext:value-type="float">
            <text:p>2501.56046814044</text:p>
          </table:table-cell>
          <table:table-cell table:formula="of:=-([.H159]-[.$N$150])*3/([.$N$151]-[.$N$150])-1" office:value-type="float" office:value="-2.74666666666667" calcext:value-type="float">
            <text:p>-2.74666666666667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observed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table:formula="of:=-([.G161]-[.$N$152])*1200/([.$N$152]-[.$N$153])+1300" office:value-type="float" office:value="1300" calcext:value-type="float">
            <text:p>1300</text:p>
          </table:table-cell>
          <table:table-cell table:formula="of:=-([.H161]-[.$N$150])*3/([.$N$151]-[.$N$150])-1" office:value-type="float" office:value="-2.44" calcext:value-type="float">
            <text:p>-2.4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table:formula="of:=-([.G162]-[.$N$152])*1200/([.$N$152]-[.$N$153])+1300" office:value-type="float" office:value="1412.35370611183" calcext:value-type="float">
            <text:p>1412.35370611183</text:p>
          </table:table-cell>
          <table:table-cell table:formula="of:=-([.H162]-[.$N$150])*3/([.$N$151]-[.$N$150])-1" office:value-type="float" office:value="-2.54666666666667" calcext:value-type="float">
            <text:p>-2.5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267" calcext:value-type="float">
            <text:p>267</text:p>
          </table:table-cell>
          <table:table-cell table:formula="of:=-([.G163]-[.$N$152])*1200/([.$N$152]-[.$N$153])+1300" office:value-type="float" office:value="1509.10273081925" calcext:value-type="float">
            <text:p>1509.10273081925</text:p>
          </table:table-cell>
          <table:table-cell table:formula="of:=-([.H163]-[.$N$150])*3/([.$N$151]-[.$N$150])-1" office:value-type="float" office:value="-2.62666666666667" calcext:value-type="float">
            <text:p>-2.62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table:formula="of:=-([.G164]-[.$N$152])*1200/([.$N$152]-[.$N$153])+1300" office:value-type="float" office:value="1649.54486345904" calcext:value-type="float">
            <text:p>1649.54486345904</text:p>
          </table:table-cell>
          <table:table-cell table:formula="of:=-([.H164]-[.$N$150])*3/([.$N$151]-[.$N$150])-1" office:value-type="float" office:value="-2.7" calcext:value-type="float">
            <text:p>-2.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291" calcext:value-type="float">
            <text:p>291</text:p>
          </table:table-cell>
          <table:table-cell table:formula="of:=-([.G165]-[.$N$152])*1200/([.$N$152]-[.$N$153])+1300" office:value-type="float" office:value="1814.9544863459" calcext:value-type="float">
            <text:p>1814.9544863459</text:p>
          </table:table-cell>
          <table:table-cell table:formula="of:=-([.H165]-[.$N$150])*3/([.$N$151]-[.$N$150])-1" office:value-type="float" office:value="-2.78666666666667" calcext:value-type="float">
            <text:p>-2.78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office:value-type="float" office:value="295" calcext:value-type="float">
            <text:p>295</text:p>
          </table:table-cell>
          <table:table-cell table:formula="of:=-([.G166]-[.$N$152])*1200/([.$N$152]-[.$N$153])+1300" office:value-type="float" office:value="1924.18725617685" calcext:value-type="float">
            <text:p>1924.18725617685</text:p>
          </table:table-cell>
          <table:table-cell table:formula="of:=-([.H166]-[.$N$150])*3/([.$N$151]-[.$N$150])-1" office:value-type="float" office:value="-2.81333333333333" calcext:value-type="float">
            <text:p>-2.81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300" calcext:value-type="float">
            <text:p>300</text:p>
          </table:table-cell>
          <table:table-cell table:formula="of:=-([.G167]-[.$N$152])*1200/([.$N$152]-[.$N$153])+1300" office:value-type="float" office:value="2041.22236671001" calcext:value-type="float">
            <text:p>2041.22236671001</text:p>
          </table:table-cell>
          <table:table-cell table:formula="of:=-([.H167]-[.$N$150])*3/([.$N$151]-[.$N$150])-1" office:value-type="float" office:value="-2.84666666666667" calcext:value-type="float">
            <text:p>-2.8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623" calcext:value-type="float">
            <text:p>623</text:p>
          </table:table-cell>
          <table:table-cell office:value-type="float" office:value="303" calcext:value-type="float">
            <text:p>303</text:p>
          </table:table-cell>
          <table:table-cell table:formula="of:=-([.G168]-[.$N$152])*1200/([.$N$152]-[.$N$153])+1300" office:value-type="float" office:value="2158.25747724317" calcext:value-type="float">
            <text:p>2158.25747724317</text:p>
          </table:table-cell>
          <table:table-cell table:formula="of:=-([.H168]-[.$N$150])*3/([.$N$151]-[.$N$150])-1" office:value-type="float" office:value="-2.86666666666667" calcext:value-type="float">
            <text:p>-2.86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07" calcext:value-type="float">
            <text:p>707</text:p>
          </table:table-cell>
          <table:table-cell office:value-type="float" office:value="305" calcext:value-type="float">
            <text:p>305</text:p>
          </table:table-cell>
          <table:table-cell table:formula="of:=-([.G169]-[.$N$152])*1200/([.$N$152]-[.$N$153])+1300" office:value-type="float" office:value="2289.33680104031" calcext:value-type="float">
            <text:p>2289.33680104031</text:p>
          </table:table-cell>
          <table:table-cell table:formula="of:=-([.H169]-[.$N$150])*3/([.$N$151]-[.$N$150])-1" office:value-type="float" office:value="-2.88" calcext:value-type="float">
            <text:p>-2.8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34" calcext:value-type="float">
            <text:p>834</text:p>
          </table:table-cell>
          <table:table-cell office:value-type="float" office:value="305" calcext:value-type="float">
            <text:p>305</text:p>
          </table:table-cell>
          <table:table-cell table:formula="of:=-([.G170]-[.$N$152])*1200/([.$N$152]-[.$N$153])+1300" office:value-type="float" office:value="2487.51625487646" calcext:value-type="float">
            <text:p>2487.51625487646</text:p>
          </table:table-cell>
          <table:table-cell table:formula="of:=-([.H170]-[.$N$150])*3/([.$N$151]-[.$N$150])-1" office:value-type="float" office:value="-2.88" calcext:value-type="float">
            <text:p>-2.88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1sd upper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formula="of:=-([.G172]-[.$N$152])*1200/([.$N$152]-[.$N$153])+1300" office:value-type="float" office:value="1301.56046814044" calcext:value-type="float">
            <text:p>1301.56046814044</text:p>
          </table:table-cell>
          <table:table-cell table:formula="of:=-([.H172]-[.$N$150])*3/([.$N$151]-[.$N$150])-1" office:value-type="float" office:value="-2.49333333333333" calcext:value-type="float">
            <text:p>-2.49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67" calcext:value-type="float">
            <text:p>267</text:p>
          </table:table-cell>
          <table:table-cell table:formula="of:=-([.G173]-[.$N$152])*1200/([.$N$152]-[.$N$153])+1300" office:value-type="float" office:value="1456.04681404421" calcext:value-type="float">
            <text:p>1456.04681404421</text:p>
          </table:table-cell>
          <table:table-cell table:formula="of:=-([.H173]-[.$N$150])*3/([.$N$151]-[.$N$150])-1" office:value-type="float" office:value="-2.62666666666667" calcext:value-type="float">
            <text:p>-2.62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table:formula="of:=-([.G174]-[.$N$152])*1200/([.$N$152]-[.$N$153])+1300" office:value-type="float" office:value="1683.87516254876" calcext:value-type="float">
            <text:p>1683.87516254876</text:p>
          </table:table-cell>
          <table:table-cell table:formula="of:=-([.H174]-[.$N$150])*3/([.$N$151]-[.$N$150])-1" office:value-type="float" office:value="-2.79333333333333" calcext:value-type="float">
            <text:p>-2.79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office:value-type="float" office:value="304" calcext:value-type="float">
            <text:p>304</text:p>
          </table:table-cell>
          <table:table-cell table:formula="of:=-([.G175]-[.$N$152])*1200/([.$N$152]-[.$N$153])+1300" office:value-type="float" office:value="1855.5266579974" calcext:value-type="float">
            <text:p>1855.5266579974</text:p>
          </table:table-cell>
          <table:table-cell table:formula="of:=-([.H175]-[.$N$150])*3/([.$N$151]-[.$N$150])-1" office:value-type="float" office:value="-2.87333333333333" calcext:value-type="float">
            <text:p>-2.87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311" calcext:value-type="float">
            <text:p>311</text:p>
          </table:table-cell>
          <table:table-cell table:formula="of:=-([.G176]-[.$N$152])*1200/([.$N$152]-[.$N$153])+1300" office:value-type="float" office:value="2017.81534460338" calcext:value-type="float">
            <text:p>2017.81534460338</text:p>
          </table:table-cell>
          <table:table-cell table:formula="of:=-([.H176]-[.$N$150])*3/([.$N$151]-[.$N$150])-1" office:value-type="float" office:value="-2.92" calcext:value-type="float">
            <text:p>-2.9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314" calcext:value-type="float">
            <text:p>314</text:p>
          </table:table-cell>
          <table:table-cell table:formula="of:=-([.G177]-[.$N$152])*1200/([.$N$152]-[.$N$153])+1300" office:value-type="float" office:value="2137.97139141743" calcext:value-type="float">
            <text:p>2137.97139141743</text:p>
          </table:table-cell>
          <table:table-cell table:formula="of:=-([.H177]-[.$N$150])*3/([.$N$151]-[.$N$150])-1" office:value-type="float" office:value="-2.94" calcext:value-type="float">
            <text:p>-2.9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18" calcext:value-type="float">
            <text:p>718</text:p>
          </table:table-cell>
          <table:table-cell office:value-type="float" office:value="315" calcext:value-type="float">
            <text:p>315</text:p>
          </table:table-cell>
          <table:table-cell table:formula="of:=-([.G178]-[.$N$152])*1200/([.$N$152]-[.$N$153])+1300" office:value-type="float" office:value="2306.50195058518" calcext:value-type="float">
            <text:p>2306.50195058518</text:p>
          </table:table-cell>
          <table:table-cell table:formula="of:=-([.H178]-[.$N$150])*3/([.$N$151]-[.$N$150])-1" office:value-type="float" office:value="-2.94666666666667" calcext:value-type="float">
            <text:p>-2.9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88" calcext:value-type="float">
            <text:p>788</text:p>
          </table:table-cell>
          <table:table-cell office:value-type="float" office:value="316" calcext:value-type="float">
            <text:p>316</text:p>
          </table:table-cell>
          <table:table-cell table:formula="of:=-([.G179]-[.$N$152])*1200/([.$N$152]-[.$N$153])+1300" office:value-type="float" office:value="2415.73472041612" calcext:value-type="float">
            <text:p>2415.73472041612</text:p>
          </table:table-cell>
          <table:table-cell table:formula="of:=-([.H179]-[.$N$150])*3/([.$N$151]-[.$N$150])-1" office:value-type="float" office:value="-2.95333333333333" calcext:value-type="float">
            <text:p>-2.95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41" calcext:value-type="float">
            <text:p>841</text:p>
          </table:table-cell>
          <table:table-cell office:value-type="float" office:value="316" calcext:value-type="float">
            <text:p>316</text:p>
          </table:table-cell>
          <table:table-cell table:formula="of:=-([.G180]-[.$N$152])*1200/([.$N$152]-[.$N$153])+1300" office:value-type="float" office:value="2498.43953185956" calcext:value-type="float">
            <text:p>2498.43953185956</text:p>
          </table:table-cell>
          <table:table-cell table:formula="of:=-([.H180]-[.$N$150])*3/([.$N$151]-[.$N$150])-1" office:value-type="float" office:value="-2.95333333333333" calcext:value-type="float">
            <text:p>-2.95333333333333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exp</text:p>
          </table:table-cell>
          <table:table-cell office:value-type="float" office:value="75" calcext:value-type="float">
            <text:p>75</text:p>
          </table:table-cell>
          <table:table-cell office:value-type="float" office:value="273" calcext:value-type="float">
            <text:p>273</text:p>
          </table:table-cell>
          <table:table-cell table:formula="of:=-([.G182]-[.$N$152])*1200/([.$N$152]-[.$N$153])+1300" office:value-type="float" office:value="1303.12093628088" calcext:value-type="float">
            <text:p>1303.12093628088</text:p>
          </table:table-cell>
          <table:table-cell table:formula="of:=-([.H182]-[.$N$150])*3/([.$N$151]-[.$N$150])-1" office:value-type="float" office:value="-2.66666666666667" calcext:value-type="float">
            <text:p>-2.66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290" calcext:value-type="float">
            <text:p>290</text:p>
          </table:table-cell>
          <table:table-cell table:formula="of:=-([.G183]-[.$N$152])*1200/([.$N$152]-[.$N$153])+1300" office:value-type="float" office:value="1421.71651495449" calcext:value-type="float">
            <text:p>1421.71651495449</text:p>
          </table:table-cell>
          <table:table-cell table:formula="of:=-([.H183]-[.$N$150])*3/([.$N$151]-[.$N$150])-1" office:value-type="float" office:value="-2.78" calcext:value-type="float">
            <text:p>-2.7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309" calcext:value-type="float">
            <text:p>309</text:p>
          </table:table-cell>
          <table:table-cell table:formula="of:=-([.G184]-[.$N$152])*1200/([.$N$152]-[.$N$153])+1300" office:value-type="float" office:value="1560.59817945384" calcext:value-type="float">
            <text:p>1560.59817945384</text:p>
          </table:table-cell>
          <table:table-cell table:formula="of:=-([.H184]-[.$N$150])*3/([.$N$151]-[.$N$150])-1" office:value-type="float" office:value="-2.90666666666667" calcext:value-type="float">
            <text:p>-2.90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-([.G185]-[.$N$152])*1200/([.$N$152]-[.$N$153])+1300" office:value-type="float" office:value="1693.23797139142" calcext:value-type="float">
            <text:p>1693.23797139142</text:p>
          </table:table-cell>
          <table:table-cell table:formula="of:=-([.H185]-[.$N$150])*3/([.$N$151]-[.$N$150])-1" office:value-type="float" office:value="-2.98666666666667" calcext:value-type="float">
            <text:p>-2.98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333" calcext:value-type="float">
            <text:p>333</text:p>
          </table:table-cell>
          <table:table-cell table:formula="of:=-([.G186]-[.$N$152])*1200/([.$N$152]-[.$N$153])+1300" office:value-type="float" office:value="1839.92197659298" calcext:value-type="float">
            <text:p>1839.92197659298</text:p>
          </table:table-cell>
          <table:table-cell table:formula="of:=-([.H186]-[.$N$150])*3/([.$N$151]-[.$N$150])-1" office:value-type="float" office:value="-3.06666666666667" calcext:value-type="float">
            <text:p>-3.06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343" calcext:value-type="float">
            <text:p>343</text:p>
          </table:table-cell>
          <table:table-cell table:formula="of:=-([.G187]-[.$N$152])*1200/([.$N$152]-[.$N$153])+1300" office:value-type="float" office:value="1974.122236671" calcext:value-type="float">
            <text:p>1974.122236671</text:p>
          </table:table-cell>
          <table:table-cell table:formula="of:=-([.H187]-[.$N$150])*3/([.$N$151]-[.$N$150])-1" office:value-type="float" office:value="-3.13333333333333" calcext:value-type="float">
            <text:p>-3.13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348" calcext:value-type="float">
            <text:p>348</text:p>
          </table:table-cell>
          <table:table-cell table:formula="of:=-([.G188]-[.$N$152])*1200/([.$N$152]-[.$N$153])+1300" office:value-type="float" office:value="2106.76202860858" calcext:value-type="float">
            <text:p>2106.76202860858</text:p>
          </table:table-cell>
          <table:table-cell table:formula="of:=-([.H188]-[.$N$150])*3/([.$N$151]-[.$N$150])-1" office:value-type="float" office:value="-3.16666666666667" calcext:value-type="float">
            <text:p>-3.16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02" calcext:value-type="float">
            <text:p>702</text:p>
          </table:table-cell>
          <table:table-cell office:value-type="float" office:value="349" calcext:value-type="float">
            <text:p>349</text:p>
          </table:table-cell>
          <table:table-cell table:formula="of:=-([.G189]-[.$N$152])*1200/([.$N$152]-[.$N$153])+1300" office:value-type="float" office:value="2281.5344603381" calcext:value-type="float">
            <text:p>2281.5344603381</text:p>
          </table:table-cell>
          <table:table-cell table:formula="of:=-([.H189]-[.$N$150])*3/([.$N$151]-[.$N$150])-1" office:value-type="float" office:value="-3.17333333333333" calcext:value-type="float">
            <text:p>-3.17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28" calcext:value-type="float">
            <text:p>828</text:p>
          </table:table-cell>
          <table:table-cell office:value-type="float" office:value="348" calcext:value-type="float">
            <text:p>348</text:p>
          </table:table-cell>
          <table:table-cell table:formula="of:=-([.G190]-[.$N$152])*1200/([.$N$152]-[.$N$153])+1300" office:value-type="float" office:value="2478.15344603381" calcext:value-type="float">
            <text:p>2478.15344603381</text:p>
          </table:table-cell>
          <table:table-cell table:formula="of:=-([.H190]-[.$N$150])*3/([.$N$151]-[.$N$150])-1" office:value-type="float" office:value="-3.16666666666667" calcext:value-type="float">
            <text:p>-3.16666666666667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1sd lower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table:formula="of:=-([.G192]-[.$N$152])*1200/([.$N$152]-[.$N$153])+1300" office:value-type="float" office:value="1300" calcext:value-type="float">
            <text:p>1300</text:p>
          </table:table-cell>
          <table:table-cell table:formula="of:=-([.H192]-[.$N$150])*3/([.$N$151]-[.$N$150])-1" office:value-type="float" office:value="-2.84" calcext:value-type="float">
            <text:p>-2.84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320" calcext:value-type="float">
            <text:p>320</text:p>
          </table:table-cell>
          <table:table-cell table:formula="of:=-([.G193]-[.$N$152])*1200/([.$N$152]-[.$N$153])+1300" office:value-type="float" office:value="1431.07932379714" calcext:value-type="float">
            <text:p>1431.07932379714</text:p>
          </table:table-cell>
          <table:table-cell table:formula="of:=-([.H193]-[.$N$150])*3/([.$N$151]-[.$N$150])-1" office:value-type="float" office:value="-2.98" calcext:value-type="float">
            <text:p>-2.9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343" calcext:value-type="float">
            <text:p>343</text:p>
          </table:table-cell>
          <table:table-cell table:formula="of:=-([.G194]-[.$N$152])*1200/([.$N$152]-[.$N$153])+1300" office:value-type="float" office:value="1612.09362808843" calcext:value-type="float">
            <text:p>1612.09362808843</text:p>
          </table:table-cell>
          <table:table-cell table:formula="of:=-([.H194]-[.$N$150])*3/([.$N$151]-[.$N$150])-1" office:value-type="float" office:value="-3.13333333333333" calcext:value-type="float">
            <text:p>-3.13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61" calcext:value-type="float">
            <text:p>361</text:p>
          </table:table-cell>
          <table:table-cell table:formula="of:=-([.G195]-[.$N$152])*1200/([.$N$152]-[.$N$153])+1300" office:value-type="float" office:value="1818.07542262679" calcext:value-type="float">
            <text:p>1818.07542262679</text:p>
          </table:table-cell>
          <table:table-cell table:formula="of:=-([.H195]-[.$N$150])*3/([.$N$151]-[.$N$150])-1" office:value-type="float" office:value="-3.25333333333333" calcext:value-type="float">
            <text:p>-3.25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372" calcext:value-type="float">
            <text:p>372</text:p>
          </table:table-cell>
          <table:table-cell table:formula="of:=-([.G196]-[.$N$152])*1200/([.$N$152]-[.$N$153])+1300" office:value-type="float" office:value="1977.24317295189" calcext:value-type="float">
            <text:p>1977.24317295189</text:p>
          </table:table-cell>
          <table:table-cell table:formula="of:=-([.H196]-[.$N$150])*3/([.$N$151]-[.$N$150])-1" office:value-type="float" office:value="-3.32666666666667" calcext:value-type="float">
            <text:p>-3.32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89" calcext:value-type="float">
            <text:p>589</text:p>
          </table:table-cell>
          <table:table-cell office:value-type="float" office:value="377" calcext:value-type="float">
            <text:p>377</text:p>
          </table:table-cell>
          <table:table-cell table:formula="of:=-([.G197]-[.$N$152])*1200/([.$N$152]-[.$N$153])+1300" office:value-type="float" office:value="2105.20156046814" calcext:value-type="float">
            <text:p>2105.20156046814</text:p>
          </table:table-cell>
          <table:table-cell table:formula="of:=-([.H197]-[.$N$150])*3/([.$N$151]-[.$N$150])-1" office:value-type="float" office:value="-3.36" calcext:value-type="float">
            <text:p>-3.3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 office:value-type="float" office:value="379" calcext:value-type="float">
            <text:p>379</text:p>
          </table:table-cell>
          <table:table-cell table:formula="of:=-([.G198]-[.$N$152])*1200/([.$N$152]-[.$N$153])+1300" office:value-type="float" office:value="2286.21586475943" calcext:value-type="float">
            <text:p>2286.21586475943</text:p>
          </table:table-cell>
          <table:table-cell table:formula="of:=-([.H198]-[.$N$150])*3/([.$N$151]-[.$N$150])-1" office:value-type="float" office:value="-3.37333333333333" calcext:value-type="float">
            <text:p>-3.37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381" calcext:value-type="float">
            <text:p>381</text:p>
          </table:table-cell>
          <table:table-cell table:formula="of:=-([.G199]-[.$N$152])*1200/([.$N$152]-[.$N$153])+1300" office:value-type="float" office:value="2398.56957087126" calcext:value-type="float">
            <text:p>2398.56957087126</text:p>
          </table:table-cell>
          <table:table-cell table:formula="of:=-([.H199]-[.$N$150])*3/([.$N$151]-[.$N$150])-1" office:value-type="float" office:value="-3.38666666666667" calcext:value-type="float">
            <text:p>-3.38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office:value-type="float" office:value="380" calcext:value-type="float">
            <text:p>380</text:p>
          </table:table-cell>
          <table:table-cell table:formula="of:=-([.G200]-[.$N$152])*1200/([.$N$152]-[.$N$153])+1300" office:value-type="float" office:value="2495.31859557867" calcext:value-type="float">
            <text:p>2495.31859557867</text:p>
          </table:table-cell>
          <table:table-cell table:formula="of:=-([.H200]-[.$N$150])*3/([.$N$151]-[.$N$150])-1" office:value-type="float" office:value="-3.38" calcext:value-type="float">
            <text:p>-3.38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2sd lower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table:formula="of:=-([.G202]-[.$N$152])*1200/([.$N$152]-[.$N$153])+1300" office:value-type="float" office:value="1301.56046814044" calcext:value-type="float">
            <text:p>1301.56046814044</text:p>
          </table:table-cell>
          <table:table-cell table:formula="of:=-([.H202]-[.$N$150])*3/([.$N$151]-[.$N$150])-1" office:value-type="float" office:value="-2.97333333333333" calcext:value-type="float">
            <text:p>-2.97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347" calcext:value-type="float">
            <text:p>347</text:p>
          </table:table-cell>
          <table:table-cell table:formula="of:=-([.G203]-[.$N$152])*1200/([.$N$152]-[.$N$153])+1300" office:value-type="float" office:value="1471.65149544863" calcext:value-type="float">
            <text:p>1471.65149544863</text:p>
          </table:table-cell>
          <table:table-cell table:formula="of:=-([.H203]-[.$N$150])*3/([.$N$151]-[.$N$150])-1" office:value-type="float" office:value="-3.16" calcext:value-type="float">
            <text:p>-3.1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365" calcext:value-type="float">
            <text:p>365</text:p>
          </table:table-cell>
          <table:table-cell table:formula="of:=-([.G204]-[.$N$152])*1200/([.$N$152]-[.$N$153])+1300" office:value-type="float" office:value="1618.3355006502" calcext:value-type="float">
            <text:p>1618.3355006502</text:p>
          </table:table-cell>
          <table:table-cell table:formula="of:=-([.H204]-[.$N$150])*3/([.$N$151]-[.$N$150])-1" office:value-type="float" office:value="-3.28" calcext:value-type="float">
            <text:p>-3.2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table:formula="of:=-([.G205]-[.$N$152])*1200/([.$N$152]-[.$N$153])+1300" office:value-type="float" office:value="1769.70091027308" calcext:value-type="float">
            <text:p>1769.70091027308</text:p>
          </table:table-cell>
          <table:table-cell table:formula="of:=-([.H205]-[.$N$150])*3/([.$N$151]-[.$N$150])-1" office:value-type="float" office:value="-3.38666666666667" calcext:value-type="float">
            <text:p>-3.38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office:value-type="float" office:value="394" calcext:value-type="float">
            <text:p>394</text:p>
          </table:table-cell>
          <table:table-cell table:formula="of:=-([.G206]-[.$N$152])*1200/([.$N$152]-[.$N$153])+1300" office:value-type="float" office:value="1947.59427828349" calcext:value-type="float">
            <text:p>1947.59427828349</text:p>
          </table:table-cell>
          <table:table-cell table:formula="of:=-([.H206]-[.$N$150])*3/([.$N$151]-[.$N$150])-1" office:value-type="float" office:value="-3.47333333333333" calcext:value-type="float">
            <text:p>-3.47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77" calcext:value-type="float">
            <text:p>577</text:p>
          </table:table-cell>
          <table:table-cell office:value-type="float" office:value="401" calcext:value-type="float">
            <text:p>401</text:p>
          </table:table-cell>
          <table:table-cell table:formula="of:=-([.G207]-[.$N$152])*1200/([.$N$152]-[.$N$153])+1300" office:value-type="float" office:value="2086.47594278283" calcext:value-type="float">
            <text:p>2086.47594278283</text:p>
          </table:table-cell>
          <table:table-cell table:formula="of:=-([.H207]-[.$N$150])*3/([.$N$151]-[.$N$150])-1" office:value-type="float" office:value="-3.52" calcext:value-type="float">
            <text:p>-3.5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687" calcext:value-type="float">
            <text:p>687</text:p>
          </table:table-cell>
          <table:table-cell office:value-type="float" office:value="403" calcext:value-type="float">
            <text:p>403</text:p>
          </table:table-cell>
          <table:table-cell table:formula="of:=-([.G208]-[.$N$152])*1200/([.$N$152]-[.$N$153])+1300" office:value-type="float" office:value="2258.12743823147" calcext:value-type="float">
            <text:p>2258.12743823147</text:p>
          </table:table-cell>
          <table:table-cell table:formula="of:=-([.H208]-[.$N$150])*3/([.$N$151]-[.$N$150])-1" office:value-type="float" office:value="-3.53333333333333" calcext:value-type="float">
            <text:p>-3.5333333333333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69" calcext:value-type="float">
            <text:p>769</text:p>
          </table:table-cell>
          <table:table-cell office:value-type="float" office:value="405" calcext:value-type="float">
            <text:p>405</text:p>
          </table:table-cell>
          <table:table-cell table:formula="of:=-([.G209]-[.$N$152])*1200/([.$N$152]-[.$N$153])+1300" office:value-type="float" office:value="2386.08582574772" calcext:value-type="float">
            <text:p>2386.08582574772</text:p>
          </table:table-cell>
          <table:table-cell table:formula="of:=-([.H209]-[.$N$150])*3/([.$N$151]-[.$N$150])-1" office:value-type="float" office:value="-3.54666666666667" calcext:value-type="float">
            <text:p>-3.5466666666666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office:value-type="float" office:value="407" calcext:value-type="float">
            <text:p>407</text:p>
          </table:table-cell>
          <table:table-cell table:formula="of:=-([.G210]-[.$N$152])*1200/([.$N$152]-[.$N$153])+1300" office:value-type="float" office:value="2495.31859557867" calcext:value-type="float">
            <text:p>2495.31859557867</text:p>
          </table:table-cell>
          <table:table-cell table:formula="of:=-([.H210]-[.$N$150])*3/([.$N$151]-[.$N$150])-1" office:value-type="float" office:value="-3.56" calcext:value-type="float">
            <text:p>-3.5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7:22:34.79891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7:35.613096102</meta:creation-date>
    <dc:date>2023-04-05T14:33:25.977572480</dc:date>
    <meta:editing-duration>P9DT20H13M1S</meta:editing-duration>
    <meta:editing-cycles>19</meta:editing-cycles>
    <meta:generator>LibreOffice/6.4.7.2$Linux_X86_64 LibreOffice_project/40$Build-2</meta:generator>
    <meta:document-statistic meta:table-count="1" meta:cell-count="7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11cm" svg:height="15.956cm" xlink:href=".." xlink:type="simple" chart:class="chart:scatter" chart:style-name="ch1">
        <chart:legend chart:legend-position="end" svg:x="23.848cm" svg:y="7.181cm" style:legend-expansion="high" chart:style-name="ch2"/>
        <chart:plot-area chart:style-name="ch3" table:cell-range-address="Sheet1.G38:Sheet1.H44" svg:x="1.214cm" svg:y="0.418cm" svg:width="22.637cm" svg:height="14.663cm">
          <chartooo:coordinate-region svg:x="2.021cm" svg:y="0.617cm" svg:width="21.55cm" svg:height="13.8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8:Sheet1.H44" chart:class="chart:scatter">
            <chart:domain table:cell-range-address="Sheet1.G38:Sheet1.G44"/>
            <chart:regression-curve chart:style-name="ch7">
              <chart:equation chart:display-equation="true" chart:display-r-square="false"/>
            </chart:regression-curve>
            <chart:regression-curve chart:style-name="ch8">
              <chart:equation chart:display-equation="true" chart:display-r-square="fals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G38:Sheet1.G44</svg:desc>
                </draw:g>
              </table:table-cell>
              <table:table-cell office:value-type="float" office:value="78">
                <text:p>78</text:p>
                <draw:g>
                  <svg:desc>Sheet1.H38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">
                <text:p>2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">
                <text:p>6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4">
                <text:p>5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483">
                <text:p>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